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216.14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50.6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385.0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3.95pt" fo:break-before="auto" style:use-optimal-row-height="true"/>
    </style:style>
    <style:style style:name="ro8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Gnumeric-default">
      <style:table-cell-properties fo:background-color="#dddddd" fo:wrap-option="no-wrap" fo:border="0.74pt solid #808080"/>
      <style:text-properties fo:color="#000000" style:font-name="Arial" fo:font-style="normal" fo:font-weight="normal" style:font-weight-asian="normal" style:font-weight-complex="normal"/>
    </style:style>
    <style:style style:name="ce98" style:family="table-cell" style:parent-style-name="Gnumeric-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/>
    </style:style>
    <style:style style:name="ce9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/>
    </style:style>
    <style:style style:name="ce10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" style:family="table-cell" style:parent-style-name="Default">
      <style:table-cell-properties fo:background-color="#ffff00" fo:wrap-option="no-wrap" fo:border="0.74pt solid #808080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fo:wrap-option="no-wrap" fo:border="0.74pt solid #808080"/>
    </style:style>
    <style:style style:name="ce104" style:family="table-cell" style:parent-style-name="Default">
      <style:table-cell-properties fo:background-color="transparent" fo:wrap-option="no-wrap" fo:border="0.74pt solid #c0c0c0"/>
    </style:style>
    <style:style style:name="ce105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Liberation Sans" fo:font-weight="bold" style:font-name-asian="Droid Sans" style:font-weight-asian="bold" style:font-name-complex="FreeSans1" style:font-weight-complex="bold"/>
    </style:style>
    <style:style style:name="ce106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Gnumeric-default">
      <style:table-cell-properties fo:background-color="#dddddd" fo:wrap-option="no-wrap" fo:border="0.74pt solid #808080"/>
      <style:text-properties fo:color="#000000" style:font-name="arial" fo:font-weight="normal" style:font-weight-asian="normal" style:font-weight-complex="normal"/>
    </style:style>
    <style:style style:name="ce109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1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Arial" fo:font-weight="bold" style:font-name-asian="Droid Sans" style:font-weight-asian="bold" style:font-name-complex="FreeSans1" style:font-weight-complex="bold"/>
    </style:style>
    <style:style style:name="ce115" style:family="table-cell" style:parent-style-name="Default">
      <style:table-cell-properties fo:background-color="#dddddd" fo:wrap-option="no-wrap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1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Gnumeric-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8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19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 fo:font-size="10pt"/>
    </style:style>
    <style:style style:name="ce12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>
      <style:table-cell-properties fo:background-color="#dddddd" fo:wrap-option="no-wrap" fo:border="0.74pt solid #80808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4" style:family="table-cell" style:parent-style-name="Default">
      <style:table-cell-properties fo:wrap-option="no-wrap" fo:border="0.74pt solid #808080"/>
      <style:text-properties style:font-name="Liberation Sans" style:font-name-asian="Droid Sans" style:font-name-complex="FreeSans1"/>
    </style:style>
    <style:style style:name="ce125" style:family="table-cell" style:parent-style-name="Default">
      <style:table-cell-properties fo:background-color="transparent" fo:wrap-option="no-wrap" fo:border="0.74pt solid #808080"/>
    </style:style>
    <style:style style:name="ce126" style:family="table-cell" style:parent-style-name="Default">
      <style:table-cell-properties fo:background-color="#ffff00" style:text-align-source="fix" style:repeat-content="false" fo:wrap-option="no-wrap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127" style:family="table-cell" style:parent-style-name="Default">
      <style:table-cell-properties fo:background-color="#ff0000" fo:wrap-option="no-wrap" fo:border="0.74pt solid #808080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3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3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3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36" style:family="table-cell" style:parent-style-name="Gnumeric-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37" style:family="table-cell" style:parent-style-name="Gnumeric-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38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3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41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4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background-color="#ffff00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44" style:family="table-cell" style:parent-style-name="Default">
      <style:table-cell-properties style:text-align-source="fix" style:repeat-content="false" fo:wrap-option="no-wrap" fo:border="0.74pt solid #808080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46" style:family="table-cell" style:parent-style-name="Default" style:data-style-name="N100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00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48" style:family="table-cell" style:parent-style-name="Gnumeric-default" style:data-style-name="N100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49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151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0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7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fo:border="0.74pt solid #808080"/>
      <style:paragraph-properties fo:text-align="center" fo:margin-left="0pt"/>
      <style:text-properties style:font-name="FreeSans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bold" style:font-name-asian="Bitstream Vera Sans" style:font-size-asian="12pt" style:language-asian="zxx" style:country-asian="none" style:font-weight-asian="bold" style:font-name-complex="Droid Sans1" style:font-size-complex="12pt" style:language-complex="zxx" style:country-complex="none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6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5" style:family="table-cell" style:parent-style-name="Default" style:data-style-name="N0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6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68" style:family="table-cell" style:parent-style-name="Default" style:data-style-name="N104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 fo:font-weight="bold" style:font-weight-asian="bold" style:font-weight-complex="bold"/>
    </style:style>
    <style:style style:name="ce169" style:family="table-cell" style:parent-style-name="Default" style:data-style-name="N104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 style:data-style-name="N104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71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04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73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6" style:family="table-cell" style:parent-style-name="Gnumeric-default" style:data-style-name="N104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font-name="Arial" fo:font-style="normal" fo:font-weight="normal" style:font-weight-asian="normal" style:font-weight-complex="normal"/>
    </style:style>
    <style:style style:name="ce177" style:family="table-cell" style:parent-style-name="Gnumeric-default" style:data-style-name="N104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78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9" style:family="table-cell" style:parent-style-name="Default" style:data-style-name="N104">
      <style:table-cell-properties fo:background-color="#dddddd" style:text-align-source="fix" style:repeat-content="false" fo:wrap-option="no-wrap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dddddd" style:text-align-source="fix" style:repeat-content="false" fo:wrap-option="no-wrap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1" style:family="table-cell" style:parent-style-name="Default" style:data-style-name="N104">
      <style:table-cell-properties fo:background-color="#ffff00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82" style:family="table-cell" style:parent-style-name="Default" style:data-style-name="N104">
      <style:table-cell-properties style:text-align-source="fix" style:repeat-content="false" fo:wrap-option="no-wrap" fo:border="0.74pt solid #808080"/>
      <style:paragraph-properties fo:text-align="center" fo:margin-left="0pt"/>
    </style:style>
    <style:style style:name="ce183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8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7" style:family="table-cell" style:parent-style-name="Default" style:data-style-name="N12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8" style:family="table-cell" style:parent-style-name="Default" style:data-style-name="N12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 style:data-style-name="N104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4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3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9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19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0" style:family="table-cell" style:parent-style-name="Default" style:data-style-name="N1">
      <style:table-cell-properties fo:background-color="#ffff00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01" style:family="table-cell" style:parent-style-name="Default" style:data-style-name="N1">
      <style:table-cell-properties style:text-align-source="fix" style:repeat-content="false" fo:wrap-option="no-wrap" fo:border="0.74pt solid #808080"/>
      <style:paragraph-properties fo:text-align="center" fo:margin-left="0pt"/>
    </style:style>
    <style:style style:name="ce20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04" style:family="table-cell" style:parent-style-name="Default" style:data-style-name="N159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06" style:family="table-cell" style:parent-style-name="Default" style:data-style-name="N37">
      <style:table-cell-properties fo:background-color="#dddddd" style:text-align-source="fix" style:repeat-content="false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fo:background-color="#dddddd" style:text-align-source="fix" style:repeat-content="false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08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pt"/>
    </style:style>
    <style:style style:name="ce209" style:family="table-cell" style:parent-style-name="Default" style:data-style-name="N37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12" style:family="table-cell" style:parent-style-name="Default" style:data-style-name="N37">
      <style:table-cell-properties fo:background-color="#dddddd" style:text-align-source="fix" style:repeat-content="false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3" style:family="table-cell" style:parent-style-name="Default" style:data-style-name="N37">
      <style:table-cell-properties fo:background-color="#dddddd"/>
    </style:style>
    <style:style style:name="ce214" style:family="table-cell" style:parent-style-name="Default">
      <style:table-cell-properties fo:background-color="#dddddd"/>
    </style:style>
    <style:style style:name="ce215" style:family="table-cell" style:parent-style-name="Gnumeric-default" style:data-style-name="N37">
      <style:table-cell-properties fo:background-color="#dddddd" style:text-align-source="fix" style:repeat-content="false" fo:border="0.74pt solid #80808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16" style:family="table-cell" style:parent-style-name="Default" style:data-style-name="N37">
      <style:table-cell-properties fo:background-color="#dddddd" style:text-align-source="fix" style:repeat-content="false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7" style:family="table-cell" style:parent-style-name="Default" style:data-style-name="N37">
      <style:table-cell-properties fo:background-color="#dddddd" style:text-align-source="fix" style:repeat-content="false" fo:wrap-option="no-wrap"/>
      <style:paragraph-properties fo:text-align="center" fo:margin-left="0pt"/>
    </style:style>
    <style:style style:name="ce218" style:family="table-cell" style:parent-style-name="Default" style:data-style-name="N37">
      <style:table-cell-properties fo:background-color="#dddddd" style:text-align-source="fix" style:repeat-content="false" fo:border="0.74pt solid #808080"/>
      <style:paragraph-properties fo:text-align="center" fo:margin-left="0pt"/>
      <style:text-properties style:font-name="Arial1" fo:font-size="10pt" style:font-size-asian="10pt" style:font-size-complex="10pt"/>
    </style:style>
    <style:style style:name="ce21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2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2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ce222" style:family="table-cell" style:parent-style-name="Default" style:data-style-name="N37">
      <style:table-cell-properties fo:background-color="#dddddd" style:text-align-source="fix" style:repeat-content="false"/>
      <style:paragraph-properties fo:text-align="center" fo:margin-left="0pt"/>
    </style:style>
    <style:style style:name="ce223" style:family="table-cell" style:parent-style-name="Default" style:data-style-name="N37">
      <style:table-cell-properties fo:background-color="#dddddd" style:text-align-source="fix" style:repeat-content="false" fo:border="0.74pt solid #808080"/>
      <style:paragraph-properties fo:text-align="center" fo:margin-left="0pt"/>
      <style:text-properties fo:color="#000000" fo:font-weight="normal" style:font-weight-asian="normal" style:font-weight-complex="norm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2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start" fo:margin-left="0pt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fo:background-color="#dddddd" style:text-align-source="fix" style:repeat-content="false" fo:wrap-option="no-wrap" fo:border="0.74pt solid #808080"/>
      <style:paragraph-properties fo:text-align="start" fo:margin-left="0pt"/>
      <style:text-properties fo:color="#000000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31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32" style:family="table-cell" style:parent-style-name="Default">
      <style:table-cell-properties fo:background-color="#dddddd" style:text-align-source="fix" style:repeat-content="false" fo:wrap-option="no-wrap" fo:border="0.74pt solid #808080"/>
      <style:paragraph-properties fo:text-align="start" fo:margin-left="0pt"/>
    </style:style>
    <style:style style:name="ce233" style:family="table-cell" style:parent-style-name="Default">
      <style:table-cell-properties fo:background-color="#dddddd" style:text-align-source="fix" style:repeat-content="false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34" style:family="table-cell" style:parent-style-name="Default">
      <style:table-cell-properties fo:background-color="#dddddd" fo:wrap-option="no-wrap"/>
    </style:style>
    <style:style style:name="ce235" style:family="table-cell" style:parent-style-name="Default" style:data-style-name="N37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</style:style>
    <style:style style:name="ce237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38" style:family="table-cell" style:parent-style-name="Default">
      <style:table-cell-properties fo:background-color="#99ffff" style:text-align-source="fix" style:repeat-content="false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39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/>
    </style:style>
    <style:style style:name="ce240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fo:font-weight="bold" style:font-weight-asian="bold" style:font-weight-complex="bold"/>
    </style:style>
    <style:style style:name="ce241" style:family="table-cell" style:parent-style-name="Default">
      <style:table-cell-properties fo:background-color="transparent" fo:wrap-option="no-wrap" fo:border="0.74pt solid #808080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dddddd" fo:wrap-option="no-wrap" fo:border="0.74pt solid #808080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transparent" fo:wrap-option="no-wrap"/>
    </style:style>
    <style:style style:name="ce244" style:family="table-cell" style:parent-style-name="Default">
      <style:table-cell-properties fo:background-color="#dddddd" fo:wrap-option="no-wrap" fo:border="0.74pt solid #808080"/>
      <style:text-properties fo:color="#000000" style:font-name="Arial1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no-wrap" fo:border="0.74pt solid #808080"/>
      <style:text-properties fo:color="#000000" style:font-name="arial" fo:font-weight="normal" style:font-weight-asian="normal" style:font-weight-complex="normal"/>
    </style:style>
    <style:style style:name="ce246" style:family="table-cell" style:parent-style-name="Gnumeric-default">
      <style:table-cell-properties fo:background-color="#dddddd" fo:wrap-option="no-wrap" fo:border="0.74pt solid #808080"/>
      <style:text-properties fo:color="#000000" style:font-name="Arial1" fo:font-weight="normal" style:font-weight-asian="normal" style:font-weight-complex="normal"/>
    </style:style>
    <style:style style:name="ce24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dddddd" fo:wrap-option="no-wrap" fo:border="0.74pt solid #808080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racked-changes>
        <table:deletion table:id="ct1" table:type="row" table:position="18" table:table="1" table:multi-deletion-spanned="2">
          <office:change-info>
            <dc:creator> </dc:creator>
            <dc:date>2016-06-07T19:42:41.228159927</dc:date>
          </office:change-info>
          <table:deletions>
            <table:cell-content-deletion>
              <table:cell-address table:column="0" table:row="18" table:table="1"/>
              <table:change-track-table-cell office:value-type="string">
                <text:p>Electronic</text:p>
              </table:change-track-table-cell>
            </table:cell-content-deletion>
            <table:cell-content-deletion>
              <table:cell-address table:column="1" table:row="18" table:table="1"/>
              <table:change-track-table-cell office:value-type="string">
                <text:p>TL-CS0083</text:p>
              </table:change-track-table-cell>
            </table:cell-content-deletion>
            <table:cell-content-deletion>
              <table:cell-address table:column="2" table:row="18" table:table="1"/>
              <table:change-track-table-cell office:value-type="string">
                <text:p>EMI/RFI-Shield Heat-Shrink Tubing 3/16" ID Before, 3/32" ID After, 48" L, Black</text:p>
              </table:change-track-table-cell>
            </table:cell-content-deletion>
            <table:cell-content-deletion>
              <table:cell-address table:column="5" table:row="18" table:table="1"/>
              <table:change-track-table-cell office:value-type="string">
                <text:p>Allcable </text:p>
              </table:change-track-table-cell>
            </table:cell-content-deletion>
            <table:cell-content-deletion>
              <table:cell-address table:column="6" table:row="18" table:table="1"/>
              <table:change-track-table-cell office:value-type="string">
                <text:p>7937K31</text:p>
              </table:change-track-table-cell>
            </table:cell-content-deletion>
            <table:cell-content-deletion>
              <table:cell-address table:column="7" table:row="18" table:table="1"/>
              <table:change-track-table-cell office:value-type="float" office:value="0"/>
            </table:cell-content-deletion>
            <table:cell-content-deletion>
              <table:cell-address table:column="8" table:row="18" table:table="1"/>
              <table:change-track-table-cell office:value-type="string">
                <text:p>mm</text:p>
              </table:change-track-table-cell>
            </table:cell-content-deletion>
            <table:cell-content-deletion>
              <table:cell-address table:column="9" table:row="18" table:table="1"/>
              <table:change-track-table-cell table:cell-address="Sheet2.J19" table:formula="of:=(17.92/1219.2)" office:value-type="float" office:value="0.0146981627296588"/>
            </table:cell-content-deletion>
            <table:cell-content-deletion>
              <table:cell-address table:column="10" table:row="18" table:table="1"/>
              <table:change-track-table-cell table:cell-address="Sheet2.K19" table:formula="of:=SUM([.J19]*[.H19])" office:value-type="float" office:value="0.0398425196850394"/>
            </table:cell-content-deletion>
            <table:cell-content-deletion>
              <table:cell-address table:column="11" table:row="18" table:table="1"/>
              <table:change-track-table-cell table:cell-address="Sheet2.L19" table:formula="of:=([.$L$2]*[.H19])" office:value-type="float" office:value="5500"/>
            </table:cell-content-deletion>
            <table:cell-content-deletion>
              <table:cell-address table:column="15" table:row="18" table:table="1"/>
              <table:change-track-table-cell office:value-type="string">
                <text:p>Both shielded heatshrinks replaced by part no EL-MS0247</text:p>
              </table:change-track-table-cell>
            </table:cell-content-deletion>
          </table:deletions>
        </table:deletion>
        <table:deletion table:id="ct2" table:type="row" table:position="18" table:table="1">
          <office:change-info>
            <dc:creator> </dc:creator>
            <dc:date>2016-06-07T19:42:41.228253033</dc:date>
          </office:change-info>
          <table:deletions>
            <table:cell-content-deletion>
              <table:cell-address table:column="0" table:row="18" table:table="1"/>
              <table:change-track-table-cell office:value-type="string">
                <text:p>Electronic</text:p>
              </table:change-track-table-cell>
            </table:cell-content-deletion>
            <table:cell-content-deletion>
              <table:cell-address table:column="1" table:row="18" table:table="1"/>
              <table:change-track-table-cell office:value-type="string">
                <text:p>TL-CS0129</text:p>
              </table:change-track-table-cell>
            </table:cell-content-deletion>
            <table:cell-content-deletion>
              <table:cell-address table:column="2" table:row="18" table:table="1"/>
              <table:change-track-table-cell office:value-type="string">
                <text:p>Interference-Shielding Heat-Shrink Tubing, 3/8" ID Before, 3/16" ID After, 48" Long, Black</text:p>
              </table:change-track-table-cell>
            </table:cell-content-deletion>
            <table:cell-content-deletion>
              <table:cell-address table:column="5" table:row="18" table:table="1"/>
              <table:change-track-table-cell office:value-type="string">
                <text:p>Allcable </text:p>
              </table:change-track-table-cell>
            </table:cell-content-deletion>
            <table:cell-content-deletion>
              <table:cell-address table:column="6" table:row="18" table:table="1"/>
              <table:change-track-table-cell office:value-type="string">
                <text:p>7937K33</text:p>
              </table:change-track-table-cell>
            </table:cell-content-deletion>
            <table:cell-content-deletion>
              <table:cell-address table:column="7" table:row="18" table:table="1"/>
              <table:change-track-table-cell office:value-type="float" office:value="0"/>
            </table:cell-content-deletion>
            <table:cell-content-deletion>
              <table:cell-address table:column="8" table:row="18" table:table="1"/>
              <table:change-track-table-cell office:value-type="string">
                <text:p>mm</text:p>
              </table:change-track-table-cell>
            </table:cell-content-deletion>
            <table:cell-content-deletion>
              <table:cell-address table:column="9" table:row="18" table:table="1"/>
              <table:change-track-table-cell table:cell-address="Sheet2.J20" table:formula="of:=(32.48/1219.2)" office:value-type="float" office:value="0.0266404199475066"/>
            </table:cell-content-deletion>
            <table:cell-content-deletion>
              <table:cell-address table:column="10" table:row="18" table:table="1"/>
              <table:change-track-table-cell table:cell-address="Sheet2.K20" table:formula="of:=SUM([.J20]*[.H20])" office:value-type="float" office:value="0"/>
            </table:cell-content-deletion>
            <table:cell-content-deletion>
              <table:cell-address table:column="11" table:row="18" table:table="1"/>
              <table:change-track-table-cell table:cell-address="Sheet2.L20" table:formula="of:=([.$L$2]*[.H20])" office:value-type="float" office:value="0"/>
            </table:cell-content-deletion>
            <table:cell-content-deletion>
              <table:cell-address table:column="15" table:row="18" table:table="1"/>
              <table:change-track-table-cell office:value-type="string">
                <text:p>Both shielded heatshrinks replaced by part no EL-MS0247</text:p>
              </table:change-track-table-cell>
            </table:cell-content-deletion>
            <table:change-deletion table:id="ct1"/>
          </table:deletions>
        </table:deletion>
        <table:deletion table:id="ct3" table:type="row" table:position="15" table:table="1">
          <office:change-info>
            <dc:creator> </dc:creator>
            <dc:date>2016-06-07T19:42:41.228302939</dc:date>
          </office:change-info>
          <table:deletions>
            <table:cell-content-deletion>
              <table:cell-address table:column="0" table:row="15" table:table="1"/>
              <table:change-track-table-cell office:value-type="string">
                <text:p>Electronic</text:p>
              </table:change-track-table-cell>
            </table:cell-content-deletion>
            <table:cell-content-deletion>
              <table:cell-address table:column="1" table:row="15" table:table="1"/>
              <table:change-track-table-cell office:value-type="string">
                <text:p>EL-FA0011</text:p>
              </table:change-track-table-cell>
            </table:cell-content-deletion>
            <table:cell-content-deletion>
              <table:cell-address table:column="2" table:row="15" table:table="1"/>
              <table:change-track-table-cell office:value-type="string">
                <text:p>FAN,24VDC,Sleeve,5.75CFM,40X40X10MM,60mA 6000RPM,1.44W,280MM LEADS,CE/RoHS</text:p>
              </table:change-track-table-cell>
            </table:cell-content-deletion>
            <table:cell-content-deletion>
              <table:cell-address table:column="5" table:row="15" table:table="1"/>
              <table:change-track-table-cell office:value-type="string">
                <text:p>Kysan</text:p>
              </table:change-track-table-cell>
            </table:cell-content-deletion>
            <table:cell-content-deletion>
              <table:cell-address table:column="6" table:row="15" table:table="1"/>
              <table:change-track-table-cell office:value-type="string">
                <text:p>TF4010-24H-S</text:p>
              </table:change-track-table-cell>
            </table:cell-content-deletion>
            <table:cell-content-deletion>
              <table:cell-address table:column="7" table:row="15" table:table="1"/>
              <table:change-track-table-cell office:value-type="float" office:value="1"/>
            </table:cell-content-deletion>
            <table:cell-content-deletion>
              <table:cell-address table:column="8" table:row="15" table:table="1"/>
              <table:change-track-table-cell office:value-type="string">
                <text:p>ea</text:p>
              </table:change-track-table-cell>
            </table:cell-content-deletion>
            <table:cell-content-deletion>
              <table:cell-address table:column="10" table:row="15" table:table="1"/>
              <table:change-track-table-cell table:cell-address="Sheet2.K16" table:formula="of:=SUM([.J16]*[.H16])" office:value-type="float" office:value="3.13"/>
            </table:cell-content-deletion>
            <table:cell-content-deletion>
              <table:cell-address table:column="11" table:row="15" table:table="1"/>
              <table:change-track-table-cell table:cell-address="Sheet2.L16" table:formula="of:=([.$L$2]*[.H16])" office:value-type="float" office:value="100"/>
            </table:cell-content-deletion>
            <table:cell-content-deletion>
              <table:cell-address table:column="12" table:row="15" table:table="1"/>
              <table:change-track-table-cell office:value-type="string">
                <text:p>PO12070</text:p>
              </table:change-track-table-cell>
            </table:cell-content-deletion>
            <table:cell-content-deletion>
              <table:cell-address table:column="13" table:row="15" table:table="1"/>
              <table:change-track-table-cell office:value-type="float" office:value="42417"/>
            </table:cell-content-deletion>
            <table:cell-content-deletion>
              <table:cell-address table:column="14" table:row="15" table:table="1"/>
              <table:change-track-table-cell office:value-type="float" office:value="42059"/>
            </table:cell-content-deletion>
            <table:cell-content-deletion>
              <table:cell-address table:column="15" table:row="15" table:table="1"/>
              <table:change-track-table-cell office:value-type="string">
                <text:p>Kysan fans replaced by pelonis</text:p>
              </table:change-track-table-cell>
            </table:cell-content-deletion>
          </table:deletions>
        </table:deletion>
        <table:deletion table:id="ct4" table:type="row" table:position="5" table:table="1">
          <office:change-info>
            <dc:creator> </dc:creator>
            <dc:date>2016-06-07T19:42:46.333123732</dc:date>
          </office:change-info>
          <table:deletions>
            <table:cell-content-deletion>
              <table:cell-address table:column="0" table:row="5" table:table="1"/>
              <table:change-track-table-cell office:value-type="string">
                <text:p>Printed Part</text:p>
              </table:change-track-table-cell>
            </table:cell-content-deletion>
            <table:cell-content-deletion>
              <table:cell-address table:column="1" table:row="5" table:table="1"/>
              <table:change-track-table-cell office:value-type="string">
                <text:p>PP-GP0060</text:p>
              </table:change-track-table-cell>
            </table:cell-content-deletion>
            <table:cell-content-deletion>
              <table:cell-address table:column="2" table:row="5" table:table="1"/>
              <table:change-track-table-cell office:value-type="string">
                <text:p>Wade Reloaded Bearing Washer</text:p>
              </table:change-track-table-cell>
            </table:cell-content-deletion>
            <table:cell-content-deletion>
              <table:cell-address table:column="5" table:row="5" table:table="1"/>
              <table:change-track-table-cell office:value-type="string">
                <text:p>Aleph Objects Inc.</text:p>
              </table:change-track-table-cell>
            </table:cell-content-deletion>
            <table:cell-content-deletion>
              <table:cell-address table:column="7" table:row="5" table:table="1"/>
              <table:change-track-table-cell office:value-type="float" office:value="1"/>
            </table:cell-content-deletion>
            <table:cell-content-deletion>
              <table:cell-address table:column="8" table:row="5" table:table="1"/>
              <table:change-track-table-cell office:value-type="string">
                <text:p>ea</text:p>
              </table:change-track-table-cell>
            </table:cell-content-deletion>
            <table:cell-content-deletion>
              <table:cell-address table:column="9" table:row="5" table:table="1"/>
              <table:change-track-table-cell office:value-type="float" office:value="0.02"/>
            </table:cell-content-deletion>
            <table:cell-content-deletion>
              <table:cell-address table:column="10" table:row="5" table:table="1"/>
              <table:change-track-table-cell table:cell-address="Sheet2.K6" table:formula="of:=SUM([.J6]*[.H6])" office:value-type="float" office:value="0.02"/>
            </table:cell-content-deletion>
            <table:cell-content-deletion>
              <table:cell-address table:column="11" table:row="5" table:table="1"/>
              <table:change-track-table-cell table:cell-address="Sheet2.L6" table:formula="of:=([.$L$2]*[.H6])" office:value-type="float" office:value="100"/>
            </table:cell-content-deletion>
          </table:deletions>
        </table:deletion>
        <table:cell-content-change table:id="ct5">
          <table:cell-address table:column="7" table:row="14" table:table="1"/>
          <office:change-info>
            <dc:creator> </dc:creator>
            <dc:date>2016-06-07T19:42:53.883121939</dc:date>
          </office:change-info>
          <table:previous>
            <table:change-track-table-cell office:value-type="float" office:value="2"/>
          </table:previous>
        </table:cell-content-change>
        <table:insertion table:id="ct6" table:type="row" table:position="56" table:table="1">
          <office:change-info>
            <dc:creator> </dc:creator>
            <dc:date>2016-06-07T19:49:45.022998627</dc:date>
          </office:change-info>
          <table:dependencies>
            <table:dependency table:id="ct13"/>
          </table:dependencies>
        </table:insertion>
        <table:insertion table:id="ct7" table:type="row" table:position="54" table:table="1">
          <office:change-info>
            <dc:creator> </dc:creator>
            <dc:date>2016-06-07T19:49:47.450727058</dc:date>
          </office:change-info>
          <table:dependencies>
            <table:dependency table:id="ct11"/>
          </table:dependencies>
        </table:insertion>
        <table:insertion table:id="ct8" table:type="row" table:position="55" table:table="1">
          <office:change-info>
            <dc:creator> </dc:creator>
            <dc:date>2016-06-07T19:49:50.280654023</dc:date>
          </office:change-info>
          <table:dependencies>
            <table:dependency table:id="ct12"/>
          </table:dependencies>
        </table:insertion>
        <table:cell-content-change table:id="ct9">
          <table:cell-address table:column="15" table:row="52" table:table="1"/>
          <office:change-info>
            <dc:creator> </dc:creator>
            <dc:date>2016-06-07T19:50:20.817318855</dc:date>
          </office:change-info>
          <table:previous>
            <table:change-track-table-cell/>
          </table:previous>
        </table:cell-content-change>
        <table:cell-content-change table:id="ct10">
          <table:cell-address table:column="15" table:row="53" table:table="1"/>
          <office:change-info>
            <dc:creator> </dc:creator>
            <dc:date>2016-06-07T19:50:23.194606571</dc:date>
          </office:change-info>
          <table:previous>
            <table:change-track-table-cell office:value-type="string">
              <text:p>ask Ben / Steven </text:p>
            </table:change-track-table-cell>
          </table:previous>
        </table:cell-content-change>
        <table:cell-content-change table:id="ct11">
          <table:cell-address table:column="15" table:row="54" table:table="1"/>
          <office:change-info>
            <dc:creator> </dc:creator>
            <dc:date>2016-06-07T19:50:23.696743999</dc:date>
          </office:change-info>
          <table:previous>
            <table:change-track-table-cell/>
          </table:previous>
        </table:cell-content-change>
        <table:cell-content-change table:id="ct12">
          <table:cell-address table:column="15" table:row="55" table:table="1"/>
          <office:change-info>
            <dc:creator> </dc:creator>
            <dc:date>2016-06-07T19:50:24.152905926</dc:date>
          </office:change-info>
          <table:previous>
            <table:change-track-table-cell/>
          </table:previous>
        </table:cell-content-change>
        <table:cell-content-change table:id="ct13">
          <table:cell-address table:column="15" table:row="56" table:table="1"/>
          <office:change-info>
            <dc:creator> </dc:creator>
            <dc:date>2016-06-07T19:50:24.656323635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62" table:table="1"/>
          <office:change-info>
            <dc:creator> </dc:creator>
            <dc:date>2016-06-07T19:50:27.752586413</dc:date>
          </office:change-info>
          <table:previous>
            <table:change-track-table-cell office:value-type="string">
              <text:p>Steven</text:p>
            </table:change-track-table-cell>
          </table:previous>
        </table:cell-content-change>
        <table:cell-content-change table:id="ct15">
          <table:cell-address table:column="12" table:row="4" table:table="1"/>
          <office:change-info>
            <dc:creator> </dc:creator>
            <dc:date>2016-06-07T19:51:17.233870718</dc:date>
          </office:change-info>
          <table:previous>
            <table:change-track-table-cell/>
          </table:previous>
        </table:cell-content-change>
        <table:cell-content-change table:id="ct16">
          <table:cell-address table:column="9" table:row="4" table:table="1"/>
          <office:change-info>
            <dc:creator> </dc:creator>
            <dc:date>2016-06-07T19:51:20.736970414</dc:date>
          </office:change-info>
          <table:previous>
            <table:change-track-table-cell office:value-type="float" office:value="2.34"/>
          </table:previous>
        </table:cell-content-change>
        <table:cell-content-change table:id="ct17">
          <table:cell-address table:column="9" table:row="3" table:table="1"/>
          <office:change-info>
            <dc:creator> </dc:creator>
            <dc:date>2016-06-07T19:51:26.256204431</dc:date>
          </office:change-info>
          <table:previous>
            <table:change-track-table-cell office:value-type="float" office:value="0.34"/>
          </table:previous>
        </table:cell-content-change>
        <table:cell-content-change table:id="ct18">
          <table:cell-address table:column="12" table:row="4" table:table="1"/>
          <office:change-info>
            <dc:creator> </dc:creator>
            <dc:date>2016-06-07T19:51:28.004978637</dc:date>
          </office:change-info>
          <table:previous table:id="ct15">
            <table:change-track-table-cell office:value-type="float" office:value="2.34"/>
          </table:previous>
        </table:cell-content-change>
        <table:cell-content-change table:id="ct19">
          <table:cell-address table:column="15" table:row="11" table:table="1"/>
          <office:change-info>
            <dc:creator>Aleph User</dc:creator>
            <dc:date>2016-06-08T13:10:23.728709193</dc:date>
          </office:change-info>
          <table:previous>
            <table:change-track-table-cell office:value-type="string">
              <text:p>Received Price 0.1589 for 6,500 ck qtys</text:p>
            </table:change-track-table-cell>
          </table:previous>
        </table:cell-content-change>
        <table:cell-content-change table:id="ct20">
          <table:cell-address table:column="15" table:row="12" table:table="1"/>
          <office:change-info>
            <dc:creator>Aleph User</dc:creator>
            <dc:date>2016-06-08T13:11:11.67572645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">
          <table:cell-address table:column="15" table:row="13" table:table="1"/>
          <office:change-info>
            <dc:creator>Aleph User</dc:creator>
            <dc:date>2016-06-08T13:12:17.715750499</dc:date>
          </office:change-info>
          <table:previous>
            <table:change-track-table-cell office:value-type="string">
              <text:p>20,000 reel min Heilind received</text:p>
            </table:change-track-table-cell>
          </table:previous>
        </table:cell-content-change>
        <table:cell-content-change table:id="ct22">
          <table:cell-address table:column="15" table:row="14" table:table="1"/>
          <office:change-info>
            <dc:creator>Aleph User</dc:creator>
            <dc:date>2016-06-08T13:12:18.756735134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3">
          <table:cell-address table:column="12" table:row="14" table:table="1"/>
          <office:change-info>
            <dc:creator>Aleph User</dc:creator>
            <dc:date>2016-06-08T13:12:20.957366434</dc:date>
          </office:change-info>
          <table:previous>
            <table:change-track-table-cell office:value-type="string">
              <text:p>PO12078</text:p>
            </table:change-track-table-cell>
          </table:previous>
        </table:cell-content-change>
        <table:cell-content-change table:id="ct24">
          <table:cell-address table:column="13" table:row="14" table:table="1"/>
          <office:change-info>
            <dc:creator>Aleph User</dc:creator>
            <dc:date>2016-06-08T13:12:25.221401722</dc:date>
          </office:change-info>
          <table:previous>
            <table:change-track-table-cell office:value-type="float" office:value="42417"/>
          </table:previous>
        </table:cell-content-change>
        <table:cell-content-change table:id="ct25">
          <table:cell-address table:column="14" table:row="14" table:table="1"/>
          <office:change-info>
            <dc:creator>Aleph User</dc:creator>
            <dc:date>2016-06-08T13:12:26.733430906</dc:date>
          </office:change-info>
          <table:previous>
            <table:change-track-table-cell office:value-type="float" office:value="42426"/>
          </table:previous>
        </table:cell-content-change>
        <table:cell-content-change table:id="ct26">
          <table:cell-address table:column="12" table:row="16" table:table="1"/>
          <office:change-info>
            <dc:creator>Aleph User</dc:creator>
            <dc:date>2016-06-08T13:13:14.044949558</dc:date>
          </office:change-info>
          <table:previous>
            <table:change-track-table-cell office:value-type="string">
              <text:p>PO12071</text:p>
            </table:change-track-table-cell>
          </table:previous>
        </table:cell-content-change>
        <table:cell-content-change table:id="ct27">
          <table:cell-address table:column="13" table:row="16" table:table="1"/>
          <office:change-info>
            <dc:creator>Aleph User</dc:creator>
            <dc:date>2016-06-08T13:13:14.044963188</dc:date>
          </office:change-info>
          <table:previous>
            <table:change-track-table-cell office:value-type="float" office:value="42417"/>
          </table:previous>
        </table:cell-content-change>
        <table:cell-content-change table:id="ct28">
          <table:cell-address table:column="14" table:row="16" table:table="1"/>
          <office:change-info>
            <dc:creator>Aleph User</dc:creator>
            <dc:date>2016-06-08T13:13:14.044966558</dc:date>
          </office:change-info>
          <table:previous>
            <table:change-track-table-cell office:value-type="float" office:value="42424"/>
          </table:previous>
        </table:cell-content-change>
        <table:cell-content-change table:id="ct29">
          <table:cell-address table:column="12" table:row="17" table:table="1"/>
          <office:change-info>
            <dc:creator>Aleph User</dc:creator>
            <dc:date>2016-06-08T13:13:21.813750975</dc:date>
          </office:change-info>
          <table:previous>
            <table:change-track-table-cell office:value-type="string">
              <text:p>PO12074</text:p>
            </table:change-track-table-cell>
          </table:previous>
        </table:cell-content-change>
        <table:cell-content-change table:id="ct30">
          <table:cell-address table:column="13" table:row="17" table:table="1"/>
          <office:change-info>
            <dc:creator>Aleph User</dc:creator>
            <dc:date>2016-06-08T13:13:21.813773498</dc:date>
          </office:change-info>
          <table:previous>
            <table:change-track-table-cell office:value-type="float" office:value="42417"/>
          </table:previous>
        </table:cell-content-change>
        <table:cell-content-change table:id="ct31">
          <table:cell-address table:column="14" table:row="17" table:table="1"/>
          <office:change-info>
            <dc:creator>Aleph User</dc:creator>
            <dc:date>2016-06-08T13:13:21.813780524</dc:date>
          </office:change-info>
          <table:previous>
            <table:change-track-table-cell office:value-type="float" office:value="42426"/>
          </table:previous>
        </table:cell-content-change>
        <table:cell-content-change table:id="ct32">
          <table:cell-address table:column="12" table:row="26" table:table="1"/>
          <office:change-info>
            <dc:creator>Aleph User</dc:creator>
            <dc:date>2016-06-08T13:19:53.487282295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3">
          <table:cell-address table:column="12" table:row="27" table:table="1"/>
          <office:change-info>
            <dc:creator>Aleph User</dc:creator>
            <dc:date>2016-06-08T13:19:53.48729298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4">
          <table:cell-address table:column="12" table:row="28" table:table="1"/>
          <office:change-info>
            <dc:creator>Aleph User</dc:creator>
            <dc:date>2016-06-08T13:19:53.487295526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5">
          <table:cell-address table:column="12" table:row="29" table:table="1"/>
          <office:change-info>
            <dc:creator>Aleph User</dc:creator>
            <dc:date>2016-06-08T13:19:53.487297668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6">
          <table:cell-address table:column="12" table:row="30" table:table="1"/>
          <office:change-info>
            <dc:creator>Aleph User</dc:creator>
            <dc:date>2016-06-08T13:19:53.487299940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7">
          <table:cell-address table:column="12" table:row="31" table:table="1"/>
          <office:change-info>
            <dc:creator>Aleph User</dc:creator>
            <dc:date>2016-06-08T13:19:53.487301998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8">
          <table:cell-address table:column="12" table:row="32" table:table="1"/>
          <office:change-info>
            <dc:creator>Aleph User</dc:creator>
            <dc:date>2016-06-08T13:19:53.487303867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9">
          <table:cell-address table:column="12" table:row="33" table:table="1"/>
          <office:change-info>
            <dc:creator>Aleph User</dc:creator>
            <dc:date>2016-06-08T13:19:53.487305826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0">
          <table:cell-address table:column="12" table:row="34" table:table="1"/>
          <office:change-info>
            <dc:creator>Aleph User</dc:creator>
            <dc:date>2016-06-08T13:19:53.487308147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1">
          <table:cell-address table:column="12" table:row="35" table:table="1"/>
          <office:change-info>
            <dc:creator>Aleph User</dc:creator>
            <dc:date>2016-06-08T13:19:53.487310171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2">
          <table:cell-address table:column="12" table:row="36" table:table="1"/>
          <office:change-info>
            <dc:creator>Aleph User</dc:creator>
            <dc:date>2016-06-08T13:19:53.487312040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3">
          <table:cell-address table:column="12" table:row="37" table:table="1"/>
          <office:change-info>
            <dc:creator>Aleph User</dc:creator>
            <dc:date>2016-06-08T13:19:53.487314010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4">
          <table:cell-address table:column="12" table:row="38" table:table="1"/>
          <office:change-info>
            <dc:creator>Aleph User</dc:creator>
            <dc:date>2016-06-08T13:19:53.487315924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5">
          <table:cell-address table:column="12" table:row="39" table:table="1"/>
          <office:change-info>
            <dc:creator>Aleph User</dc:creator>
            <dc:date>2016-06-08T13:19:53.487317879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6">
          <table:cell-address table:column="13" table:row="26" table:table="1"/>
          <office:change-info>
            <dc:creator>Aleph User</dc:creator>
            <dc:date>2016-06-08T13:19:53.487331187</dc:date>
          </office:change-info>
          <table:previous>
            <table:change-track-table-cell office:value-type="float" office:value="42465"/>
          </table:previous>
        </table:cell-content-change>
        <table:cell-content-change table:id="ct47">
          <table:cell-address table:column="13" table:row="27" table:table="1"/>
          <office:change-info>
            <dc:creator>Aleph User</dc:creator>
            <dc:date>2016-06-08T13:19:53.487337812</dc:date>
          </office:change-info>
          <table:previous>
            <table:change-track-table-cell office:value-type="float" office:value="42465"/>
          </table:previous>
        </table:cell-content-change>
        <table:cell-content-change table:id="ct48">
          <table:cell-address table:column="13" table:row="28" table:table="1"/>
          <office:change-info>
            <dc:creator>Aleph User</dc:creator>
            <dc:date>2016-06-08T13:19:53.487343582</dc:date>
          </office:change-info>
          <table:previous>
            <table:change-track-table-cell office:value-type="float" office:value="42465"/>
          </table:previous>
        </table:cell-content-change>
        <table:cell-content-change table:id="ct49">
          <table:cell-address table:column="13" table:row="29" table:table="1"/>
          <office:change-info>
            <dc:creator>Aleph User</dc:creator>
            <dc:date>2016-06-08T13:19:53.487349741</dc:date>
          </office:change-info>
          <table:previous>
            <table:change-track-table-cell office:value-type="float" office:value="42465"/>
          </table:previous>
        </table:cell-content-change>
        <table:cell-content-change table:id="ct50">
          <table:cell-address table:column="13" table:row="30" table:table="1"/>
          <office:change-info>
            <dc:creator>Aleph User</dc:creator>
            <dc:date>2016-06-08T13:19:53.487355304</dc:date>
          </office:change-info>
          <table:previous>
            <table:change-track-table-cell office:value-type="float" office:value="42465"/>
          </table:previous>
        </table:cell-content-change>
        <table:cell-content-change table:id="ct51">
          <table:cell-address table:column="13" table:row="31" table:table="1"/>
          <office:change-info>
            <dc:creator>Aleph User</dc:creator>
            <dc:date>2016-06-08T13:19:53.487360501</dc:date>
          </office:change-info>
          <table:previous>
            <table:change-track-table-cell office:value-type="float" office:value="42465"/>
          </table:previous>
        </table:cell-content-change>
        <table:cell-content-change table:id="ct52">
          <table:cell-address table:column="13" table:row="32" table:table="1"/>
          <office:change-info>
            <dc:creator>Aleph User</dc:creator>
            <dc:date>2016-06-08T13:19:53.487365740</dc:date>
          </office:change-info>
          <table:previous>
            <table:change-track-table-cell office:value-type="float" office:value="42465"/>
          </table:previous>
        </table:cell-content-change>
        <table:cell-content-change table:id="ct53">
          <table:cell-address table:column="13" table:row="33" table:table="1"/>
          <office:change-info>
            <dc:creator>Aleph User</dc:creator>
            <dc:date>2016-06-08T13:19:53.487370892</dc:date>
          </office:change-info>
          <table:previous>
            <table:change-track-table-cell office:value-type="float" office:value="42465"/>
          </table:previous>
        </table:cell-content-change>
        <table:cell-content-change table:id="ct54">
          <table:cell-address table:column="13" table:row="34" table:table="1"/>
          <office:change-info>
            <dc:creator>Aleph User</dc:creator>
            <dc:date>2016-06-08T13:19:53.487376139</dc:date>
          </office:change-info>
          <table:previous>
            <table:change-track-table-cell office:value-type="float" office:value="42465"/>
          </table:previous>
        </table:cell-content-change>
        <table:cell-content-change table:id="ct55">
          <table:cell-address table:column="13" table:row="35" table:table="1"/>
          <office:change-info>
            <dc:creator>Aleph User</dc:creator>
            <dc:date>2016-06-08T13:19:53.487381376</dc:date>
          </office:change-info>
          <table:previous>
            <table:change-track-table-cell office:value-type="float" office:value="42465"/>
          </table:previous>
        </table:cell-content-change>
        <table:cell-content-change table:id="ct56">
          <table:cell-address table:column="13" table:row="36" table:table="1"/>
          <office:change-info>
            <dc:creator>Aleph User</dc:creator>
            <dc:date>2016-06-08T13:19:53.487386588</dc:date>
          </office:change-info>
          <table:previous>
            <table:change-track-table-cell office:value-type="float" office:value="42465"/>
          </table:previous>
        </table:cell-content-change>
        <table:cell-content-change table:id="ct57">
          <table:cell-address table:column="13" table:row="37" table:table="1"/>
          <office:change-info>
            <dc:creator>Aleph User</dc:creator>
            <dc:date>2016-06-08T13:19:53.487391830</dc:date>
          </office:change-info>
          <table:previous>
            <table:change-track-table-cell office:value-type="float" office:value="42465"/>
          </table:previous>
        </table:cell-content-change>
        <table:cell-content-change table:id="ct58">
          <table:cell-address table:column="13" table:row="38" table:table="1"/>
          <office:change-info>
            <dc:creator>Aleph User</dc:creator>
            <dc:date>2016-06-08T13:19:53.487397102</dc:date>
          </office:change-info>
          <table:previous>
            <table:change-track-table-cell office:value-type="float" office:value="42465"/>
          </table:previous>
        </table:cell-content-change>
        <table:cell-content-change table:id="ct59">
          <table:cell-address table:column="13" table:row="39" table:table="1"/>
          <office:change-info>
            <dc:creator>Aleph User</dc:creator>
            <dc:date>2016-06-08T13:19:53.487402379</dc:date>
          </office:change-info>
          <table:previous>
            <table:change-track-table-cell office:value-type="float" office:value="42465"/>
          </table:previous>
        </table:cell-content-change>
        <table:cell-content-change table:id="ct60">
          <table:cell-address table:column="14" table:row="26" table:table="1"/>
          <office:change-info>
            <dc:creator>Aleph User</dc:creator>
            <dc:date>2016-06-08T13:19:53.487408079</dc:date>
          </office:change-info>
          <table:previous>
            <table:change-track-table-cell office:value-type="float" office:value="42472"/>
          </table:previous>
        </table:cell-content-change>
        <table:cell-content-change table:id="ct61">
          <table:cell-address table:column="14" table:row="27" table:table="1"/>
          <office:change-info>
            <dc:creator>Aleph User</dc:creator>
            <dc:date>2016-06-08T13:19:53.487413687</dc:date>
          </office:change-info>
          <table:previous>
            <table:change-track-table-cell office:value-type="float" office:value="42472"/>
          </table:previous>
        </table:cell-content-change>
        <table:cell-content-change table:id="ct62">
          <table:cell-address table:column="14" table:row="28" table:table="1"/>
          <office:change-info>
            <dc:creator>Aleph User</dc:creator>
            <dc:date>2016-06-08T13:19:53.487419112</dc:date>
          </office:change-info>
          <table:previous>
            <table:change-track-table-cell office:value-type="float" office:value="42472"/>
          </table:previous>
        </table:cell-content-change>
        <table:cell-content-change table:id="ct63">
          <table:cell-address table:column="14" table:row="29" table:table="1"/>
          <office:change-info>
            <dc:creator>Aleph User</dc:creator>
            <dc:date>2016-06-08T13:19:53.487424459</dc:date>
          </office:change-info>
          <table:previous>
            <table:change-track-table-cell office:value-type="float" office:value="42472"/>
          </table:previous>
        </table:cell-content-change>
        <table:cell-content-change table:id="ct64">
          <table:cell-address table:column="14" table:row="30" table:table="1"/>
          <office:change-info>
            <dc:creator>Aleph User</dc:creator>
            <dc:date>2016-06-08T13:19:53.487429856</dc:date>
          </office:change-info>
          <table:previous>
            <table:change-track-table-cell office:value-type="float" office:value="42472"/>
          </table:previous>
        </table:cell-content-change>
        <table:cell-content-change table:id="ct65">
          <table:cell-address table:column="14" table:row="31" table:table="1"/>
          <office:change-info>
            <dc:creator>Aleph User</dc:creator>
            <dc:date>2016-06-08T13:19:53.487435078</dc:date>
          </office:change-info>
          <table:previous>
            <table:change-track-table-cell office:value-type="float" office:value="42472"/>
          </table:previous>
        </table:cell-content-change>
        <table:cell-content-change table:id="ct66">
          <table:cell-address table:column="14" table:row="32" table:table="1"/>
          <office:change-info>
            <dc:creator>Aleph User</dc:creator>
            <dc:date>2016-06-08T13:19:53.487440375</dc:date>
          </office:change-info>
          <table:previous>
            <table:change-track-table-cell office:value-type="float" office:value="42472"/>
          </table:previous>
        </table:cell-content-change>
        <table:cell-content-change table:id="ct67">
          <table:cell-address table:column="14" table:row="33" table:table="1"/>
          <office:change-info>
            <dc:creator>Aleph User</dc:creator>
            <dc:date>2016-06-08T13:19:53.487446346</dc:date>
          </office:change-info>
          <table:previous>
            <table:change-track-table-cell office:value-type="float" office:value="42472"/>
          </table:previous>
        </table:cell-content-change>
        <table:cell-content-change table:id="ct68">
          <table:cell-address table:column="14" table:row="34" table:table="1"/>
          <office:change-info>
            <dc:creator>Aleph User</dc:creator>
            <dc:date>2016-06-08T13:19:53.487451889</dc:date>
          </office:change-info>
          <table:previous>
            <table:change-track-table-cell office:value-type="float" office:value="42472"/>
          </table:previous>
        </table:cell-content-change>
        <table:cell-content-change table:id="ct69">
          <table:cell-address table:column="14" table:row="35" table:table="1"/>
          <office:change-info>
            <dc:creator>Aleph User</dc:creator>
            <dc:date>2016-06-08T13:19:53.487457284</dc:date>
          </office:change-info>
          <table:previous>
            <table:change-track-table-cell office:value-type="float" office:value="42472"/>
          </table:previous>
        </table:cell-content-change>
        <table:cell-content-change table:id="ct70">
          <table:cell-address table:column="14" table:row="36" table:table="1"/>
          <office:change-info>
            <dc:creator>Aleph User</dc:creator>
            <dc:date>2016-06-08T13:19:53.487462636</dc:date>
          </office:change-info>
          <table:previous>
            <table:change-track-table-cell office:value-type="float" office:value="42472"/>
          </table:previous>
        </table:cell-content-change>
        <table:cell-content-change table:id="ct71">
          <table:cell-address table:column="14" table:row="37" table:table="1"/>
          <office:change-info>
            <dc:creator>Aleph User</dc:creator>
            <dc:date>2016-06-08T13:19:53.487468006</dc:date>
          </office:change-info>
          <table:previous>
            <table:change-track-table-cell office:value-type="float" office:value="42472"/>
          </table:previous>
        </table:cell-content-change>
        <table:cell-content-change table:id="ct72">
          <table:cell-address table:column="14" table:row="38" table:table="1"/>
          <office:change-info>
            <dc:creator>Aleph User</dc:creator>
            <dc:date>2016-06-08T13:19:53.487473436</dc:date>
          </office:change-info>
          <table:previous>
            <table:change-track-table-cell office:value-type="float" office:value="42472"/>
          </table:previous>
        </table:cell-content-change>
        <table:cell-content-change table:id="ct73">
          <table:cell-address table:column="14" table:row="39" table:table="1"/>
          <office:change-info>
            <dc:creator>Aleph User</dc:creator>
            <dc:date>2016-06-08T13:19:53.487478825</dc:date>
          </office:change-info>
          <table:previous>
            <table:change-track-table-cell office:value-type="float" office:value="42472"/>
          </table:previous>
        </table:cell-content-change>
        <table:cell-content-change table:id="ct74">
          <table:cell-address table:column="15" table:row="26" table:table="1"/>
          <office:change-info>
            <dc:creator>Aleph User</dc:creator>
            <dc:date>2016-06-08T13:19:53.48748325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5">
          <table:cell-address table:column="15" table:row="27" table:table="1"/>
          <office:change-info>
            <dc:creator>Aleph User</dc:creator>
            <dc:date>2016-06-08T13:19:53.487485922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6">
          <table:cell-address table:column="15" table:row="28" table:table="1"/>
          <office:change-info>
            <dc:creator>Aleph User</dc:creator>
            <dc:date>2016-06-08T13:19:53.48748814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7">
          <table:cell-address table:column="15" table:row="29" table:table="1"/>
          <office:change-info>
            <dc:creator>Aleph User</dc:creator>
            <dc:date>2016-06-08T13:19:53.48749028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8">
          <table:cell-address table:column="15" table:row="30" table:table="1"/>
          <office:change-info>
            <dc:creator>Aleph User</dc:creator>
            <dc:date>2016-06-08T13:19:53.487492379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9">
          <table:cell-address table:column="15" table:row="31" table:table="1"/>
          <office:change-info>
            <dc:creator>Aleph User</dc:creator>
            <dc:date>2016-06-08T13:19:53.48749458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0">
          <table:cell-address table:column="15" table:row="32" table:table="1"/>
          <office:change-info>
            <dc:creator>Aleph User</dc:creator>
            <dc:date>2016-06-08T13:19:53.487496689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1">
          <table:cell-address table:column="15" table:row="33" table:table="1"/>
          <office:change-info>
            <dc:creator>Aleph User</dc:creator>
            <dc:date>2016-06-08T13:19:53.487498889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2">
          <table:cell-address table:column="15" table:row="34" table:table="1"/>
          <office:change-info>
            <dc:creator>Aleph User</dc:creator>
            <dc:date>2016-06-08T13:19:53.48750097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3">
          <table:cell-address table:column="15" table:row="35" table:table="1"/>
          <office:change-info>
            <dc:creator>Aleph User</dc:creator>
            <dc:date>2016-06-08T13:19:53.48750319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4">
          <table:cell-address table:column="15" table:row="36" table:table="1"/>
          <office:change-info>
            <dc:creator>Aleph User</dc:creator>
            <dc:date>2016-06-08T13:19:53.487505388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5">
          <table:cell-address table:column="15" table:row="37" table:table="1"/>
          <office:change-info>
            <dc:creator>Aleph User</dc:creator>
            <dc:date>2016-06-08T13:19:53.487508215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6">
          <table:cell-address table:column="15" table:row="38" table:table="1"/>
          <office:change-info>
            <dc:creator>Aleph User</dc:creator>
            <dc:date>2016-06-08T13:19:53.487510520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7">
          <table:cell-address table:column="15" table:row="39" table:table="1"/>
          <office:change-info>
            <dc:creator>Aleph User</dc:creator>
            <dc:date>2016-06-08T13:19:53.487512861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8">
          <table:cell-address table:column="15" table:row="49" table:table="1"/>
          <office:change-info>
            <dc:creator>Aleph User</dc:creator>
            <dc:date>2016-06-08T13:20:04.71924148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89">
          <table:cell-address table:column="15" table:row="51" table:table="1"/>
          <office:change-info>
            <dc:creator>Aleph User</dc:creator>
            <dc:date>2016-06-08T13:20:08.935295221</dc:date>
          </office:change-info>
          <table:previous>
            <table:change-track-table-cell office:value-type="string">
              <text:p>Received 2000 pc </text:p>
            </table:change-track-table-cell>
          </table:previous>
        </table:cell-content-change>
        <table:cell-content-change table:id="ct90">
          <table:cell-address table:column="13" table:row="20" table:table="1"/>
          <office:change-info>
            <dc:creator>Aleph User</dc:creator>
            <dc:date>2016-06-08T13:20:42.519491016</dc:date>
          </office:change-info>
          <table:previous>
            <table:change-track-table-cell office:value-type="string">
              <text:p>See Notes </text:p>
            </table:change-track-table-cell>
          </table:previous>
        </table:cell-content-change>
        <table:cell-content-change table:id="ct91">
          <table:cell-address table:column="14" table:row="20" table:table="1"/>
          <office:change-info>
            <dc:creator>Aleph User</dc:creator>
            <dc:date>2016-06-08T13:20:46.513291593</dc:date>
          </office:change-info>
          <table:previous>
            <table:change-track-table-cell/>
          </table:previous>
        </table:cell-content-change>
        <table:cell-content-change table:id="ct92">
          <table:cell-address table:column="12" table:row="22" table:table="1"/>
          <office:change-info>
            <dc:creator>Aleph User</dc:creator>
            <dc:date>2016-06-08T13:20:51.255534376</dc:date>
          </office:change-info>
          <table:previous>
            <table:change-track-table-cell office:value-type="string">
              <text:p>PO12075</text:p>
            </table:change-track-table-cell>
          </table:previous>
        </table:cell-content-change>
        <table:cell-content-change table:id="ct93">
          <table:cell-address table:column="13" table:row="22" table:table="1"/>
          <office:change-info>
            <dc:creator>Aleph User</dc:creator>
            <dc:date>2016-06-08T13:20:51.255557383</dc:date>
          </office:change-info>
          <table:previous>
            <table:change-track-table-cell office:value-type="float" office:value="42417"/>
          </table:previous>
        </table:cell-content-change>
        <table:cell-content-change table:id="ct94">
          <table:cell-address table:column="14" table:row="22" table:table="1"/>
          <office:change-info>
            <dc:creator>Aleph User</dc:creator>
            <dc:date>2016-06-08T13:20:51.255565377</dc:date>
          </office:change-info>
          <table:previous>
            <table:change-track-table-cell office:value-type="float" office:value="42430"/>
          </table:previous>
        </table:cell-content-change>
        <table:cell-content-change table:id="ct95">
          <table:cell-address table:column="15" table:row="22" table:table="1"/>
          <office:change-info>
            <dc:creator>Aleph User</dc:creator>
            <dc:date>2016-06-08T13:20:51.255570416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96">
          <table:cell-address table:column="12" table:row="16" table:table="1"/>
          <office:change-info>
            <dc:creator>Aleph User</dc:creator>
            <dc:date>2016-06-08T13:22:51.581908240</dc:date>
          </office:change-info>
          <table:previous table:id="ct26">
            <table:change-track-table-cell/>
          </table:previous>
        </table:cell-content-change>
        <table:cell-content-change table:id="ct97">
          <table:cell-address table:column="13" table:row="16" table:table="1"/>
          <office:change-info>
            <dc:creator>Aleph User</dc:creator>
            <dc:date>2016-06-08T13:22:51.582189879</dc:date>
          </office:change-info>
          <table:previous table:id="ct27">
            <table:change-track-table-cell/>
          </table:previous>
        </table:cell-content-change>
        <table:cell-content-change table:id="ct98">
          <table:cell-address table:column="14" table:row="16" table:table="1"/>
          <office:change-info>
            <dc:creator>Aleph User</dc:creator>
            <dc:date>2016-06-08T13:22:51.582213889</dc:date>
          </office:change-info>
          <table:previous table:id="ct28">
            <table:change-track-table-cell/>
          </table:previous>
        </table:cell-content-change>
        <table:cell-content-change table:id="ct99">
          <table:cell-address table:column="12" table:row="17" table:table="1"/>
          <office:change-info>
            <dc:creator>Aleph User</dc:creator>
            <dc:date>2016-06-08T13:26:16.731916762</dc:date>
          </office:change-info>
          <table:previous table:id="ct29">
            <table:change-track-table-cell/>
          </table:previous>
        </table:cell-content-change>
        <table:cell-content-change table:id="ct100">
          <table:cell-address table:column="13" table:row="17" table:table="1"/>
          <office:change-info>
            <dc:creator>Aleph User</dc:creator>
            <dc:date>2016-06-08T13:26:18.850949885</dc:date>
          </office:change-info>
          <table:previous table:id="ct30">
            <table:change-track-table-cell/>
          </table:previous>
        </table:cell-content-change>
        <table:cell-content-change table:id="ct101">
          <table:cell-address table:column="14" table:row="17" table:table="1"/>
          <office:change-info>
            <dc:creator>Aleph User</dc:creator>
            <dc:date>2016-06-08T13:26:22.763061888</dc:date>
          </office:change-info>
          <table:previous table:id="ct31">
            <table:change-track-table-cell/>
          </table:previous>
        </table:cell-content-change>
        <table:cell-content-change table:id="ct102">
          <table:cell-address table:column="15" table:row="47" table:table="1"/>
          <office:change-info>
            <dc:creator>Aleph User</dc:creator>
            <dc:date>2016-06-08T13:46:18.962002003</dc:date>
          </office:change-info>
          <table:previous>
            <table:change-track-table-cell office:value-type="string">
              <text:p>JSB GREAT BEARINGS</text:p>
            </table:change-track-table-cell>
          </table:previous>
        </table:cell-content-change>
        <table:cell-content-change table:id="ct103">
          <table:cell-address table:column="15" table:row="47" table:table="1"/>
          <office:change-info>
            <dc:creator>Aleph User</dc:creator>
            <dc:date>2016-06-08T13:46:30.776539513</dc:date>
          </office:change-info>
          <table:previous table:id="ct102">
            <table:change-track-table-cell office:value-type="string">
              <text:p>Ordered $k 3/29 delivery for previous extruders. <text:s/>KG</text:p>
            </table:change-track-table-cell>
          </table:previous>
        </table:cell-content-change>
        <table:cell-content-change table:id="ct104">
          <table:cell-address table:column="12" table:row="11" table:table="1"/>
          <office:change-info>
            <dc:creator>Aleph User</dc:creator>
            <dc:date>2016-06-08T15:07:41.274974503</dc:date>
          </office:change-info>
          <table:previous>
            <table:change-track-table-cell office:value-type="string">
              <text:p>PO12069</text:p>
            </table:change-track-table-cell>
          </table:previous>
        </table:cell-content-change>
        <table:cell-content-change table:id="ct105">
          <table:cell-address table:column="12" table:row="12" table:table="1"/>
          <office:change-info>
            <dc:creator>Aleph User</dc:creator>
            <dc:date>2016-06-08T15:07:41.274987487</dc:date>
          </office:change-info>
          <table:previous>
            <table:change-track-table-cell office:value-type="string">
              <text:p>PO12078</text:p>
            </table:change-track-table-cell>
          </table:previous>
        </table:cell-content-change>
        <table:cell-content-change table:id="ct106">
          <table:cell-address table:column="12" table:row="13" table:table="1"/>
          <office:change-info>
            <dc:creator>Aleph User</dc:creator>
            <dc:date>2016-06-08T15:07:41.274992374</dc:date>
          </office:change-info>
          <table:previous>
            <table:change-track-table-cell office:value-type="string">
              <text:p>PO12086</text:p>
            </table:change-track-table-cell>
          </table:previous>
        </table:cell-content-change>
        <table:cell-content-change table:id="ct107">
          <table:cell-address table:column="13" table:row="11" table:table="1"/>
          <office:change-info>
            <dc:creator>Aleph User</dc:creator>
            <dc:date>2016-06-08T15:07:41.275005922</dc:date>
          </office:change-info>
          <table:previous>
            <table:change-track-table-cell office:value-type="float" office:value="42417"/>
          </table:previous>
        </table:cell-content-change>
        <table:cell-content-change table:id="ct108">
          <table:cell-address table:column="13" table:row="12" table:table="1"/>
          <office:change-info>
            <dc:creator>Aleph User</dc:creator>
            <dc:date>2016-06-08T15:07:41.275013006</dc:date>
          </office:change-info>
          <table:previous>
            <table:change-track-table-cell office:value-type="float" office:value="42417"/>
          </table:previous>
        </table:cell-content-change>
        <table:cell-content-change table:id="ct109">
          <table:cell-address table:column="13" table:row="13" table:table="1"/>
          <office:change-info>
            <dc:creator>Aleph User</dc:creator>
            <dc:date>2016-06-08T15:07:41.275018712</dc:date>
          </office:change-info>
          <table:previous>
            <table:change-track-table-cell office:value-type="float" office:value="42417"/>
          </table:previous>
        </table:cell-content-change>
        <table:cell-content-change table:id="ct110">
          <table:cell-address table:column="14" table:row="11" table:table="1"/>
          <office:change-info>
            <dc:creator>Aleph User</dc:creator>
            <dc:date>2016-06-08T15:07:41.275024956</dc:date>
          </office:change-info>
          <table:previous>
            <table:change-track-table-cell office:value-type="float" office:value="42423"/>
          </table:previous>
        </table:cell-content-change>
        <table:cell-content-change table:id="ct111">
          <table:cell-address table:column="14" table:row="12" table:table="1"/>
          <office:change-info>
            <dc:creator>Aleph User</dc:creator>
            <dc:date>2016-06-08T15:07:41.275031176</dc:date>
          </office:change-info>
          <table:previous>
            <table:change-track-table-cell office:value-type="float" office:value="42426"/>
          </table:previous>
        </table:cell-content-change>
        <table:cell-content-change table:id="ct112">
          <table:cell-address table:column="14" table:row="13" table:table="1"/>
          <office:change-info>
            <dc:creator>Aleph User</dc:creator>
            <dc:date>2016-06-08T15:07:41.275037260</dc:date>
          </office:change-info>
          <table:previous>
            <table:change-track-table-cell office:value-type="float" office:value="42426"/>
          </table:previous>
        </table:cell-content-change>
        <table:cell-content-change table:id="ct113">
          <table:cell-address table:column="15" table:row="11" table:table="1"/>
          <office:change-info>
            <dc:creator>Aleph User</dc:creator>
            <dc:date>2016-06-08T15:07:41.275042091</dc:date>
          </office:change-info>
          <table:previous table:id="ct19">
            <table:change-track-table-cell office:value-type="string">
              <text:p>Received <text:s/>2500 pc <text:s/>2/22/16 for Uaru <text:s/>build at that timeKG</text:p>
            </table:change-track-table-cell>
          </table:previous>
        </table:cell-content-change>
        <table:cell-content-change table:id="ct114">
          <table:cell-address table:column="15" table:row="12" table:table="1"/>
          <office:change-info>
            <dc:creator>Aleph User</dc:creator>
            <dc:date>2016-06-08T15:07:41.275045358</dc:date>
          </office:change-info>
          <table:previous table:id="ct20">
            <table:change-track-table-cell office:value-type="string">
              <text:p>Received 20k <text:s/>2/26 KG</text:p>
            </table:change-track-table-cell>
          </table:previous>
        </table:cell-content-change>
        <table:cell-content-change table:id="ct115">
          <table:cell-address table:column="15" table:row="13" table:table="1"/>
          <office:change-info>
            <dc:creator>Aleph User</dc:creator>
            <dc:date>2016-06-08T15:07:41.275048145</dc:date>
          </office:change-info>
          <table:previous table:id="ct21">
            <table:change-track-table-cell office:value-type="string">
              <text:p>20,000 reel min 2/26 </text:p>
            </table:change-track-table-cell>
          </table:previous>
        </table:cell-content-change>
        <table:cell-content-change table:id="ct116">
          <table:cell-address table:column="12" table:row="18" table:table="1"/>
          <office:change-info>
            <dc:creator>Aleph User</dc:creator>
            <dc:date>2016-06-08T15:07:59.162057179</dc:date>
          </office:change-info>
          <table:previous>
            <table:change-track-table-cell office:value-type="string">
              <text:p>PO12659</text:p>
            </table:change-track-table-cell>
          </table:previous>
        </table:cell-content-change>
        <table:cell-content-change table:id="ct117">
          <table:cell-address table:column="13" table:row="18" table:table="1"/>
          <office:change-info>
            <dc:creator>Aleph User</dc:creator>
            <dc:date>2016-06-08T15:07:59.162079360</dc:date>
          </office:change-info>
          <table:previous>
            <table:change-track-table-cell office:value-type="float" office:value="42453"/>
          </table:previous>
        </table:cell-content-change>
        <table:cell-content-change table:id="ct118">
          <table:cell-address table:column="14" table:row="18" table:table="1"/>
          <office:change-info>
            <dc:creator>Aleph User</dc:creator>
            <dc:date>2016-06-08T15:07:59.162087889</dc:date>
          </office:change-info>
          <table:previous>
            <table:change-track-table-cell office:value-type="float" office:value="42460"/>
          </table:previous>
        </table:cell-content-change>
        <table:cell-content-change table:id="ct119">
          <table:cell-address table:column="12" table:row="47" table:table="1"/>
          <office:change-info>
            <dc:creator>Aleph User</dc:creator>
            <dc:date>2016-06-08T15:10:15.651172401</dc:date>
          </office:change-info>
          <table:previous>
            <table:change-track-table-cell office:value-type="string">
              <text:p>PO12542</text:p>
            </table:change-track-table-cell>
          </table:previous>
        </table:cell-content-change>
        <table:cell-content-change table:id="ct120">
          <table:cell-address table:column="12" table:row="49" table:table="1"/>
          <office:change-info>
            <dc:creator>Aleph User</dc:creator>
            <dc:date>2016-06-08T15:10:15.651187013</dc:date>
          </office:change-info>
          <table:previous>
            <table:change-track-table-cell office:value-type="string">
              <text:p>PO12578</text:p>
            </table:change-track-table-cell>
          </table:previous>
        </table:cell-content-change>
        <table:cell-content-change table:id="ct121">
          <table:cell-address table:column="12" table:row="50" table:table="1"/>
          <office:change-info>
            <dc:creator>Aleph User</dc:creator>
            <dc:date>2016-06-08T15:10:15.651190474</dc:date>
          </office:change-info>
          <table:previous>
            <table:change-track-table-cell office:value-type="string">
              <text:p>PO12807</text:p>
            </table:change-track-table-cell>
          </table:previous>
        </table:cell-content-change>
        <table:cell-content-change table:id="ct122">
          <table:cell-address table:column="12" table:row="51" table:table="1"/>
          <office:change-info>
            <dc:creator>Aleph User</dc:creator>
            <dc:date>2016-06-08T15:10:15.651193107</dc:date>
          </office:change-info>
          <table:previous>
            <table:change-track-table-cell office:value-type="string">
              <text:p>PO11021</text:p>
            </table:change-track-table-cell>
          </table:previous>
        </table:cell-content-change>
        <table:cell-content-change table:id="ct123">
          <table:cell-address table:column="13" table:row="47" table:table="1"/>
          <office:change-info>
            <dc:creator>Aleph User</dc:creator>
            <dc:date>2016-06-08T15:10:15.651231709</dc:date>
          </office:change-info>
          <table:previous>
            <table:change-track-table-cell office:value-type="float" office:value="42445"/>
          </table:previous>
        </table:cell-content-change>
        <table:cell-content-change table:id="ct124">
          <table:cell-address table:column="13" table:row="49" table:table="1"/>
          <office:change-info>
            <dc:creator>Aleph User</dc:creator>
            <dc:date>2016-06-08T15:10:15.651253221</dc:date>
          </office:change-info>
          <table:previous>
            <table:change-track-table-cell office:value-type="float" office:value="42447"/>
          </table:previous>
        </table:cell-content-change>
        <table:cell-content-change table:id="ct125">
          <table:cell-address table:column="13" table:row="50" table:table="1"/>
          <office:change-info>
            <dc:creator>Aleph User</dc:creator>
            <dc:date>2016-06-08T15:10:15.651270893</dc:date>
          </office:change-info>
          <table:previous>
            <table:change-track-table-cell office:value-type="float" office:value="42461"/>
          </table:previous>
        </table:cell-content-change>
        <table:cell-content-change table:id="ct126">
          <table:cell-address table:column="13" table:row="51" table:table="1"/>
          <office:change-info>
            <dc:creator>Aleph User</dc:creator>
            <dc:date>2016-06-08T15:10:15.651288082</dc:date>
          </office:change-info>
          <table:previous>
            <table:change-track-table-cell office:value-type="float" office:value="42353"/>
          </table:previous>
        </table:cell-content-change>
        <table:cell-content-change table:id="ct127">
          <table:cell-address table:column="14" table:row="47" table:table="1"/>
          <office:change-info>
            <dc:creator>Aleph User</dc:creator>
            <dc:date>2016-06-08T15:10:15.651305538</dc:date>
          </office:change-info>
          <table:previous>
            <table:change-track-table-cell office:value-type="float" office:value="42460"/>
          </table:previous>
        </table:cell-content-change>
        <table:cell-content-change table:id="ct128">
          <table:cell-address table:column="14" table:row="49" table:table="1"/>
          <office:change-info>
            <dc:creator>Aleph User</dc:creator>
            <dc:date>2016-06-08T15:10:15.651323100</dc:date>
          </office:change-info>
          <table:previous>
            <table:change-track-table-cell office:value-type="float" office:value="42453"/>
          </table:previous>
        </table:cell-content-change>
        <table:cell-content-change table:id="ct129">
          <table:cell-address table:column="14" table:row="51" table:table="1"/>
          <office:change-info>
            <dc:creator>Aleph User</dc:creator>
            <dc:date>2016-06-08T15:10:15.651340546</dc:date>
          </office:change-info>
          <table:previous>
            <table:change-track-table-cell office:value-type="float" office:value="42408"/>
          </table:previous>
        </table:cell-content-change>
        <table:cell-content-change table:id="ct130">
          <table:cell-address table:column="12" table:row="16" table:table="1"/>
          <office:change-info>
            <dc:creator>Aleph User</dc:creator>
            <dc:date>2016-06-08T16:07:39.489215285</dc:date>
          </office:change-info>
          <table:previous table:id="ct96">
            <table:change-track-table-cell office:value-type="string">
              <text:p>PO13873</text:p>
            </table:change-track-table-cell>
          </table:previous>
        </table:cell-content-change>
        <table:cell-content-change table:id="ct131">
          <table:cell-address table:column="13" table:row="16" table:table="1"/>
          <office:change-info>
            <dc:creator>Aleph User</dc:creator>
            <dc:date>2016-06-08T16:07:40.168035950</dc:date>
          </office:change-info>
          <table:previous table:id="ct97">
            <table:change-track-table-cell office:value-type="float" office:value="42529"/>
          </table:previous>
        </table:cell-content-change>
        <table:cell-content-change table:id="ct132">
          <table:cell-address table:column="14" table:row="16" table:table="1"/>
          <office:change-info>
            <dc:creator>Aleph User</dc:creator>
            <dc:date>2016-06-08T16:07:40.904083223</dc:date>
          </office:change-info>
          <table:previous table:id="ct98">
            <table:change-track-table-cell office:value-type="float" office:value="42550"/>
          </table:previous>
        </table:cell-content-change>
        <table:cell-content-change table:id="ct133">
          <table:cell-address table:column="12" table:row="11" table:table="1"/>
          <office:change-info>
            <dc:creator>Aleph User</dc:creator>
            <dc:date>2016-06-08T16:15:51.812185572</dc:date>
          </office:change-info>
          <table:previous table:id="ct104">
            <table:change-track-table-cell/>
          </table:previous>
        </table:cell-content-change>
        <table:cell-content-change table:id="ct134">
          <table:cell-address table:column="13" table:row="11" table:table="1"/>
          <office:change-info>
            <dc:creator>Aleph User</dc:creator>
            <dc:date>2016-06-08T16:15:56.108002660</dc:date>
          </office:change-info>
          <table:previous table:id="ct107">
            <table:change-track-table-cell/>
          </table:previous>
        </table:cell-content-change>
        <table:cell-content-change table:id="ct135">
          <table:cell-address table:column="14" table:row="11" table:table="1"/>
          <office:change-info>
            <dc:creator>Aleph User</dc:creator>
            <dc:date>2016-06-08T16:15:59.108066314</dc:date>
          </office:change-info>
          <table:previous table:id="ct110">
            <table:change-track-table-cell/>
          </table:previous>
        </table:cell-content-change>
        <table:cell-content-change table:id="ct136">
          <table:cell-address table:column="15" table:row="13" table:table="1"/>
          <office:change-info>
            <dc:creator>Aleph User</dc:creator>
            <dc:date>2016-06-08T16:37:53.894133048</dc:date>
          </office:change-info>
          <table:previous table:id="ct115">
            <table:change-track-table-cell/>
          </table:previous>
        </table:cell-content-change>
        <table:cell-content-change table:id="ct137">
          <table:cell-address table:column="15" table:row="12" table:table="1"/>
          <office:change-info>
            <dc:creator>Aleph User</dc:creator>
            <dc:date>2016-06-08T16:45:55.986531323</dc:date>
          </office:change-info>
          <table:previous table:id="ct114">
            <table:change-track-table-cell/>
          </table:previous>
        </table:cell-content-change>
        <table:cell-content-change table:id="ct138">
          <table:cell-address table:column="15" table:row="14" table:table="1"/>
          <office:change-info>
            <dc:creator>Aleph User</dc:creator>
            <dc:date>2016-06-08T16:46:33.557065542</dc:date>
          </office:change-info>
          <table:previous table:id="ct22">
            <table:change-track-table-cell/>
          </table:previous>
        </table:cell-content-change>
        <table:cell-content-change table:id="ct139">
          <table:cell-address table:column="15" table:row="16" table:table="1"/>
          <office:change-info>
            <dc:creator>Aleph User</dc:creator>
            <dc:date>2016-06-08T17:00:28.834158423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12" table:table="1"/>
          <office:change-info>
            <dc:creator>Aleph User</dc:creator>
            <dc:date>2016-06-08T18:03:13.088601462</dc:date>
          </office:change-info>
          <table:previous table:id="ct105">
            <table:change-track-table-cell/>
          </table:previous>
        </table:cell-content-change>
        <table:cell-content-change table:id="ct141">
          <table:cell-address table:column="12" table:row="14" table:table="1"/>
          <office:change-info>
            <dc:creator>Aleph User</dc:creator>
            <dc:date>2016-06-08T18:03:13.088613456</dc:date>
          </office:change-info>
          <table:previous table:id="ct23">
            <table:change-track-table-cell/>
          </table:previous>
        </table:cell-content-change>
        <table:cell-content-change table:id="ct142">
          <table:cell-address table:column="13" table:row="12" table:table="1"/>
          <office:change-info>
            <dc:creator>Aleph User</dc:creator>
            <dc:date>2016-06-08T18:03:13.088865267</dc:date>
          </office:change-info>
          <table:previous table:id="ct108">
            <table:change-track-table-cell/>
          </table:previous>
        </table:cell-content-change>
        <table:cell-content-change table:id="ct143">
          <table:cell-address table:column="13" table:row="14" table:table="1"/>
          <office:change-info>
            <dc:creator>Aleph User</dc:creator>
            <dc:date>2016-06-08T18:03:13.088887674</dc:date>
          </office:change-info>
          <table:previous table:id="ct24">
            <table:change-track-table-cell/>
          </table:previous>
        </table:cell-content-change>
        <table:cell-content-change table:id="ct144">
          <table:cell-address table:column="14" table:row="12" table:table="1"/>
          <office:change-info>
            <dc:creator>Aleph User</dc:creator>
            <dc:date>2016-06-08T18:03:13.088906279</dc:date>
          </office:change-info>
          <table:previous table:id="ct111">
            <table:change-track-table-cell/>
          </table:previous>
        </table:cell-content-change>
        <table:cell-content-change table:id="ct145">
          <table:cell-address table:column="14" table:row="14" table:table="1"/>
          <office:change-info>
            <dc:creator>Aleph User</dc:creator>
            <dc:date>2016-06-08T18:03:13.088922636</dc:date>
          </office:change-info>
          <table:previous table:id="ct25">
            <table:change-track-table-cell/>
          </table:previous>
        </table:cell-content-change>
        <table:cell-content-change table:id="ct146">
          <table:cell-address table:column="14" table:row="13" table:table="1"/>
          <office:change-info>
            <dc:creator>Aleph User</dc:creator>
            <dc:date>2016-06-08T18:03:21.277369918</dc:date>
          </office:change-info>
          <table:previous table:id="ct112">
            <table:change-track-table-cell/>
          </table:previous>
        </table:cell-content-change>
        <table:cell-content-change table:id="ct147">
          <table:cell-address table:column="15" table:row="13" table:table="1"/>
          <office:change-info>
            <dc:creator>Aleph User</dc:creator>
            <dc:date>2016-06-08T18:03:50.172827338</dc:date>
          </office:change-info>
          <table:previous table:id="ct136">
            <table:change-track-table-cell office:value-type="string">
              <text:p>20k min <text:s/></text:p>
            </table:change-track-table-cell>
          </table:previous>
        </table:cell-content-change>
        <table:cell-content-change table:id="ct148">
          <table:cell-address table:column="15" table:row="50" table:table="1"/>
          <office:change-info>
            <dc:creator>Aleph User</dc:creator>
            <dc:date>2016-06-08T19:02:35.379995787</dc:date>
          </office:change-info>
          <table:previous>
            <table:change-track-table-cell office:value-type="string">
              <text:p>Ramon ckd stock, need to order per Toni </text:p>
            </table:change-track-table-cell>
          </table:previous>
        </table:cell-content-change>
        <table:cell-content-change table:id="ct149">
          <table:cell-address table:column="15" table:row="18" table:table="1"/>
          <office:change-info>
            <dc:creator>Aleph User</dc:creator>
            <dc:date>2016-06-08T19:11:37.715578781</dc:date>
          </office:change-info>
          <table:previous>
            <table:change-track-table-cell office:value-type="string">
              <text:p>This heatshrink replaced the 2 lines above as of 3/28/2016</text:p>
            </table:change-track-table-cell>
          </table:previous>
        </table:cell-content-change>
        <table:cell-content-change table:id="ct150">
          <table:cell-address table:column="15" table:row="18" table:table="1"/>
          <office:change-info>
            <dc:creator>Aleph User</dc:creator>
            <dc:date>2016-06-08T19:11:59.706938117</dc:date>
          </office:change-info>
          <table:previous table:id="ct149">
            <table:change-track-table-cell table:cell-address="Sheet2.P19" table:formula="of:=18'   this heatshrink replaced the 2 lines above as of 3/28/2016" office:value-type="string"/>
          </table:previous>
        </table:cell-content-change>
        <table:cell-content-change table:id="ct151">
          <table:cell-address table:column="12" table:row="18" table:table="1"/>
          <office:change-info>
            <dc:creator>Aleph User</dc:creator>
            <dc:date>2016-06-08T19:18:24.424435883</dc:date>
          </office:change-info>
          <table:previous table:id="ct116">
            <table:change-track-table-cell/>
          </table:previous>
        </table:cell-content-change>
        <table:cell-content-change table:id="ct152">
          <table:cell-address table:column="13" table:row="18" table:table="1"/>
          <office:change-info>
            <dc:creator>Aleph User</dc:creator>
            <dc:date>2016-06-08T19:18:27.383175531</dc:date>
          </office:change-info>
          <table:previous table:id="ct117">
            <table:change-track-table-cell/>
          </table:previous>
        </table:cell-content-change>
        <table:cell-content-change table:id="ct153">
          <table:cell-address table:column="14" table:row="18" table:table="1"/>
          <office:change-info>
            <dc:creator>Aleph User</dc:creator>
            <dc:date>2016-06-08T19:18:30.615281353</dc:date>
          </office:change-info>
          <table:previous table:id="ct118">
            <table:change-track-table-cell/>
          </table:previous>
        </table:cell-content-change>
        <table:cell-content-change table:id="ct154">
          <table:cell-address table:column="15" table:row="18" table:table="1"/>
          <office:change-info>
            <dc:creator>Aleph User</dc:creator>
            <dc:date>2016-06-08T19:19:50.219915472</dc:date>
          </office:change-info>
          <table:previous table:id="ct150">
            <table:change-track-table-cell office:value-type="string">
              <text:p>18 feet <text:s text:c="2"/>this heatshrink replaced the 2 lines above as of 3/28/2016</text:p>
            </table:change-track-table-cell>
          </table:previous>
        </table:cell-content-change>
        <table:cell-content-change table:id="ct155">
          <table:cell-address table:column="12" table:row="15" table:table="1"/>
          <office:change-info>
            <dc:creator>Aleph User</dc:creator>
            <dc:date>2016-06-08T19:28:44.751179369</dc:date>
          </office:change-info>
          <table:previous>
            <table:change-track-table-cell office:value-type="string">
              <text:p>PO12883</text:p>
            </table:change-track-table-cell>
          </table:previous>
        </table:cell-content-change>
        <table:cell-content-change table:id="ct156">
          <table:cell-address table:column="13" table:row="15" table:table="1"/>
          <office:change-info>
            <dc:creator>Aleph User</dc:creator>
            <dc:date>2016-06-08T19:28:45.815447071</dc:date>
          </office:change-info>
          <table:previous>
            <table:change-track-table-cell office:value-type="float" office:value="42467"/>
          </table:previous>
        </table:cell-content-change>
        <table:cell-content-change table:id="ct157">
          <table:cell-address table:column="14" table:row="15" table:table="1"/>
          <office:change-info>
            <dc:creator>Aleph User</dc:creator>
            <dc:date>2016-06-08T19:28:46.255489187</dc:date>
          </office:change-info>
          <table:previous>
            <table:change-track-table-cell office:value-type="float" office:value="42494"/>
          </table:previous>
        </table:cell-content-change>
        <table:cell-content-change table:id="ct158">
          <table:cell-address table:column="15" table:row="15" table:table="1"/>
          <office:change-info>
            <dc:creator>Aleph User</dc:creator>
            <dc:date>2016-06-08T19:28:47.775787245</dc:date>
          </office:change-info>
          <table:previous>
            <table:change-track-table-cell office:value-type="string">
              <text:p>We do need to order per Toni 4/6/16.Pelonis fan to replace the kysan fan – only for replacement toolheads, the rest of juniperbush will have the above kysan</text:p>
            </table:change-track-table-cell>
          </table:previous>
        </table:cell-content-change>
        <table:cell-content-change table:id="ct159">
          <table:cell-address table:column="12" table:row="15" table:table="1"/>
          <office:change-info>
            <dc:creator>Aleph User</dc:creator>
            <dc:date>2016-06-08T19:55:02.536202085</dc:date>
          </office:change-info>
          <table:previous table:id="ct155">
            <table:change-track-table-cell/>
          </table:previous>
        </table:cell-content-change>
        <table:cell-content-change table:id="ct160">
          <table:cell-address table:column="13" table:row="15" table:table="1"/>
          <office:change-info>
            <dc:creator>Aleph User</dc:creator>
            <dc:date>2016-06-08T19:55:04.136223191</dc:date>
          </office:change-info>
          <table:previous table:id="ct156">
            <table:change-track-table-cell/>
          </table:previous>
        </table:cell-content-change>
        <table:cell-content-change table:id="ct161">
          <table:cell-address table:column="14" table:row="15" table:table="1"/>
          <office:change-info>
            <dc:creator>Aleph User</dc:creator>
            <dc:date>2016-06-08T19:55:07.464242663</dc:date>
          </office:change-info>
          <table:previous table:id="ct157">
            <table:change-track-table-cell/>
          </table:previous>
        </table:cell-content-change>
        <table:cell-content-change table:id="ct162">
          <table:cell-address table:column="15" table:row="41" table:table="1"/>
          <office:change-info>
            <dc:creator>Aleph User</dc:creator>
            <dc:date>2016-06-08T20:17:48.395694408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163">
          <table:cell-address table:column="14" table:row="41" table:table="1"/>
          <office:change-info>
            <dc:creator>Aleph User</dc:creator>
            <dc:date>2016-06-08T20:17:51.411805218</dc:date>
          </office:change-info>
          <table:previous>
            <table:change-track-table-cell office:value-type="float" office:value="42472"/>
          </table:previous>
        </table:cell-content-change>
        <table:cell-content-change table:id="ct164">
          <table:cell-address table:column="13" table:row="41" table:table="1"/>
          <office:change-info>
            <dc:creator>Aleph User</dc:creator>
            <dc:date>2016-06-08T20:17:52.123582501</dc:date>
          </office:change-info>
          <table:previous>
            <table:change-track-table-cell office:value-type="float" office:value="42465"/>
          </table:previous>
        </table:cell-content-change>
        <table:cell-content-change table:id="ct165">
          <table:cell-address table:column="12" table:row="41" table:table="1"/>
          <office:change-info>
            <dc:creator>Aleph User</dc:creator>
            <dc:date>2016-06-08T20:17:52.66752916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166">
          <table:cell-address table:column="12" table:row="42" table:table="1"/>
          <office:change-info>
            <dc:creator>Aleph User</dc:creator>
            <dc:date>2016-06-08T20:17:57.827651491</dc:date>
          </office:change-info>
          <table:previous>
            <table:change-track-table-cell office:value-type="string">
              <text:p>PO12572</text:p>
            </table:change-track-table-cell>
          </table:previous>
        </table:cell-content-change>
        <table:cell-content-change table:id="ct167">
          <table:cell-address table:column="13" table:row="42" table:table="1"/>
          <office:change-info>
            <dc:creator>Aleph User</dc:creator>
            <dc:date>2016-06-08T20:17:58.987607327</dc:date>
          </office:change-info>
          <table:previous>
            <table:change-track-table-cell office:value-type="float" office:value="42447"/>
          </table:previous>
        </table:cell-content-change>
        <table:cell-content-change table:id="ct168">
          <table:cell-address table:column="14" table:row="42" table:table="1"/>
          <office:change-info>
            <dc:creator>Aleph User</dc:creator>
            <dc:date>2016-06-08T20:17:59.755619561</dc:date>
          </office:change-info>
          <table:previous>
            <table:change-track-table-cell office:value-type="float" office:value="42475"/>
          </table:previous>
        </table:cell-content-change>
        <table:cell-content-change table:id="ct169">
          <table:cell-address table:column="14" table:row="40" table:table="1"/>
          <office:change-info>
            <dc:creator>Aleph User</dc:creator>
            <dc:date>2016-06-08T20:18:02.700283058</dc:date>
          </office:change-info>
          <table:previous>
            <table:change-track-table-cell office:value-type="float" office:value="42475"/>
          </table:previous>
        </table:cell-content-change>
        <table:cell-content-change table:id="ct170">
          <table:cell-address table:column="13" table:row="40" table:table="1"/>
          <office:change-info>
            <dc:creator>Aleph User</dc:creator>
            <dc:date>2016-06-08T20:18:03.570851878</dc:date>
          </office:change-info>
          <table:previous>
            <table:change-track-table-cell office:value-type="float" office:value="42447"/>
          </table:previous>
        </table:cell-content-change>
        <table:cell-content-change table:id="ct171">
          <table:cell-address table:column="12" table:row="40" table:table="1"/>
          <office:change-info>
            <dc:creator>Aleph User</dc:creator>
            <dc:date>2016-06-08T20:18:03.923544233</dc:date>
          </office:change-info>
          <table:previous>
            <table:change-track-table-cell office:value-type="string">
              <text:p>PO12572</text:p>
            </table:change-track-table-cell>
          </table:previous>
        </table:cell-content-change>
        <table:cell-content-change table:id="ct172">
          <table:cell-address table:column="12" table:row="43" table:table="1"/>
          <office:change-info>
            <dc:creator>Aleph User</dc:creator>
            <dc:date>2016-06-08T20:18:05.995520163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173">
          <table:cell-address table:column="13" table:row="43" table:table="1"/>
          <office:change-info>
            <dc:creator>Aleph User</dc:creator>
            <dc:date>2016-06-08T20:18:07.043583371</dc:date>
          </office:change-info>
          <table:previous>
            <table:change-track-table-cell office:value-type="float" office:value="42465"/>
          </table:previous>
        </table:cell-content-change>
        <table:cell-content-change table:id="ct174">
          <table:cell-address table:column="14" table:row="43" table:table="1"/>
          <office:change-info>
            <dc:creator>Aleph User</dc:creator>
            <dc:date>2016-06-08T20:18:07.507655100</dc:date>
          </office:change-info>
          <table:previous>
            <table:change-track-table-cell office:value-type="float" office:value="42472"/>
          </table:previous>
        </table:cell-content-change>
        <table:cell-content-change table:id="ct175">
          <table:cell-address table:column="12" table:row="26" table:table="1"/>
          <office:change-info>
            <dc:creator>Aleph User</dc:creator>
            <dc:date>2016-06-09T13:42:52.797257620</dc:date>
          </office:change-info>
          <table:previous table:id="ct32">
            <table:change-track-table-cell/>
          </table:previous>
        </table:cell-content-change>
        <table:cell-content-change table:id="ct176">
          <table:cell-address table:column="13" table:row="26" table:table="1"/>
          <office:change-info>
            <dc:creator>Aleph User</dc:creator>
            <dc:date>2016-06-09T13:42:57.825723449</dc:date>
          </office:change-info>
          <table:previous table:id="ct46">
            <table:change-track-table-cell/>
          </table:previous>
        </table:cell-content-change>
        <table:cell-content-change table:id="ct177">
          <table:cell-address table:column="14" table:row="26" table:table="1"/>
          <office:change-info>
            <dc:creator>Aleph User</dc:creator>
            <dc:date>2016-06-09T13:43:04.377712550</dc:date>
          </office:change-info>
          <table:previous table:id="ct60">
            <table:change-track-table-cell/>
          </table:previous>
        </table:cell-content-change>
        <table:cell-content-change table:id="ct178">
          <table:cell-address table:column="12" table:row="27" table:table="1"/>
          <office:change-info>
            <dc:creator>Aleph User</dc:creator>
            <dc:date>2016-06-09T13:43:23.347912022</dc:date>
          </office:change-info>
          <table:previous table:id="ct33">
            <table:change-track-table-cell/>
          </table:previous>
        </table:cell-content-change>
        <table:cell-content-change table:id="ct179">
          <table:cell-address table:column="12" table:row="28" table:table="1"/>
          <office:change-info>
            <dc:creator>Aleph User</dc:creator>
            <dc:date>2016-06-09T13:43:23.347926373</dc:date>
          </office:change-info>
          <table:previous table:id="ct34">
            <table:change-track-table-cell/>
          </table:previous>
        </table:cell-content-change>
        <table:cell-content-change table:id="ct180">
          <table:cell-address table:column="12" table:row="29" table:table="1"/>
          <office:change-info>
            <dc:creator>Aleph User</dc:creator>
            <dc:date>2016-06-09T13:43:23.347931230</dc:date>
          </office:change-info>
          <table:previous table:id="ct35">
            <table:change-track-table-cell/>
          </table:previous>
        </table:cell-content-change>
        <table:cell-content-change table:id="ct181">
          <table:cell-address table:column="12" table:row="30" table:table="1"/>
          <office:change-info>
            <dc:creator>Aleph User</dc:creator>
            <dc:date>2016-06-09T13:43:23.347934980</dc:date>
          </office:change-info>
          <table:previous table:id="ct36">
            <table:change-track-table-cell/>
          </table:previous>
        </table:cell-content-change>
        <table:cell-content-change table:id="ct182">
          <table:cell-address table:column="12" table:row="31" table:table="1"/>
          <office:change-info>
            <dc:creator>Aleph User</dc:creator>
            <dc:date>2016-06-09T13:43:23.347938461</dc:date>
          </office:change-info>
          <table:previous table:id="ct37">
            <table:change-track-table-cell/>
          </table:previous>
        </table:cell-content-change>
        <table:cell-content-change table:id="ct183">
          <table:cell-address table:column="12" table:row="32" table:table="1"/>
          <office:change-info>
            <dc:creator>Aleph User</dc:creator>
            <dc:date>2016-06-09T13:43:23.347942283</dc:date>
          </office:change-info>
          <table:previous table:id="ct38">
            <table:change-track-table-cell/>
          </table:previous>
        </table:cell-content-change>
        <table:cell-content-change table:id="ct184">
          <table:cell-address table:column="12" table:row="33" table:table="1"/>
          <office:change-info>
            <dc:creator>Aleph User</dc:creator>
            <dc:date>2016-06-09T13:43:23.347945842</dc:date>
          </office:change-info>
          <table:previous table:id="ct39">
            <table:change-track-table-cell/>
          </table:previous>
        </table:cell-content-change>
        <table:cell-content-change table:id="ct185">
          <table:cell-address table:column="12" table:row="34" table:table="1"/>
          <office:change-info>
            <dc:creator>Aleph User</dc:creator>
            <dc:date>2016-06-09T13:43:23.347949261</dc:date>
          </office:change-info>
          <table:previous table:id="ct40">
            <table:change-track-table-cell/>
          </table:previous>
        </table:cell-content-change>
        <table:cell-content-change table:id="ct186">
          <table:cell-address table:column="12" table:row="35" table:table="1"/>
          <office:change-info>
            <dc:creator>Aleph User</dc:creator>
            <dc:date>2016-06-09T13:43:23.347952572</dc:date>
          </office:change-info>
          <table:previous table:id="ct41">
            <table:change-track-table-cell/>
          </table:previous>
        </table:cell-content-change>
        <table:cell-content-change table:id="ct187">
          <table:cell-address table:column="12" table:row="36" table:table="1"/>
          <office:change-info>
            <dc:creator>Aleph User</dc:creator>
            <dc:date>2016-06-09T13:43:23.347955827</dc:date>
          </office:change-info>
          <table:previous table:id="ct42">
            <table:change-track-table-cell/>
          </table:previous>
        </table:cell-content-change>
        <table:cell-content-change table:id="ct188">
          <table:cell-address table:column="12" table:row="37" table:table="1"/>
          <office:change-info>
            <dc:creator>Aleph User</dc:creator>
            <dc:date>2016-06-09T13:43:23.347958958</dc:date>
          </office:change-info>
          <table:previous table:id="ct43">
            <table:change-track-table-cell/>
          </table:previous>
        </table:cell-content-change>
        <table:cell-content-change table:id="ct189">
          <table:cell-address table:column="12" table:row="38" table:table="1"/>
          <office:change-info>
            <dc:creator>Aleph User</dc:creator>
            <dc:date>2016-06-09T13:43:23.347962064</dc:date>
          </office:change-info>
          <table:previous table:id="ct44">
            <table:change-track-table-cell/>
          </table:previous>
        </table:cell-content-change>
        <table:cell-content-change table:id="ct190">
          <table:cell-address table:column="12" table:row="39" table:table="1"/>
          <office:change-info>
            <dc:creator>Aleph User</dc:creator>
            <dc:date>2016-06-09T13:43:23.347965383</dc:date>
          </office:change-info>
          <table:previous table:id="ct45">
            <table:change-track-table-cell/>
          </table:previous>
        </table:cell-content-change>
        <table:cell-content-change table:id="ct191">
          <table:cell-address table:column="12" table:row="40" table:table="1"/>
          <office:change-info>
            <dc:creator>Aleph User</dc:creator>
            <dc:date>2016-06-09T13:43:23.347969749</dc:date>
          </office:change-info>
          <table:previous table:id="ct171">
            <table:change-track-table-cell/>
          </table:previous>
        </table:cell-content-change>
        <table:cell-content-change table:id="ct192">
          <table:cell-address table:column="12" table:row="41" table:table="1"/>
          <office:change-info>
            <dc:creator>Aleph User</dc:creator>
            <dc:date>2016-06-09T13:43:23.347971963</dc:date>
          </office:change-info>
          <table:previous table:id="ct165">
            <table:change-track-table-cell/>
          </table:previous>
        </table:cell-content-change>
        <table:cell-content-change table:id="ct193">
          <table:cell-address table:column="12" table:row="42" table:table="1"/>
          <office:change-info>
            <dc:creator>Aleph User</dc:creator>
            <dc:date>2016-06-09T13:43:23.347974111</dc:date>
          </office:change-info>
          <table:previous table:id="ct166">
            <table:change-track-table-cell/>
          </table:previous>
        </table:cell-content-change>
        <table:cell-content-change table:id="ct194">
          <table:cell-address table:column="12" table:row="43" table:table="1"/>
          <office:change-info>
            <dc:creator>Aleph User</dc:creator>
            <dc:date>2016-06-09T13:43:23.347976337</dc:date>
          </office:change-info>
          <table:previous table:id="ct172">
            <table:change-track-table-cell/>
          </table:previous>
        </table:cell-content-change>
        <table:cell-content-change table:id="ct195">
          <table:cell-address table:column="13" table:row="27" table:table="1"/>
          <office:change-info>
            <dc:creator>Aleph User</dc:creator>
            <dc:date>2016-06-09T13:43:23.348014417</dc:date>
          </office:change-info>
          <table:previous table:id="ct47">
            <table:change-track-table-cell/>
          </table:previous>
        </table:cell-content-change>
        <table:cell-content-change table:id="ct196">
          <table:cell-address table:column="13" table:row="28" table:table="1"/>
          <office:change-info>
            <dc:creator>Aleph User</dc:creator>
            <dc:date>2016-06-09T13:43:23.348036179</dc:date>
          </office:change-info>
          <table:previous table:id="ct48">
            <table:change-track-table-cell/>
          </table:previous>
        </table:cell-content-change>
        <table:cell-content-change table:id="ct197">
          <table:cell-address table:column="13" table:row="29" table:table="1"/>
          <office:change-info>
            <dc:creator>Aleph User</dc:creator>
            <dc:date>2016-06-09T13:43:23.348054437</dc:date>
          </office:change-info>
          <table:previous table:id="ct49">
            <table:change-track-table-cell/>
          </table:previous>
        </table:cell-content-change>
        <table:cell-content-change table:id="ct198">
          <table:cell-address table:column="13" table:row="30" table:table="1"/>
          <office:change-info>
            <dc:creator>Aleph User</dc:creator>
            <dc:date>2016-06-09T13:43:23.348071932</dc:date>
          </office:change-info>
          <table:previous table:id="ct50">
            <table:change-track-table-cell/>
          </table:previous>
        </table:cell-content-change>
        <table:cell-content-change table:id="ct199">
          <table:cell-address table:column="13" table:row="31" table:table="1"/>
          <office:change-info>
            <dc:creator>Aleph User</dc:creator>
            <dc:date>2016-06-09T13:43:23.348089266</dc:date>
          </office:change-info>
          <table:previous table:id="ct51">
            <table:change-track-table-cell/>
          </table:previous>
        </table:cell-content-change>
        <table:cell-content-change table:id="ct200">
          <table:cell-address table:column="13" table:row="32" table:table="1"/>
          <office:change-info>
            <dc:creator>Aleph User</dc:creator>
            <dc:date>2016-06-09T13:43:23.348106254</dc:date>
          </office:change-info>
          <table:previous table:id="ct52">
            <table:change-track-table-cell/>
          </table:previous>
        </table:cell-content-change>
        <table:cell-content-change table:id="ct201">
          <table:cell-address table:column="13" table:row="33" table:table="1"/>
          <office:change-info>
            <dc:creator>Aleph User</dc:creator>
            <dc:date>2016-06-09T13:43:23.348123786</dc:date>
          </office:change-info>
          <table:previous table:id="ct53">
            <table:change-track-table-cell/>
          </table:previous>
        </table:cell-content-change>
        <table:cell-content-change table:id="ct202">
          <table:cell-address table:column="13" table:row="34" table:table="1"/>
          <office:change-info>
            <dc:creator>Aleph User</dc:creator>
            <dc:date>2016-06-09T13:43:23.348141049</dc:date>
          </office:change-info>
          <table:previous table:id="ct54">
            <table:change-track-table-cell/>
          </table:previous>
        </table:cell-content-change>
        <table:cell-content-change table:id="ct203">
          <table:cell-address table:column="13" table:row="35" table:table="1"/>
          <office:change-info>
            <dc:creator>Aleph User</dc:creator>
            <dc:date>2016-06-09T13:43:23.348158521</dc:date>
          </office:change-info>
          <table:previous table:id="ct55">
            <table:change-track-table-cell/>
          </table:previous>
        </table:cell-content-change>
        <table:cell-content-change table:id="ct204">
          <table:cell-address table:column="13" table:row="36" table:table="1"/>
          <office:change-info>
            <dc:creator>Aleph User</dc:creator>
            <dc:date>2016-06-09T13:43:23.348175490</dc:date>
          </office:change-info>
          <table:previous table:id="ct56">
            <table:change-track-table-cell/>
          </table:previous>
        </table:cell-content-change>
        <table:cell-content-change table:id="ct205">
          <table:cell-address table:column="13" table:row="37" table:table="1"/>
          <office:change-info>
            <dc:creator>Aleph User</dc:creator>
            <dc:date>2016-06-09T13:43:23.348192528</dc:date>
          </office:change-info>
          <table:previous table:id="ct57">
            <table:change-track-table-cell/>
          </table:previous>
        </table:cell-content-change>
        <table:cell-content-change table:id="ct206">
          <table:cell-address table:column="13" table:row="38" table:table="1"/>
          <office:change-info>
            <dc:creator>Aleph User</dc:creator>
            <dc:date>2016-06-09T13:43:23.348209656</dc:date>
          </office:change-info>
          <table:previous table:id="ct58">
            <table:change-track-table-cell/>
          </table:previous>
        </table:cell-content-change>
        <table:cell-content-change table:id="ct207">
          <table:cell-address table:column="13" table:row="39" table:table="1"/>
          <office:change-info>
            <dc:creator>Aleph User</dc:creator>
            <dc:date>2016-06-09T13:43:23.348227001</dc:date>
          </office:change-info>
          <table:previous table:id="ct59">
            <table:change-track-table-cell/>
          </table:previous>
        </table:cell-content-change>
        <table:cell-content-change table:id="ct208">
          <table:cell-address table:column="13" table:row="40" table:table="1"/>
          <office:change-info>
            <dc:creator>Aleph User</dc:creator>
            <dc:date>2016-06-09T13:43:23.348244136</dc:date>
          </office:change-info>
          <table:previous table:id="ct170">
            <table:change-track-table-cell/>
          </table:previous>
        </table:cell-content-change>
        <table:cell-content-change table:id="ct209">
          <table:cell-address table:column="13" table:row="41" table:table="1"/>
          <office:change-info>
            <dc:creator>Aleph User</dc:creator>
            <dc:date>2016-06-09T13:43:23.348260281</dc:date>
          </office:change-info>
          <table:previous table:id="ct164">
            <table:change-track-table-cell/>
          </table:previous>
        </table:cell-content-change>
        <table:cell-content-change table:id="ct210">
          <table:cell-address table:column="13" table:row="42" table:table="1"/>
          <office:change-info>
            <dc:creator>Aleph User</dc:creator>
            <dc:date>2016-06-09T13:43:23.348276442</dc:date>
          </office:change-info>
          <table:previous table:id="ct167">
            <table:change-track-table-cell/>
          </table:previous>
        </table:cell-content-change>
        <table:cell-content-change table:id="ct211">
          <table:cell-address table:column="13" table:row="43" table:table="1"/>
          <office:change-info>
            <dc:creator>Aleph User</dc:creator>
            <dc:date>2016-06-09T13:43:23.348292292</dc:date>
          </office:change-info>
          <table:previous table:id="ct173">
            <table:change-track-table-cell/>
          </table:previous>
        </table:cell-content-change>
        <table:cell-content-change table:id="ct212">
          <table:cell-address table:column="14" table:row="27" table:table="1"/>
          <office:change-info>
            <dc:creator>Aleph User</dc:creator>
            <dc:date>2016-06-09T13:43:23.348308985</dc:date>
          </office:change-info>
          <table:previous table:id="ct61">
            <table:change-track-table-cell/>
          </table:previous>
        </table:cell-content-change>
        <table:cell-content-change table:id="ct213">
          <table:cell-address table:column="14" table:row="28" table:table="1"/>
          <office:change-info>
            <dc:creator>Aleph User</dc:creator>
            <dc:date>2016-06-09T13:43:23.348327366</dc:date>
          </office:change-info>
          <table:previous table:id="ct62">
            <table:change-track-table-cell/>
          </table:previous>
        </table:cell-content-change>
        <table:cell-content-change table:id="ct214">
          <table:cell-address table:column="14" table:row="29" table:table="1"/>
          <office:change-info>
            <dc:creator>Aleph User</dc:creator>
            <dc:date>2016-06-09T13:43:23.348344510</dc:date>
          </office:change-info>
          <table:previous table:id="ct63">
            <table:change-track-table-cell/>
          </table:previous>
        </table:cell-content-change>
        <table:cell-content-change table:id="ct215">
          <table:cell-address table:column="14" table:row="30" table:table="1"/>
          <office:change-info>
            <dc:creator>Aleph User</dc:creator>
            <dc:date>2016-06-09T13:43:23.348361433</dc:date>
          </office:change-info>
          <table:previous table:id="ct64">
            <table:change-track-table-cell/>
          </table:previous>
        </table:cell-content-change>
        <table:cell-content-change table:id="ct216">
          <table:cell-address table:column="14" table:row="31" table:table="1"/>
          <office:change-info>
            <dc:creator>Aleph User</dc:creator>
            <dc:date>2016-06-09T13:43:23.348378522</dc:date>
          </office:change-info>
          <table:previous table:id="ct65">
            <table:change-track-table-cell/>
          </table:previous>
        </table:cell-content-change>
        <table:cell-content-change table:id="ct217">
          <table:cell-address table:column="14" table:row="32" table:table="1"/>
          <office:change-info>
            <dc:creator>Aleph User</dc:creator>
            <dc:date>2016-06-09T13:43:23.348395667</dc:date>
          </office:change-info>
          <table:previous table:id="ct66">
            <table:change-track-table-cell/>
          </table:previous>
        </table:cell-content-change>
        <table:cell-content-change table:id="ct218">
          <table:cell-address table:column="14" table:row="33" table:table="1"/>
          <office:change-info>
            <dc:creator>Aleph User</dc:creator>
            <dc:date>2016-06-09T13:43:23.348412843</dc:date>
          </office:change-info>
          <table:previous table:id="ct67">
            <table:change-track-table-cell/>
          </table:previous>
        </table:cell-content-change>
        <table:cell-content-change table:id="ct219">
          <table:cell-address table:column="14" table:row="34" table:table="1"/>
          <office:change-info>
            <dc:creator>Aleph User</dc:creator>
            <dc:date>2016-06-09T13:43:23.348430186</dc:date>
          </office:change-info>
          <table:previous table:id="ct68">
            <table:change-track-table-cell/>
          </table:previous>
        </table:cell-content-change>
        <table:cell-content-change table:id="ct220">
          <table:cell-address table:column="14" table:row="35" table:table="1"/>
          <office:change-info>
            <dc:creator>Aleph User</dc:creator>
            <dc:date>2016-06-09T13:43:23.348447291</dc:date>
          </office:change-info>
          <table:previous table:id="ct69">
            <table:change-track-table-cell/>
          </table:previous>
        </table:cell-content-change>
        <table:cell-content-change table:id="ct221">
          <table:cell-address table:column="14" table:row="36" table:table="1"/>
          <office:change-info>
            <dc:creator>Aleph User</dc:creator>
            <dc:date>2016-06-09T13:43:23.348464286</dc:date>
          </office:change-info>
          <table:previous table:id="ct70">
            <table:change-track-table-cell/>
          </table:previous>
        </table:cell-content-change>
        <table:cell-content-change table:id="ct222">
          <table:cell-address table:column="14" table:row="37" table:table="1"/>
          <office:change-info>
            <dc:creator>Aleph User</dc:creator>
            <dc:date>2016-06-09T13:43:23.348481346</dc:date>
          </office:change-info>
          <table:previous table:id="ct71">
            <table:change-track-table-cell/>
          </table:previous>
        </table:cell-content-change>
        <table:cell-content-change table:id="ct223">
          <table:cell-address table:column="14" table:row="38" table:table="1"/>
          <office:change-info>
            <dc:creator>Aleph User</dc:creator>
            <dc:date>2016-06-09T13:43:23.348498526</dc:date>
          </office:change-info>
          <table:previous table:id="ct72">
            <table:change-track-table-cell/>
          </table:previous>
        </table:cell-content-change>
        <table:cell-content-change table:id="ct224">
          <table:cell-address table:column="14" table:row="39" table:table="1"/>
          <office:change-info>
            <dc:creator>Aleph User</dc:creator>
            <dc:date>2016-06-09T13:43:23.348525970</dc:date>
          </office:change-info>
          <table:previous table:id="ct73">
            <table:change-track-table-cell/>
          </table:previous>
        </table:cell-content-change>
        <table:cell-content-change table:id="ct225">
          <table:cell-address table:column="14" table:row="40" table:table="1"/>
          <office:change-info>
            <dc:creator>Aleph User</dc:creator>
            <dc:date>2016-06-09T13:43:23.348543741</dc:date>
          </office:change-info>
          <table:previous table:id="ct169">
            <table:change-track-table-cell/>
          </table:previous>
        </table:cell-content-change>
        <table:cell-content-change table:id="ct226">
          <table:cell-address table:column="14" table:row="41" table:table="1"/>
          <office:change-info>
            <dc:creator>Aleph User</dc:creator>
            <dc:date>2016-06-09T13:43:23.348560104</dc:date>
          </office:change-info>
          <table:previous table:id="ct163">
            <table:change-track-table-cell/>
          </table:previous>
        </table:cell-content-change>
        <table:cell-content-change table:id="ct227">
          <table:cell-address table:column="14" table:row="42" table:table="1"/>
          <office:change-info>
            <dc:creator>Aleph User</dc:creator>
            <dc:date>2016-06-09T13:43:23.348576938</dc:date>
          </office:change-info>
          <table:previous table:id="ct168">
            <table:change-track-table-cell/>
          </table:previous>
        </table:cell-content-change>
        <table:cell-content-change table:id="ct228">
          <table:cell-address table:column="14" table:row="43" table:table="1"/>
          <office:change-info>
            <dc:creator>Aleph User</dc:creator>
            <dc:date>2016-06-09T13:43:23.348593254</dc:date>
          </office:change-info>
          <table:previous table:id="ct174">
            <table:change-track-table-cell/>
          </table:previous>
        </table:cell-content-change>
        <table:cell-content-change table:id="ct229">
          <table:cell-address table:column="12" table:row="42" table:table="1"/>
          <office:change-info>
            <dc:creator>Aleph User</dc:creator>
            <dc:date>2016-06-09T13:43:30.110746907</dc:date>
          </office:change-info>
          <table:previous table:id="ct193">
            <table:change-track-table-cell office:value-type="string">
              <text:p>PO13897</text:p>
            </table:change-track-table-cell>
          </table:previous>
        </table:cell-content-change>
        <table:cell-content-change table:id="ct230">
          <table:cell-address table:column="13" table:row="42" table:table="1"/>
          <office:change-info>
            <dc:creator>Aleph User</dc:creator>
            <dc:date>2016-06-09T13:43:30.110762429</dc:date>
          </office:change-info>
          <table:previous table:id="ct210">
            <table:change-track-table-cell office:value-type="float" office:value="42530"/>
          </table:previous>
        </table:cell-content-change>
        <table:cell-content-change table:id="ct231">
          <table:cell-address table:column="14" table:row="42" table:table="1"/>
          <office:change-info>
            <dc:creator>Aleph User</dc:creator>
            <dc:date>2016-06-09T13:43:30.110766961</dc:date>
          </office:change-info>
          <table:previous table:id="ct227">
            <table:change-track-table-cell office:value-type="float" office:value="42538"/>
          </table:previous>
        </table:cell-content-change>
        <table:cell-content-change table:id="ct232">
          <table:cell-address table:column="12" table:row="40" table:table="1"/>
          <office:change-info>
            <dc:creator>Aleph User</dc:creator>
            <dc:date>2016-06-09T13:43:34.047330091</dc:date>
          </office:change-info>
          <table:previous table:id="ct191">
            <table:change-track-table-cell office:value-type="string">
              <text:p>PO13897</text:p>
            </table:change-track-table-cell>
          </table:previous>
        </table:cell-content-change>
        <table:cell-content-change table:id="ct233">
          <table:cell-address table:column="13" table:row="40" table:table="1"/>
          <office:change-info>
            <dc:creator>Aleph User</dc:creator>
            <dc:date>2016-06-09T13:43:34.047352302</dc:date>
          </office:change-info>
          <table:previous table:id="ct208">
            <table:change-track-table-cell office:value-type="float" office:value="42530"/>
          </table:previous>
        </table:cell-content-change>
        <table:cell-content-change table:id="ct234">
          <table:cell-address table:column="14" table:row="40" table:table="1"/>
          <office:change-info>
            <dc:creator>Aleph User</dc:creator>
            <dc:date>2016-06-09T13:43:34.047359513</dc:date>
          </office:change-info>
          <table:previous table:id="ct225">
            <table:change-track-table-cell office:value-type="float" office:value="42538"/>
          </table:previous>
        </table:cell-content-change>
        <table:cell-content-change table:id="ct235">
          <table:cell-address table:column="15" table:row="47" table:table="1"/>
          <office:change-info>
            <dc:creator>Aleph User</dc:creator>
            <dc:date>2016-06-09T17:11:46.752526091</dc:date>
          </office:change-info>
          <table:previous table:id="ct103">
            <table:change-track-table-cell office:value-type="string">
              <text:p>Ordered 4k 3/29 delivery for previous extruders. <text:s/>KG</text:p>
            </table:change-track-table-cell>
          </table:previous>
        </table:cell-content-change>
        <table:cell-content-change table:id="ct236">
          <table:cell-address table:column="12" table:row="40" table:table="1"/>
          <office:change-info>
            <dc:creator>Aleph User</dc:creator>
            <dc:date>2016-06-09T17:56:04.162187889</dc:date>
          </office:change-info>
          <table:previous table:id="ct232">
            <table:change-track-table-cell/>
          </table:previous>
        </table:cell-content-change>
        <table:cell-content-change table:id="ct237">
          <table:cell-address table:column="13" table:row="40" table:table="1"/>
          <office:change-info>
            <dc:creator>Aleph User</dc:creator>
            <dc:date>2016-06-09T17:56:04.162454303</dc:date>
          </office:change-info>
          <table:previous table:id="ct233">
            <table:change-track-table-cell/>
          </table:previous>
        </table:cell-content-change>
        <table:cell-content-change table:id="ct238">
          <table:cell-address table:column="14" table:row="40" table:table="1"/>
          <office:change-info>
            <dc:creator>Aleph User</dc:creator>
            <dc:date>2016-06-09T17:56:04.162478264</dc:date>
          </office:change-info>
          <table:previous table:id="ct234">
            <table:change-track-table-cell/>
          </table:previous>
        </table:cell-content-change>
        <table:cell-content-change table:id="ct239">
          <table:cell-address table:column="12" table:row="42" table:table="1"/>
          <office:change-info>
            <dc:creator>Aleph User</dc:creator>
            <dc:date>2016-06-09T17:56:07.121500662</dc:date>
          </office:change-info>
          <table:previous table:id="ct229">
            <table:change-track-table-cell/>
          </table:previous>
        </table:cell-content-change>
        <table:cell-content-change table:id="ct240">
          <table:cell-address table:column="13" table:row="42" table:table="1"/>
          <office:change-info>
            <dc:creator>Aleph User</dc:creator>
            <dc:date>2016-06-09T17:56:07.121750779</dc:date>
          </office:change-info>
          <table:previous table:id="ct230">
            <table:change-track-table-cell/>
          </table:previous>
        </table:cell-content-change>
        <table:cell-content-change table:id="ct241">
          <table:cell-address table:column="14" table:row="42" table:table="1"/>
          <office:change-info>
            <dc:creator>Aleph User</dc:creator>
            <dc:date>2016-06-09T17:56:07.121774421</dc:date>
          </office:change-info>
          <table:previous table:id="ct231">
            <table:change-track-table-cell/>
          </table:previous>
        </table:cell-content-change>
        <table:cell-content-change table:id="ct242">
          <table:cell-address table:column="15" table:row="42" table:table="1"/>
          <office:change-info>
            <dc:creator>Aleph User</dc:creator>
            <dc:date>2016-06-09T17:56:18.406524939</dc:date>
          </office:change-info>
          <table:previous>
            <table:change-track-table-cell office:value-type="string">
              <text:p>Stock on hand, PO12572 for Uaru, Brambling covers this BOM also</text:p>
            </table:change-track-table-cell>
          </table:previous>
        </table:cell-content-change>
        <table:cell-content-change table:id="ct243">
          <table:cell-address table:column="15" table:row="40" table:table="1"/>
          <office:change-info>
            <dc:creator>Aleph User</dc:creator>
            <dc:date>2016-06-09T17:56:22.587704829</dc:date>
          </office:change-info>
          <table:previous>
            <table:change-track-table-cell office:value-type="string">
              <text:p>Stock on hand, PO12572 for Uaru, Brambling covers this BOM also</text:p>
            </table:change-track-table-cell>
          </table:previous>
        </table:cell-content-change>
        <table:cell-content-change table:id="ct244">
          <table:cell-address table:column="14" table:row="42" table:table="1"/>
          <office:change-info>
            <dc:creator>Aleph User</dc:creator>
            <dc:date>2016-06-09T17:56:38.182212651</dc:date>
          </office:change-info>
          <table:previous table:id="ct241">
            <table:change-track-table-cell office:value-type="float" office:value="42538"/>
          </table:previous>
        </table:cell-content-change>
        <table:cell-content-change table:id="ct245">
          <table:cell-address table:column="14" table:row="40" table:table="1"/>
          <office:change-info>
            <dc:creator>Aleph User</dc:creator>
            <dc:date>2016-06-09T17:56:45.174164097</dc:date>
          </office:change-info>
          <table:previous table:id="ct238">
            <table:change-track-table-cell office:value-type="float" office:value="42538"/>
          </table:previous>
        </table:cell-content-change>
        <table:cell-content-change table:id="ct246">
          <table:cell-address table:column="15" table:row="24" table:table="1"/>
          <office:change-info>
            <dc:creator>Aleph User</dc:creator>
            <dc:date>2016-06-09T17:58:33.999963678</dc:date>
          </office:change-info>
          <table:previous>
            <table:change-track-table-cell office:value-type="string">
              <text:p>10,800 <text:s/>pc on hand BAM confirmed will use FTX 2/17 <text:s/>KG</text:p>
            </table:change-track-table-cell>
          </table:previous>
        </table:cell-content-change>
        <table:cell-content-change table:id="ct247">
          <table:cell-address table:column="15" table:row="11" table:table="1"/>
          <office:change-info>
            <dc:creator>Aleph User</dc:creator>
            <dc:date>2016-06-09T18:00:59.302013201</dc:date>
          </office:change-info>
          <table:previous table:id="ct113">
            <table:change-track-table-cell/>
          </table:previous>
        </table:cell-content-change>
        <table:cell-content-change table:id="ct248">
          <table:cell-address table:column="12" table:row="58" table:table="1"/>
          <office:change-info>
            <dc:creator>Aleph User</dc:creator>
            <dc:date>2016-06-09T18:32:01.061464180</dc:date>
          </office:change-info>
          <table:previous>
            <table:change-track-table-cell office:value-type="string">
              <text:p>PO12853</text:p>
            </table:change-track-table-cell>
          </table:previous>
        </table:cell-content-change>
        <table:cell-content-change table:id="ct249">
          <table:cell-address table:column="13" table:row="58" table:table="1"/>
          <office:change-info>
            <dc:creator>Aleph User</dc:creator>
            <dc:date>2016-06-09T18:32:01.061492989</dc:date>
          </office:change-info>
          <table:previous>
            <table:change-track-table-cell office:value-type="float" office:value="42465"/>
          </table:previous>
        </table:cell-content-change>
        <table:cell-content-change table:id="ct250">
          <table:cell-address table:column="14" table:row="58" table:table="1"/>
          <office:change-info>
            <dc:creator>Aleph User</dc:creator>
            <dc:date>2016-06-09T18:32:01.061504134</dc:date>
          </office:change-info>
          <table:previous>
            <table:change-track-table-cell office:value-type="float" office:value="42467"/>
          </table:previous>
        </table:cell-content-change>
        <table:cell-content-change table:id="ct251">
          <table:cell-address table:column="15" table:row="58" table:table="1"/>
          <office:change-info>
            <dc:creator>Aleph User</dc:creator>
            <dc:date>2016-06-09T18:57:43.921111997</dc:date>
          </office:change-info>
          <table:previous>
            <table:change-track-table-cell/>
          </table:previous>
        </table:cell-content-change>
        <table:cell-content-change table:id="ct252">
          <table:cell-address table:column="12" table:row="15" table:table="1"/>
          <office:change-info>
            <dc:creator> </dc:creator>
            <dc:date>2016-06-09T19:35:15.299965158</dc:date>
          </office:change-info>
          <table:previous table:id="ct159">
            <table:change-track-table-cell office:value-type="string">
              <text:p>PO137892</text:p>
            </table:change-track-table-cell>
          </table:previous>
        </table:cell-content-change>
        <table:cell-content-change table:id="ct253">
          <table:cell-address table:column="6" table:row="20" table:table="1"/>
          <office:change-info>
            <dc:creator> </dc:creator>
            <dc:date>2016-06-09T19:38:42.454714717</dc:date>
          </office:change-info>
          <table:previous>
            <table:change-track-table-cell office:value-type="float" office:value="33333333333"/>
          </table:previous>
        </table:cell-content-change>
        <table:cell-content-change table:id="ct254">
          <table:cell-address table:column="12" table:row="20" table:table="1"/>
          <office:change-info>
            <dc:creator> </dc:creator>
            <dc:date>2016-06-09T19:38:46.838619146</dc:date>
          </office:change-info>
          <table:previous>
            <table:change-track-table-cell office:value-type="string">
              <text:p>PO06796</text:p>
            </table:change-track-table-cell>
          </table:previous>
        </table:cell-content-change>
        <table:cell-content-change table:id="ct255">
          <table:cell-address table:column="14" table:row="20" table:table="1"/>
          <office:change-info>
            <dc:creator> </dc:creator>
            <dc:date>2016-06-09T19:38:48.327459804</dc:date>
          </office:change-info>
          <table:previous table:id="ct91">
            <table:change-track-table-cell office:value-type="string">
              <text:p>see note</text:p>
            </table:change-track-table-cell>
          </table:previous>
        </table:cell-content-change>
        <table:cell-content-change table:id="ct256">
          <table:cell-address table:column="15" table:row="20" table:table="1"/>
          <office:change-info>
            <dc:creator> </dc:creator>
            <dc:date>2016-06-09T19:38:54.527980212</dc:date>
          </office:change-info>
          <table:previous>
            <table:change-track-table-cell office:value-type="string">
              <text:p>Ordered 110K + of these units. Canceled PO, per Toni stock on hand will cover this KG</text:p>
            </table:change-track-table-cell>
          </table:previous>
        </table:cell-content-change>
        <table:cell-content-change table:id="ct257">
          <table:cell-address table:column="15" table:row="20" table:table="1"/>
          <office:change-info>
            <dc:creator> </dc:creator>
            <dc:date>2016-06-09T19:39:06.473905156</dc:date>
          </office:change-info>
          <table:previous table:id="ct256">
            <table:change-track-table-cell/>
          </table:previous>
        </table:cell-content-change>
        <table:cell-content-change table:id="ct258">
          <table:cell-address table:column="15" table:row="47" table:table="1"/>
          <office:change-info>
            <dc:creator>Aleph User</dc:creator>
            <dc:date>2016-06-09T21:17:10.301121177</dc:date>
          </office:change-info>
          <table:previous table:id="ct235">
            <table:change-track-table-cell office:value-type="string">
              <text:p>46,815 on hand. <text:s/>KG</text:p>
            </table:change-track-table-cell>
          </table:previous>
        </table:cell-content-change>
        <table:cell-content-change table:id="ct259">
          <table:cell-address table:column="12" table:row="47" table:table="1"/>
          <office:change-info>
            <dc:creator>Aleph User</dc:creator>
            <dc:date>2016-06-09T21:17:15.758479604</dc:date>
          </office:change-info>
          <table:previous table:id="ct119">
            <table:change-track-table-cell/>
          </table:previous>
        </table:cell-content-change>
        <table:cell-content-change table:id="ct260">
          <table:cell-address table:column="13" table:row="47" table:table="1"/>
          <office:change-info>
            <dc:creator>Aleph User</dc:creator>
            <dc:date>2016-06-09T21:17:18.302345461</dc:date>
          </office:change-info>
          <table:previous table:id="ct123">
            <table:change-track-table-cell/>
          </table:previous>
        </table:cell-content-change>
        <table:cell-content-change table:id="ct261">
          <table:cell-address table:column="14" table:row="47" table:table="1"/>
          <office:change-info>
            <dc:creator>Aleph User</dc:creator>
            <dc:date>2016-06-09T21:17:23.318404834</dc:date>
          </office:change-info>
          <table:previous table:id="ct127">
            <table:change-track-table-cell/>
          </table:previous>
        </table:cell-content-change>
        <table:cell-content-change table:id="ct262">
          <table:cell-address table:column="12" table:row="11" table:table="1"/>
          <office:change-info>
            <dc:creator>Aleph User</dc:creator>
            <dc:date>2016-06-09T21:18:54.352183540</dc:date>
          </office:change-info>
          <table:previous table:id="ct133">
            <table:change-track-table-cell office:value-type="string">
              <text:p>PO13881</text:p>
            </table:change-track-table-cell>
          </table:previous>
        </table:cell-content-change>
        <table:cell-content-change table:id="ct263">
          <table:cell-address table:column="13" table:row="11" table:table="1"/>
          <office:change-info>
            <dc:creator>Aleph User</dc:creator>
            <dc:date>2016-06-09T21:18:55.597236936</dc:date>
          </office:change-info>
          <table:previous table:id="ct134">
            <table:change-track-table-cell office:value-type="float" office:value="42529"/>
          </table:previous>
        </table:cell-content-change>
        <table:cell-content-change table:id="ct264">
          <table:cell-address table:column="14" table:row="11" table:table="1"/>
          <office:change-info>
            <dc:creator>Aleph User</dc:creator>
            <dc:date>2016-06-09T21:18:56.381022334</dc:date>
          </office:change-info>
          <table:previous table:id="ct135">
            <table:change-track-table-cell office:value-type="float" office:value="42557"/>
          </table:previous>
        </table:cell-content-change>
        <table:cell-content-change table:id="ct265">
          <table:cell-address table:column="15" table:row="11" table:table="1"/>
          <office:change-info>
            <dc:creator>Aleph User</dc:creator>
            <dc:date>2016-06-09T21:19:08.967764676</dc:date>
          </office:change-info>
          <table:previous table:id="ct247">
            <table:change-track-table-cell office:value-type="string">
              <text:p>85,000 on hand</text:p>
            </table:change-track-table-cell>
          </table:previous>
        </table:cell-content-change>
        <table:cell-content-change table:id="ct266">
          <table:cell-address table:column="15" table:row="51" table:table="1"/>
          <office:change-info>
            <dc:creator>Aleph User</dc:creator>
            <dc:date>2016-06-10T15:14:23.352004924</dc:date>
          </office:change-info>
          <table:previous table:id="ct89">
            <table:change-track-table-cell/>
          </table:previous>
        </table:cell-content-change>
        <table:cell-content-change table:id="ct267">
          <table:cell-address table:column="15" table:row="51" table:table="1"/>
          <office:change-info>
            <dc:creator>Aleph User</dc:creator>
            <dc:date>2016-06-10T15:14:36.436038508</dc:date>
          </office:change-info>
          <table:previous table:id="ct266">
            <table:change-track-table-cell office:value-type="string">
              <text:p>~6,000 on hand, don't need to order</text:p>
            </table:change-track-table-cell>
          </table:previous>
        </table:cell-content-change>
        <table:cell-content-change table:id="ct268">
          <table:cell-address table:column="9" table:row="49" table:table="1"/>
          <office:change-info>
            <dc:creator>Aleph User</dc:creator>
            <dc:date>2016-06-10T15:15:33.701415546</dc:date>
          </office:change-info>
          <table:previous>
            <table:change-track-table-cell office:value-type="float" office:value="0.76"/>
          </table:previous>
        </table:cell-content-change>
        <table:cell-content-change table:id="ct269">
          <table:cell-address table:column="12" table:row="49" table:table="1"/>
          <office:change-info>
            <dc:creator>Aleph User</dc:creator>
            <dc:date>2016-06-10T15:15:46.053347391</dc:date>
          </office:change-info>
          <table:previous table:id="ct120">
            <table:change-track-table-cell/>
          </table:previous>
        </table:cell-content-change>
        <table:cell-content-change table:id="ct270">
          <table:cell-address table:column="13" table:row="49" table:table="1"/>
          <office:change-info>
            <dc:creator>Aleph User</dc:creator>
            <dc:date>2016-06-10T15:15:47.549321018</dc:date>
          </office:change-info>
          <table:previous table:id="ct124">
            <table:change-track-table-cell/>
          </table:previous>
        </table:cell-content-change>
        <table:cell-content-change table:id="ct271">
          <table:cell-address table:column="14" table:row="49" table:table="1"/>
          <office:change-info>
            <dc:creator>Aleph User</dc:creator>
            <dc:date>2016-06-10T15:15:49.791485457</dc:date>
          </office:change-info>
          <table:previous table:id="ct128">
            <table:change-track-table-cell/>
          </table:previous>
        </table:cell-content-change>
        <table:cell-content-change table:id="ct272">
          <table:cell-address table:column="15" table:row="43" table:table="1"/>
          <office:change-info>
            <dc:creator>Aleph User</dc:creator>
            <dc:date>2016-06-10T15:16:10.683319882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273">
          <table:cell-address table:column="12" table:row="50" table:table="1"/>
          <office:change-info>
            <dc:creator>Aleph User</dc:creator>
            <dc:date>2016-06-10T15:42:49.187542216</dc:date>
          </office:change-info>
          <table:previous table:id="ct121">
            <table:change-track-table-cell/>
          </table:previous>
        </table:cell-content-change>
        <table:cell-content-change table:id="ct274">
          <table:cell-address table:column="13" table:row="50" table:table="1"/>
          <office:change-info>
            <dc:creator>Aleph User</dc:creator>
            <dc:date>2016-06-10T15:42:53.347393344</dc:date>
          </office:change-info>
          <table:previous table:id="ct125">
            <table:change-track-table-cell/>
          </table:previous>
        </table:cell-content-change>
        <table:cell-content-change table:id="ct275">
          <table:cell-address table:column="14" table:row="50" table:table="1"/>
          <office:change-info>
            <dc:creator>Aleph User</dc:creator>
            <dc:date>2016-06-10T15:42:56.439625164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40" table:table="1"/>
          <office:change-info>
            <dc:creator>Aleph User</dc:creator>
            <dc:date>2016-06-10T15:49:42.196603034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40" table:table="1"/>
          <office:change-info>
            <dc:creator>Aleph User</dc:creator>
            <dc:date>2016-06-10T15:49:53.348757642</dc:date>
          </office:change-info>
          <table:previous>
            <table:change-track-table-cell/>
          </table:previous>
        </table:cell-content-change>
        <table:cell-content-change table:id="ct278">
          <table:cell-address table:column="9" table:row="40" table:table="1"/>
          <office:change-info>
            <dc:creator>Aleph User</dc:creator>
            <dc:date>2016-06-10T15:50:12.861200077</dc:date>
          </office:change-info>
          <table:previous>
            <table:change-track-table-cell office:value-type="float" office:value="0.04"/>
          </table:previous>
        </table:cell-content-change>
        <table:cell-content-change table:id="ct279">
          <table:cell-address table:column="6" table:row="42" table:table="1"/>
          <office:change-info>
            <dc:creator>Aleph User</dc:creator>
            <dc:date>2016-06-10T15:51:20.045026337</dc:date>
          </office:change-info>
          <table:previous>
            <table:change-track-table-cell/>
          </table:previous>
        </table:cell-content-change>
        <table:cell-content-change table:id="ct280">
          <table:cell-address table:column="4" table:row="42" table:table="1"/>
          <office:change-info>
            <dc:creator>Aleph User</dc:creator>
            <dc:date>2016-06-10T15:51:29.918295280</dc:date>
          </office:change-info>
          <table:previous>
            <table:change-track-table-cell/>
          </table:previous>
        </table:cell-content-change>
        <table:cell-content-change table:id="ct281">
          <table:cell-address table:column="9" table:row="42" table:table="1"/>
          <office:change-info>
            <dc:creator>Aleph User</dc:creator>
            <dc:date>2016-06-10T15:51:56.237685541</dc:date>
          </office:change-info>
          <table:previous>
            <table:change-track-table-cell office:value-type="float" office:value="0.0888"/>
          </table:previous>
        </table:cell-content-change>
        <table:cell-content-change table:id="ct282">
          <table:cell-address table:column="15" table:row="60" table:table="1"/>
          <office:change-info>
            <dc:creator>Aleph User</dc:creator>
            <dc:date>2016-06-10T16:13:46.609955261</dc:date>
          </office:change-info>
          <table:previous>
            <table:change-track-table-cell/>
          </table:previous>
        </table:cell-content-change>
        <table:cell-content-change table:id="ct283">
          <table:cell-address table:column="15" table:row="50" table:table="1"/>
          <office:change-info>
            <dc:creator>Aleph User</dc:creator>
            <dc:date>2016-06-14T20:06:41.440258806</dc:date>
          </office:change-info>
          <table:previous table:id="ct148">
            <table:change-track-table-cell/>
          </table:previous>
        </table:cell-content-change>
        <table:cell-content-change table:id="ct284">
          <table:cell-address table:column="12" table:row="22" table:table="1"/>
          <office:change-info>
            <dc:creator>Aleph User</dc:creator>
            <dc:date>2016-06-20T12:15:12.079968542</dc:date>
          </office:change-info>
          <table:previous table:id="ct92">
            <table:change-track-table-cell/>
          </table:previous>
        </table:cell-content-change>
        <table:cell-content-change table:id="ct285">
          <table:cell-address table:column="13" table:row="22" table:table="1"/>
          <office:change-info>
            <dc:creator>Aleph User</dc:creator>
            <dc:date>2016-06-20T12:15:14.152710923</dc:date>
          </office:change-info>
          <table:previous table:id="ct93">
            <table:change-track-table-cell/>
          </table:previous>
        </table:cell-content-change>
        <table:cell-content-change table:id="ct286">
          <table:cell-address table:column="14" table:row="22" table:table="1"/>
          <office:change-info>
            <dc:creator>Aleph User</dc:creator>
            <dc:date>2016-06-20T12:15:17.376424248</dc:date>
          </office:change-info>
          <table:previous table:id="ct94">
            <table:change-track-table-cell/>
          </table:previous>
        </table:cell-content-change>
        <table:cell-content-change table:id="ct287">
          <table:cell-address table:column="2" table:row="7" table:table="1"/>
          <office:change-info>
            <dc:creator> </dc:creator>
            <dc:date>2016-06-22T19:55:07.780434204</dc:date>
          </office:change-info>
          <table:previous>
            <table:change-track-table-cell office:value-type="string">
              <text:p>Wade Reloaded Idler Block v1.4, Taz &amp; Mini</text:p>
            </table:change-track-table-cell>
          </table:previous>
        </table:cell-content-change>
        <table:cell-content-change table:id="ct288">
          <table:cell-address table:column="1" table:row="7" table:table="1"/>
          <office:change-info>
            <dc:creator> </dc:creator>
            <dc:date>2016-06-22T19:55:33.485094937</dc:date>
          </office:change-info>
          <table:previous>
            <table:change-track-table-cell office:value-type="string">
              <text:p>PP-GP0059</text:p>
            </table:change-track-table-cell>
          </table:previous>
        </table:cell-content-change>
      </table:tracked-change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1"/>
        <table:table-column table:style-name="co2" table:number-columns-repeated="1019" table:default-cell-style-name="Default"/>
        <table:table-row table:style-name="ro1">
          <table:table-cell table:style-name="ce30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qty</text:p>
          </table:table-cell>
          <table:table-cell table:style-name="ce31" office:value-type="string" calcext:value-type="string">
            <text:p>Notes</text:p>
          </table:table-cell>
          <table:table-cell table:style-name="ce31" office:value-type="string" calcext:value-type="string">
            <text:p>AO Part No</text:p>
          </table:table-cell>
          <table:table-cell table:style-name="ce72" office:value-type="string" calcext:value-type="string">
            <text:p>Cost per</text:p>
          </table:table-cell>
          <table:table-cell table:style-name="ce31" office:value-type="string" calcext:value-type="string">
            <text:p>Cost total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71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71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71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71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71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71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71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71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71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71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71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71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71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71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71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71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71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71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71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71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71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71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71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71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71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71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71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71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71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71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71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71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71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71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71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71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71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71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71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71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71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81" table:number-columns-repeated="2"/>
          <table:table-cell table:number-columns-repeated="1010"/>
        </table:table-row>
        <table:table-row table:style-name="ro3">
          <table:table-cell table:style-name="ce31" office:value-type="string" calcext:value-type="string">
            <text:p>Harness </text:p>
          </table:table-cell>
          <table:table-cell table:number-columns-repeated="4"/>
          <table:table-cell table:style-name="ce71"/>
          <table:table-cell table:number-columns-repeated="6"/>
          <table:table-cell table:style-name="ce81" table:number-columns-repeated="2"/>
          <table:table-cell table:number-columns-repeated="1010"/>
        </table:table-row>
        <table:table-row table:style-name="ro4">
          <table:table-cell table:style-name="ce33" office:value-type="string" calcext:value-type="string">
            <text:p>24AWG Stranded – Red</text:p>
          </table:table-cell>
          <table:table-cell table:style-name="ce6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69" office:value-type="string" calcext:value-type="string">
            <text:p>EL-WR0103</text:p>
          </table:table-cell>
          <table:table-cell table:style-name="ce73" table:formula="of:=77.896/304800" office:value-type="currency" office:currency="USD" office:value="0.000255564304461942" calcext:value-type="currency">
            <text:p>$0.00</text:p>
          </table:table-cell>
          <table:table-cell table:style-name="ce73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67" office:value-type="string" calcext:value-type="string">
            <text:p>Digikey</text:p>
          </table:table-cell>
          <table:table-cell table:style-name="ce33" office:value-type="string" calcext:value-type="string">
            <text:p>C2015R-1000-ND</text:p>
          </table:table-cell>
          <table:table-cell table:style-name="ce80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4" office:value-type="string" calcext:value-type="string">
            <text:p>24AWG Stranded – Black</text:p>
          </table:table-cell>
          <table:table-cell table:style-name="ce68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68" office:value-type="string" calcext:value-type="string">
            <text:p>EL-WR0105</text:p>
          </table:table-cell>
          <table:table-cell table:style-name="ce73" table:formula="of:=77.896/304800" office:value-type="currency" office:currency="USD" office:value="0.000255564304461942" calcext:value-type="currency">
            <text:p>$0.00</text:p>
          </table:table-cell>
          <table:table-cell table:style-name="ce73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68" office:value-type="string" calcext:value-type="string">
            <text:p>Digikey</text:p>
          </table:table-cell>
          <table:table-cell table:style-name="ce34" office:value-type="string" calcext:value-type="string">
            <text:p>C2015B-1000-ND</text:p>
          </table:table-cell>
          <table:table-cell table:style-name="ce80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5" office:value-type="string" calcext:value-type="string">
            <text:p><text:span text:style-name="T5">14-POS</text:span><text:span text:style-name="T6">, free hanging</text:span>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EL-MS0131</text:p>
          </table:table-cell>
          <table:table-cell table:style-name="ce74" office:value-type="currency" office:currency="USD" office:value="2.514" calcext:value-type="currency">
            <text:p>$2.51</text:p>
          </table:table-cell>
          <table:table-cell table:style-name="ce73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68" office:value-type="string" calcext:value-type="string">
            <text:p>Digikey</text:p>
          </table:table-cell>
          <table:table-cell table:style-name="ce78" office:value-type="string" calcext:value-type="string">
            <text:p>A1358-ND</text:p>
          </table:table-cell>
          <table:table-cell table:style-name="ce80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5" office:value-type="string" calcext:value-type="string">
            <text:p>20-24 AWG Tin Pin for Plug</text:p>
          </table:table-cell>
          <table:table-cell table:style-name="ce6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EL-MS0123</text:p>
          </table:table-cell>
          <table:table-cell table:style-name="ce74" table:formula="of:=890/4000" office:value-type="currency" office:currency="USD" office:value="0.2225" calcext:value-type="currency">
            <text:p>$0.22</text:p>
          </table:table-cell>
          <table:table-cell table:style-name="ce73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68" office:value-type="string" calcext:value-type="string">
            <text:p>Digikey</text:p>
          </table:table-cell>
          <table:table-cell table:style-name="ce79" office:value-type="string" calcext:value-type="string">
            <text:p>A31991TR-ND</text:p>
          </table:table-cell>
          <table:table-cell table:style-name="ce80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5" office:value-type="string" calcext:value-type="string">
            <text:p>Cable Clamp for 14-Pos; 0.453” opening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EL-MS0129</text:p>
          </table:table-cell>
          <table:table-cell table:style-name="ce74" office:value-type="currency" office:currency="USD" office:value="2.553" calcext:value-type="currency">
            <text:p>$2.55</text:p>
          </table:table-cell>
          <table:table-cell table:style-name="ce73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68" office:value-type="string" calcext:value-type="string">
            <text:p>Digikey</text:p>
          </table:table-cell>
          <table:table-cell table:style-name="ce78" office:value-type="string" calcext:value-type="string">
            <text:p>A32516-ND</text:p>
          </table:table-cell>
          <table:table-cell table:style-name="ce80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6" office:value-type="string" calcext:value-type="string">
            <text:p>CONN TERM FEMALE 22-24AWG TIN</text:p>
          </table:table-cell>
          <table:table-cell table:style-name="ce6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EL-MS0059</text:p>
          </table:table-cell>
          <table:table-cell table:style-name="ce75" office:value-type="float" office:value="0.04995" calcext:value-type="float">
            <text:p>$0.05</text:p>
          </table:table-cell>
          <table:table-cell table:style-name="ce73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36" office:value-type="string" calcext:value-type="string">
            <text:p>Digikey</text:p>
          </table:table-cell>
          <table:table-cell table:style-name="ce36" office:value-type="string" calcext:value-type="string">
            <text:p>WM2510-ND</text:p>
          </table:table-cell>
          <table:table-cell table:style-name="ce36" office:value-type="string" calcext:value-type="string">
            <text:p>Molex Inc.</text:p>
          </table:table-cell>
          <table:table-cell table:style-name="ce36" office:value-type="string" calcext:value-type="string">
            <text:p>16-02-0102</text:p>
          </table:table-cell>
          <table:table-cell table:style-name="ce83"/>
          <table:table-cell table:style-name="ce84"/>
          <table:table-cell table:style-name="ce87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7" office:value-type="string" calcext:value-type="string">
            <text:p>CONN HOUSING 2POS .100 W/LATCH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PC-CN0001</text:p>
          </table:table-cell>
          <table:table-cell table:style-name="ce76" office:value-type="float" office:value="0.12795" calcext:value-type="float">
            <text:p>$0.13</text:p>
          </table:table-cell>
          <table:table-cell table:style-name="ce73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37" office:value-type="string" calcext:value-type="string">
            <text:p>Digikey</text:p>
          </table:table-cell>
          <table:table-cell table:style-name="ce37" office:value-type="string" calcext:value-type="string">
            <text:p>WM2900-ND</text:p>
          </table:table-cell>
          <table:table-cell table:style-name="ce37" table:number-columns-repeated="2"/>
          <table:table-cell table:style-name="ce82"/>
          <table:table-cell table:style-name="ce84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4">
          <table:table-cell table:style-name="ce37" office:value-type="string" calcext:value-type="string">
            <text:p>Tubing, Corrugated Loom .25"</text:p>
          </table:table-cell>
          <table:table-cell table:style-name="ce37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37" office:value-type="string" calcext:value-type="string">
            <text:p>EL-MS0073</text:p>
          </table:table-cell>
          <table:table-cell table:style-name="ce76" table:formula="of:=29.12/30480" office:value-type="float" office:value="0.000955380577427822" calcext:value-type="float">
            <text:p>$0.00</text:p>
          </table:table-cell>
          <table:table-cell table:style-name="ce73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37" office:value-type="string" calcext:value-type="string">
            <text:p>McMaster-Carr Supply Company</text:p>
          </table:table-cell>
          <table:table-cell table:style-name="ce37" office:value-type="string" calcext:value-type="string">
            <text:p>7840K31</text:p>
          </table:table-cell>
          <table:table-cell table:style-name="ce37" office:value-type="string" calcext:value-type="string">
            <text:p>Panduit</text:p>
          </table:table-cell>
          <table:table-cell table:style-name="ce37" office:value-type="string" calcext:value-type="string">
            <text:p>CLT25F-C20</text:p>
          </table:table-cell>
          <table:table-cell table:style-name="ce82"/>
          <table:table-cell table:style-name="ce85"/>
          <table:table-cell table:style-name="ce86"/>
          <table:table-cell table:number-columns-repeated="4"/>
          <table:table-cell table:style-name="ce80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77" office:value-type="string" calcext:value-type="string">
            <text:p>Cost per kit</text:p>
          </table:table-cell>
          <table:table-cell table:style-name="ce77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59">
        <office:forms form:automatic-focus="false" form:apply-design-mode="false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number-columns-repeated="5" table:default-cell-style-name="ce144"/>
        <table:table-column table:style-name="co8" table:default-cell-style-name="ce144"/>
        <table:table-column table:style-name="co9" table:default-cell-style-name="ce182"/>
        <table:table-column table:style-name="co9" table:number-columns-repeated="4" table:default-cell-style-name="ce144"/>
        <table:table-column table:style-name="co7" table:default-cell-style-name="ce144"/>
        <table:table-column table:style-name="co10" table:default-cell-style-name="ce236"/>
        <table:table-column table:style-name="co7" table:number-columns-repeated="1008" table:default-cell-style-name="ce103"/>
        <table:table-row table:style-name="ro5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AO Part #</text:p>
          </table:table-cell>
          <table:table-cell table:style-name="ce88" office:value-type="string" calcext:value-type="string">
            <text:p>Description</text:p>
          </table:table-cell>
          <table:table-cell table:style-name="ce88" office:value-type="string" calcext:value-type="string">
            <text:p>Manufacturer</text:p>
          </table:table-cell>
          <table:table-cell table:style-name="ce88" office:value-type="string" calcext:value-type="string">
            <text:p>Manufacturer PN</text:p>
          </table:table-cell>
          <table:table-cell table:style-name="ce88" office:value-type="string" calcext:value-type="string">
            <text:p>Distributor</text:p>
          </table:table-cell>
          <table:table-cell table:style-name="ce88" office:value-type="string" calcext:value-type="string">
            <text:p>Distributor SKU</text:p>
          </table:table-cell>
          <table:table-cell table:style-name="ce88" office:value-type="string" calcext:value-type="string">
            <text:p>Qty Per</text:p>
          </table:table-cell>
          <table:table-cell table:style-name="ce88" office:value-type="string" calcext:value-type="string">
            <text:p>UOM</text:p>
          </table:table-cell>
          <table:table-cell table:style-name="ce167" office:value-type="string" calcext:value-type="string">
            <text:p>Price Per Unit</text:p>
          </table:table-cell>
          <table:table-cell table:style-name="ce88" office:value-type="string" calcext:value-type="string">
            <text:p>Price Total</text:p>
          </table:table-cell>
          <table:table-cell table:style-name="ce194" office:value-type="string" calcext:value-type="string">
            <text:p>Qty to Order</text:p>
          </table:table-cell>
          <table:table-cell table:style-name="ce88" office:value-type="string" calcext:value-type="string">
            <text:p>PO</text:p>
          </table:table-cell>
          <table:table-cell table:style-name="ce210" office:value-type="string" calcext:value-type="string">
            <text:p>PO Date</text:p>
          </table:table-cell>
          <table:table-cell table:style-name="ce220" office:value-type="string" calcext:value-type="string">
            <text:p>Expected Date</text:p>
          </table:table-cell>
          <table:table-cell table:style-name="ce203" office:value-type="string" calcext:value-type="string">
            <text:p>Notes</text:p>
          </table:table-cell>
          <table:table-cell table:style-name="ce239" office:value-type="string" calcext:value-type="string">
            <text:p>Alternates</text:p>
          </table:table-cell>
          <table:table-cell table:style-name="ce239" table:number-columns-repeated="1007"/>
        </table:table-row>
        <table:table-row table:style-name="ro5">
          <table:table-cell table:style-name="ce88" table:number-columns-repeated="9"/>
          <table:table-cell table:style-name="ce167"/>
          <table:table-cell table:style-name="ce184" table:formula="of:=SUM([.K3:.K359])" office:value-type="float" office:value="67.4179925196851" calcext:value-type="float">
            <text:p>$67.42</text:p>
          </table:table-cell>
          <table:table-cell table:style-name="ce194" office:value-type="float" office:value="100" calcext:value-type="float">
            <text:p>100</text:p>
          </table:table-cell>
          <table:table-cell table:style-name="ce88"/>
          <table:table-cell table:style-name="ce210"/>
          <table:table-cell table:style-name="ce220"/>
          <table:table-cell table:style-name="ce224"/>
          <table:table-cell table:style-name="ce239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89" office:value-type="string" calcext:value-type="string">
            <text:p>PP-GP0186</text:p>
          </table:table-cell>
          <table:table-cell table:style-name="ce114" office:value-type="string" calcext:value-type="string">
            <text:p>Wade extruder body for Hex nozzle v1.0</text:p>
          </table:table-cell>
          <table:table-cell table:style-name="ce128" table:number-columns-repeated="2"/>
          <table:table-cell table:style-name="ce128" office:value-type="string" calcext:value-type="string">
            <text:p>Aleph Objects Inc.</text:p>
          </table:table-cell>
          <table:table-cell table:style-name="ce160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4.01" calcext:value-type="currency">
            <text:p>$4.01</text:p>
          </table:table-cell>
          <table:table-cell table:style-name="ce185" table:formula="of:=SUM([.J3]*[.H3])" office:value-type="float" office:value="4.01" calcext:value-type="float">
            <text:p>$4.01</text:p>
          </table:table-cell>
          <table:table-cell table:style-name="ce195" table:formula="of:=([.$L$2]*[.H3])" office:value-type="float" office:value="100" calcext:value-type="float">
            <text:p>100</text:p>
          </table:table-cell>
          <table:table-cell table:style-name="ce203"/>
          <table:table-cell table:style-name="ce211"/>
          <table:table-cell table:style-name="ce221"/>
          <table:table-cell table:style-name="ce224"/>
          <table:table-cell table:style-name="ce240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89" office:value-type="string" calcext:value-type="string">
            <text:p>PP-GP0061</text:p>
          </table:table-cell>
          <table:table-cell table:style-name="ce89" office:value-type="string" calcext:value-type="string">
            <text:p>herringbone_large_gear</text:p>
          </table:table-cell>
          <table:table-cell table:style-name="ce129" table:number-columns-repeated="2"/>
          <table:table-cell table:style-name="ce128" office:value-type="string" calcext:value-type="string">
            <text:p>Aleph Objects Inc.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2.34" calcext:value-type="currency">
            <text:p>$2.34</text:p>
          </table:table-cell>
          <table:table-cell table:style-name="ce185" table:formula="of:=SUM([.J4]*[.H4])" office:value-type="float" office:value="2.34" calcext:value-type="float">
            <text:p>$2.34</text:p>
          </table:table-cell>
          <table:table-cell table:style-name="ce195" table:formula="of:=([.$L$2]*[.H4])" office:value-type="float" office:value="100" calcext:value-type="float">
            <text:p>100</text:p>
          </table:table-cell>
          <table:table-cell table:style-name="ce129" table:number-columns-repeated="3"/>
          <table:table-cell table:style-name="ce224"/>
          <table:table-cell table:style-name="ce240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89" office:value-type="string" calcext:value-type="string">
            <text:p>PP-GP0062</text:p>
          </table:table-cell>
          <table:table-cell table:style-name="ce89" office:value-type="string" calcext:value-type="string">
            <text:p>herringbone_small_gear</text:p>
          </table:table-cell>
          <table:table-cell table:style-name="ce129" table:number-columns-repeated="2"/>
          <table:table-cell table:style-name="ce128" office:value-type="string" calcext:value-type="string">
            <text:p>Aleph Objects Inc.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0.34" calcext:value-type="currency">
            <text:p>$0.34</text:p>
          </table:table-cell>
          <table:table-cell table:style-name="ce185" table:formula="of:=SUM([.J5]*[.H5])" office:value-type="float" office:value="0.34" calcext:value-type="float">
            <text:p>$0.34</text:p>
          </table:table-cell>
          <table:table-cell table:style-name="ce195" table:formula="of:=([.$L$2]*[.H5])" office:value-type="float" office:value="100" calcext:value-type="float">
            <text:p>100</text:p>
          </table:table-cell>
          <table:table-cell table:style-name="ce204"/>
          <table:table-cell table:style-name="ce129" table:number-columns-repeated="2"/>
          <table:table-cell table:style-name="ce224"/>
          <table:table-cell table:style-name="ce240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90" office:value-type="string" calcext:value-type="string">
            <text:p>PP-GP0060</text:p>
          </table:table-cell>
          <table:table-cell table:style-name="ce90" office:value-type="string" calcext:value-type="string">
            <text:p>Extruder Washer v3.0, Taz</text:p>
          </table:table-cell>
          <table:table-cell table:style-name="ce130" table:number-columns-repeated="2"/>
          <table:table-cell table:style-name="ce155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55" office:value-type="string" calcext:value-type="string">
            <text:p>ea</text:p>
          </table:table-cell>
          <table:table-cell table:style-name="ce169" office:value-type="currency" office:currency="USD" office:value="0.02" calcext:value-type="currency">
            <text:p>$0.02</text:p>
          </table:table-cell>
          <table:table-cell table:style-name="ce184" table:formula="of:=SUM([.J6]*[.H6])" office:value-type="float" office:value="0.02" calcext:value-type="float">
            <text:p>$0.02</text:p>
          </table:table-cell>
          <table:table-cell table:style-name="ce195" table:formula="of:=([.$L$2]*[.H6])" office:value-type="float" office:value="100" calcext:value-type="float">
            <text:p>100</text:p>
          </table:table-cell>
          <table:table-cell table:style-name="ce130" table:number-columns-repeated="3"/>
          <table:table-cell table:style-name="ce225"/>
          <table:table-cell table:style-name="ce241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90" office:value-type="string" calcext:value-type="string">
            <text:p>PP-GP0091</text:p>
          </table:table-cell>
          <table:table-cell table:style-name="ce90" office:value-type="string" calcext:value-type="string">
            <text:p>Extruder Latch v2.0, Taz &amp; Mini</text:p>
          </table:table-cell>
          <table:table-cell table:style-name="ce130" table:number-columns-repeated="2"/>
          <table:table-cell table:style-name="ce155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55" office:value-type="string" calcext:value-type="string">
            <text:p>ea</text:p>
          </table:table-cell>
          <table:table-cell table:style-name="ce169" office:value-type="currency" office:currency="USD" office:value="0.26" calcext:value-type="currency">
            <text:p>$0.26</text:p>
          </table:table-cell>
          <table:table-cell table:style-name="ce184" table:formula="of:=SUM([.J7]*[.H7])" office:value-type="float" office:value="0.26" calcext:value-type="float">
            <text:p>$0.26</text:p>
          </table:table-cell>
          <table:table-cell table:style-name="ce195" table:formula="of:=([.$L$2]*[.H7])" office:value-type="float" office:value="100" calcext:value-type="float">
            <text:p>100</text:p>
          </table:table-cell>
          <table:table-cell table:style-name="ce130" table:number-columns-repeated="3"/>
          <table:table-cell table:style-name="ce225"/>
          <table:table-cell table:style-name="ce241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89" office:value-type="string" calcext:value-type="string">
            <text:p>PP-GP0193</text:p>
          </table:table-cell>
          <table:table-cell table:style-name="ce89" office:value-type="string" calcext:value-type="string">
            <text:p>Extruder Idler Block v1.4c, Taz &amp; Mini</text:p>
          </table:table-cell>
          <table:table-cell table:style-name="ce129" table:number-columns-repeated="2"/>
          <table:table-cell table:style-name="ce128" office:value-type="string" calcext:value-type="string">
            <text:p>Aleph Objects Inc.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0.9" calcext:value-type="currency">
            <text:p>$0.90</text:p>
          </table:table-cell>
          <table:table-cell table:style-name="ce185" table:formula="of:=SUM([.J8]*[.H8])" office:value-type="float" office:value="0.9" calcext:value-type="float">
            <text:p>$0.90</text:p>
          </table:table-cell>
          <table:table-cell table:style-name="ce195" table:formula="of:=([.$L$2]*[.H8])" office:value-type="float" office:value="100" calcext:value-type="float">
            <text:p>100</text:p>
          </table:table-cell>
          <table:table-cell table:style-name="ce129" table:number-columns-repeated="3"/>
          <table:table-cell table:style-name="ce224"/>
          <table:table-cell table:style-name="ce240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89" office:value-type="string" calcext:value-type="string">
            <text:p>PP-GP0194</text:p>
          </table:table-cell>
          <table:table-cell table:style-name="ce89" office:value-type="string" calcext:value-type="string">
            <text:p>Extruder Mount for Hex v1.0, TAZ</text:p>
          </table:table-cell>
          <table:table-cell table:style-name="ce129" table:number-columns-repeated="2"/>
          <table:table-cell table:style-name="ce128" office:value-type="string" calcext:value-type="string">
            <text:p>Aleph Objects Inc.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6.5" calcext:value-type="currency">
            <text:p>$6.50</text:p>
          </table:table-cell>
          <table:table-cell table:style-name="ce185" table:formula="of:=SUM([.J9]*[.H9])" office:value-type="float" office:value="6.5" calcext:value-type="float">
            <text:p>$6.50</text:p>
          </table:table-cell>
          <table:table-cell table:style-name="ce195" table:formula="of:=([.$L$2]*[.H9])" office:value-type="float" office:value="100" calcext:value-type="float">
            <text:p>100</text:p>
          </table:table-cell>
          <table:table-cell table:style-name="ce129" table:number-columns-repeated="3"/>
          <table:table-cell table:style-name="ce224"/>
          <table:table-cell table:style-name="ce240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53</text:p>
          </table:table-cell>
          <table:table-cell table:style-name="ce105" office:value-type="string" calcext:value-type="string">
            <text:p>Extruder Fan Mount v1.0, TAZ</text:p>
          </table:table-cell>
          <table:table-cell table:style-name="ce129" table:number-columns-repeated="2"/>
          <table:table-cell table:style-name="ce128" office:value-type="string" calcext:value-type="string">
            <text:p>Aleph Objects Inc.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8" office:value-type="currency" office:currency="USD" office:value="1.12" calcext:value-type="currency">
            <text:p>$1.12</text:p>
          </table:table-cell>
          <table:table-cell table:style-name="ce185" table:formula="of:=SUM([.J10]*[.H10])" office:value-type="float" office:value="1.12" calcext:value-type="float">
            <text:p>$1.12</text:p>
          </table:table-cell>
          <table:table-cell table:style-name="ce195" table:formula="of:=([.$L$2]*[.H10])" office:value-type="float" office:value="100" calcext:value-type="float">
            <text:p>100</text:p>
          </table:table-cell>
          <table:table-cell table:style-name="ce129" table:number-columns-repeated="3"/>
          <table:table-cell table:style-name="ce224"/>
          <table:table-cell table:style-name="ce240" table:number-columns-repeated="1008"/>
        </table:table-row>
        <table:table-row table:style-name="ro5">
          <table:table-cell table:style-name="ce91"/>
          <table:table-cell table:style-name="ce106" table:number-columns-repeated="2"/>
          <table:table-cell table:style-name="ce131" table:number-columns-repeated="2"/>
          <table:table-cell table:style-name="ce156"/>
          <table:table-cell table:style-name="ce131" table:number-columns-repeated="2"/>
          <table:table-cell table:style-name="ce156"/>
          <table:table-cell table:style-name="ce170"/>
          <table:table-cell table:style-name="ce186"/>
          <table:table-cell table:style-name="ce196"/>
          <table:table-cell table:style-name="ce131" table:number-columns-repeated="3"/>
          <table:table-cell table:style-name="ce226"/>
          <table:table-cell table:style-name="ce239" table:number-columns-repeated="1008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3" office:value-type="string" calcext:value-type="string">
            <text:p>HD-MS0027</text:p>
          </table:table-cell>
          <table:table-cell table:style-name="ce93" office:value-type="string" calcext:value-type="string">
            <text:p>Spring, Extruder, 6mm OD, 0.8mm WD, 9.7mm FL</text:p>
          </table:table-cell>
          <table:table-cell table:style-name="ce132" table:number-columns-repeated="2"/>
          <table:table-cell table:style-name="ce132" office:value-type="string" calcext:value-type="string">
            <text:p>Associated Spring</text:p>
          </table:table-cell>
          <table:table-cell table:style-name="ce132" office:value-type="string" calcext:value-type="string">
            <text:p>C0240-032-0380-M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ea</text:p>
          </table:table-cell>
          <table:table-cell table:style-name="ce171" office:value-type="currency" office:currency="USD" office:value="0.223" calcext:value-type="currency">
            <text:p>$0.22</text:p>
          </table:table-cell>
          <table:table-cell table:style-name="ce187" table:formula="of:=SUM([.J12]*[.H12])" office:value-type="float" office:value="0.446" calcext:value-type="float">
            <text:p>$0.45</text:p>
          </table:table-cell>
          <table:table-cell table:style-name="ce197" table:formula="of:=([.$L$2]*[.H12])" office:value-type="float" office:value="200" calcext:value-type="float">
            <text:p>200</text:p>
          </table:table-cell>
          <table:table-cell table:style-name="ce133"/>
          <table:table-cell table:style-name="ce212" table:number-columns-repeated="2"/>
          <table:table-cell table:style-name="ce227" office:value-type="string" calcext:value-type="string">
            <text:p>85,000 on hand don't need to order</text:p>
          </table:table-cell>
          <table:table-cell table:style-name="ce100" table:number-columns-repeated="1008"/>
        </table:table-row>
        <table:table-row table:style-name="ro5">
          <table:table-cell table:style-name="ce93" office:value-type="string" calcext:value-type="string">
            <text:p>Electronic</text:p>
          </table:table-cell>
          <table:table-cell table:style-name="ce107" office:value-type="string" calcext:value-type="string">
            <text:p>EL-MS0205</text:p>
          </table:table-cell>
          <table:table-cell table:style-name="ce107" office:value-type="string" calcext:value-type="string">
            <text:p>CONN TERM MALE 22-24AWG TIN</text:p>
          </table:table-cell>
          <table:table-cell table:style-name="ce133" office:value-type="string" calcext:value-type="string">
            <text:p>Molex</text:p>
          </table:table-cell>
          <table:table-cell table:style-name="ce133"/>
          <table:table-cell table:style-name="ce132" office:value-type="string" calcext:value-type="string">
            <text:p>TTI</text:p>
          </table:table-cell>
          <table:table-cell table:style-name="ce149" office:value-type="string" calcext:value-type="string">
            <text:p>16-02-0107</text:p>
          </table:table-cell>
          <table:table-cell table:style-name="ce133" office:value-type="float" office:value="10" calcext:value-type="float">
            <text:p>10</text:p>
          </table:table-cell>
          <table:table-cell table:style-name="ce132" office:value-type="string" calcext:value-type="string">
            <text:p>ea</text:p>
          </table:table-cell>
          <table:table-cell table:style-name="ce172" office:value-type="currency" office:currency="USD" office:value="0.0185" calcext:value-type="currency">
            <text:p>$0.02</text:p>
          </table:table-cell>
          <table:table-cell table:style-name="ce187" table:formula="of:=SUM([.J13]*[.H13])" office:value-type="float" office:value="0.185" calcext:value-type="float">
            <text:p>$0.19</text:p>
          </table:table-cell>
          <table:table-cell table:style-name="ce197" table:formula="of:=([.$L$2]*[.H13])" office:value-type="float" office:value="1000" calcext:value-type="float">
            <text:p>1000</text:p>
          </table:table-cell>
          <table:table-cell table:style-name="ce205" office:value-type="string" calcext:value-type="string">
            <text:p>PO13886</text:p>
          </table:table-cell>
          <table:table-cell table:style-name="ce213" office:value-type="date" office:date-value="2016-06-08" calcext:value-type="date">
            <text:p>06/08/16</text:p>
          </table:table-cell>
          <table:table-cell table:style-name="ce222" office:value-type="date" office:date-value="2016-06-17" calcext:value-type="date">
            <text:p>06/17/16</text:p>
          </table:table-cell>
          <table:table-cell table:style-name="ce228" office:value-type="string" calcext:value-type="string">
            <text:p>20k min <text:s/></text:p>
          </table:table-cell>
          <table:table-cell table:style-name="ce100" table:number-columns-repeated="1008"/>
        </table:table-row>
        <table:table-row table:style-name="ro5">
          <table:table-cell table:style-name="ce94" office:value-type="string" calcext:value-type="string">
            <text:p>Electronic</text:p>
          </table:table-cell>
          <table:table-cell table:style-name="ce94" office:value-type="string" calcext:value-type="string">
            <text:p>EL-MS0212</text:p>
          </table:table-cell>
          <table:table-cell table:style-name="ce94" office:value-type="string" calcext:value-type="string">
            <text:p>CONN PIN 24-30AWG CRIMP TIN</text:p>
          </table:table-cell>
          <table:table-cell table:style-name="ce134" office:value-type="string" calcext:value-type="string">
            <text:p>Molex</text:p>
          </table:table-cell>
          <table:table-cell table:style-name="ce146" office:value-type="string" calcext:value-type="string">
            <text:p>16-02-0105</text:p>
          </table:table-cell>
          <table:table-cell table:style-name="ce134" office:value-type="string" calcext:value-type="string">
            <text:p>TTI</text:p>
          </table:table-cell>
          <table:table-cell table:style-name="ce161" office:value-type="string" calcext:value-type="string">
            <text:p>16-02-010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ea</text:p>
          </table:table-cell>
          <table:table-cell table:style-name="ce173" office:value-type="currency" office:currency="USD" office:value="0.036" calcext:value-type="currency">
            <text:p>$0.04</text:p>
          </table:table-cell>
          <table:table-cell table:style-name="ce188" table:formula="of:=SUM([.J14]*[.H14])" office:value-type="float" office:value="0.072" calcext:value-type="float">
            <text:p>$0.07</text:p>
          </table:table-cell>
          <table:table-cell table:style-name="ce198" table:formula="of:=([.$L$2]*[.H14])" office:value-type="float" office:value="200" calcext:value-type="float">
            <text:p>200</text:p>
          </table:table-cell>
          <table:table-cell table:style-name="ce205"/>
          <table:table-cell table:style-name="ce214"/>
          <table:table-cell table:style-name="ce214" office:value-type="string" calcext:value-type="string">
            <text:p>see note</text:p>
          </table:table-cell>
          <table:table-cell table:style-name="ce228" office:value-type="string" calcext:value-type="string">
            <text:p>20k min <text:s/>just received 20k, for demand of 200 pc other extruders, stock on hand</text:p>
          </table:table-cell>
          <table:table-cell table:style-name="ce100" table:number-columns-repeated="1008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 table:style-name="ce108" office:value-type="string" calcext:value-type="string">
            <text:p>EL-MS0251</text:p>
          </table:table-cell>
          <table:table-cell table:style-name="ce115" office:value-type="string" calcext:value-type="string">
            <text:p>CONN HOUSING 16POS .100 DUAL</text:p>
          </table:table-cell>
          <table:table-cell table:style-name="ce135" office:value-type="string" calcext:value-type="string">
            <text:p>Molex</text:p>
          </table:table-cell>
          <table:table-cell table:style-name="ce147" office:value-type="string" calcext:value-type="string">
            <text:p>22552161</text:p>
          </table:table-cell>
          <table:table-cell table:style-name="ce157" office:value-type="string" calcext:value-type="string">
            <text:p>TTI</text:p>
          </table:table-cell>
          <table:table-cell table:style-name="ce162" office:value-type="float" office:value="22552161" calcext:value-type="float">
            <text:p>22552161</text:p>
          </table:table-cell>
          <table:table-cell table:style-name="ce135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74" office:value-type="currency" office:currency="USD" office:value="0.529" calcext:value-type="currency">
            <text:p>$0.53</text:p>
          </table:table-cell>
          <table:table-cell table:style-name="ce189" table:formula="of:=[.H15]*[.J15]" office:value-type="currency" office:currency="USD" office:value="0.529" calcext:value-type="currency">
            <text:p>$0.53</text:p>
          </table:table-cell>
          <table:table-cell table:style-name="ce197" table:formula="of:=([.$L$2]*[.H15])" office:value-type="float" office:value="100" calcext:value-type="float">
            <text:p>100</text:p>
          </table:table-cell>
          <table:table-cell table:style-name="ce206" office:value-type="string" calcext:value-type="string">
            <text:p>PO13386</text:p>
          </table:table-cell>
          <table:table-cell table:style-name="ce215" office:value-type="date" office:date-value="2016-06-08" calcext:value-type="date">
            <text:p>06/08/16</text:p>
          </table:table-cell>
          <table:table-cell table:style-name="ce223" office:value-type="date" office:date-value="2016-06-17" calcext:value-type="date">
            <text:p>06/17/16</text:p>
          </table:table-cell>
          <table:table-cell table:style-name="ce229" office:value-type="string" calcext:value-type="string">
            <text:p>bulk </text:p>
          </table:table-cell>
          <table:table-cell table:style-name="ce242"/>
          <table:table-cell table:style-name="ce135"/>
          <table:table-cell table:style-name="ce244"/>
          <table:table-cell table:style-name="ce245"/>
          <table:table-cell table:style-name="ce246" table:number-columns-repeated="4"/>
          <table:table-cell table:style-name="ce247" table:number-columns-repeated="998"/>
          <table:table-cell table:style-name="ce242"/>
          <table:table-cell table:style-name="ce248"/>
        </table:table-row>
        <table:table-row table:style-name="ro6">
          <table:table-cell table:style-name="ce96" office:value-type="string" calcext:value-type="string">
            <text:p>Electronic</text:p>
          </table:table-cell>
          <table:table-cell table:style-name="ce96" office:value-type="string" calcext:value-type="string">
            <text:p>EL-FA0032</text:p>
          </table:table-cell>
          <table:table-cell table:style-name="ce116" office:value-type="string" calcext:value-type="string">
            <text:p>Pelonis FAN 24V 40x40mm Low flow</text:p>
          </table:table-cell>
          <table:table-cell table:style-name="ce96" office:value-type="string" calcext:value-type="string">
            <text:p>Pelonis</text:p>
          </table:table-cell>
          <table:table-cell table:style-name="ce96" office:value-type="string" calcext:value-type="string">
            <text:p>C4010L24BPLB1-7</text:p>
          </table:table-cell>
          <table:table-cell table:style-name="ce96" office:value-type="string" calcext:value-type="string">
            <text:p>Pelonis</text:p>
          </table:table-cell>
          <table:table-cell table:style-name="ce163" office:value-type="string" calcext:value-type="string">
            <text:p>C4010L24BPLB1-7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75" office:value-type="currency" office:currency="USD" office:value="3.13" calcext:value-type="currency">
            <text:p>$3.13</text:p>
          </table:table-cell>
          <table:table-cell table:style-name="ce189" table:formula="of:=[.H16]*[.J16]" office:value-type="currency" office:currency="USD" office:value="3.13" calcext:value-type="currency">
            <text:p>$3.13</text:p>
          </table:table-cell>
          <table:table-cell table:style-name="ce197" table:formula="of:=([.$L$2]*[.H16])" office:value-type="float" office:value="100" calcext:value-type="float">
            <text:p>100</text:p>
          </table:table-cell>
          <table:table-cell table:style-name="ce207" office:value-type="string" calcext:value-type="string">
            <text:p>PO13892</text:p>
          </table:table-cell>
          <table:table-cell table:style-name="ce216" office:value-type="date" office:date-value="2016-06-08" calcext:value-type="date">
            <text:p>06/08/16</text:p>
          </table:table-cell>
          <table:table-cell table:style-name="ce216" office:value-type="date" office:date-value="2016-06-30" calcext:value-type="date">
            <text:p>06/30/16</text:p>
          </table:table-cell>
          <table:table-cell table:style-name="ce230"/>
          <table:table-cell table:style-name="ce100" table:number-columns-repeated="1008"/>
        </table:table-row>
        <table:table-row table:style-name="ro5">
          <table:table-cell table:style-name="ce93" office:value-type="string" calcext:value-type="string">
            <text:p>Mechanical</text:p>
          </table:table-cell>
          <table:table-cell table:style-name="ce107" office:value-type="string" calcext:value-type="string">
            <text:p>HD-BT0108</text:p>
          </table:table-cell>
          <table:table-cell table:style-name="ce107" office:value-type="string" calcext:value-type="string">
            <text:p>Hobbed Bolt M8x50 26mm offset</text:p>
          </table:table-cell>
          <table:table-cell table:style-name="ce133" table:number-columns-repeated="2"/>
          <table:table-cell table:style-name="ce132" office:value-type="string" calcext:value-type="string">
            <text:p>Quatro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2" office:value-type="currency" office:currency="USD" office:value="4.84" calcext:value-type="currency">
            <text:p>$4.84</text:p>
          </table:table-cell>
          <table:table-cell table:style-name="ce187" table:formula="of:=SUM([.J17]*[.H17])" office:value-type="float" office:value="4.84" calcext:value-type="float">
            <text:p>$4.84</text:p>
          </table:table-cell>
          <table:table-cell table:style-name="ce197" table:formula="of:=([.$L$2]*[.H17])" office:value-type="float" office:value="100" calcext:value-type="float">
            <text:p>100</text:p>
          </table:table-cell>
          <table:table-cell table:style-name="ce207"/>
          <table:table-cell table:style-name="ce216" table:number-columns-repeated="2"/>
          <table:table-cell table:style-name="ce230" office:value-type="string" calcext:value-type="string">
            <text:p>covered by scheduled delivery PO per Toni </text:p>
          </table:table-cell>
          <table:table-cell table:style-name="ce100" table:number-columns-repeated="1008"/>
        </table:table-row>
        <table:table-row table:style-name="ro5">
          <table:table-cell table:style-name="ce93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09" office:value-type="string" calcext:value-type="string">
            <text:p>8mm smooth rod x 18-19mm, Stainless Steel</text:p>
          </table:table-cell>
          <table:table-cell table:style-name="ce133" table:number-columns-repeated="2"/>
          <table:table-cell table:style-name="ce132" office:value-type="string" calcext:value-type="string">
            <text:p>IGUS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2" office:value-type="currency" office:currency="USD" office:value="1.5" calcext:value-type="currency">
            <text:p>$1.50</text:p>
          </table:table-cell>
          <table:table-cell table:style-name="ce187" table:formula="of:=SUM([.J18]*[.H18])" office:value-type="float" office:value="1.5" calcext:value-type="float">
            <text:p>$1.50</text:p>
          </table:table-cell>
          <table:table-cell table:style-name="ce197" table:formula="of:=([.$L$2]*[.H18])" office:value-type="float" office:value="100" calcext:value-type="float">
            <text:p>100</text:p>
          </table:table-cell>
          <table:table-cell table:style-name="ce133" office:value-type="string" calcext:value-type="string">
            <text:p>PO13874</text:p>
          </table:table-cell>
          <table:table-cell table:style-name="ce212" office:value-type="date" office:date-value="2016-06-08" calcext:value-type="date">
            <text:p>06/08/16</text:p>
          </table:table-cell>
          <table:table-cell table:style-name="ce212" office:value-type="date" office:date-value="2016-06-29" calcext:value-type="date">
            <text:p>06/29/16</text:p>
          </table:table-cell>
          <table:table-cell table:style-name="ce230"/>
          <table:table-cell table:style-name="ce100" table:number-columns-repeated="1008"/>
        </table:table-row>
        <table:table-row table:style-name="ro5">
          <table:table-cell table:style-name="ce97" office:value-type="string" calcext:value-type="string">
            <text:p>Electronic</text:p>
          </table:table-cell>
          <table:table-cell table:style-name="ce97" office:value-type="string" calcext:value-type="string">
            <text:p>EL-MS0247</text:p>
          </table:table-cell>
          <table:table-cell table:style-name="ce97" office:value-type="string" calcext:value-type="string">
            <text:p>Heat Shrink Tubing – 0.19-0.09 – Black, 100'</text:p>
          </table:table-cell>
          <table:table-cell table:style-name="ce136"/>
          <table:table-cell table:style-name="ce148"/>
          <table:table-cell table:style-name="ce136" office:value-type="string" calcext:value-type="string">
            <text:p>Electronics Distributors Corp (Distrubutor for Advanced Cable Tie) </text:p>
          </table:table-cell>
          <table:table-cell table:style-name="ce136" office:value-type="string" calcext:value-type="string">
            <text:p>88-01870</text:p>
          </table:table-cell>
          <table:table-cell table:style-name="ce137" office:value-type="float" office:value="55" calcext:value-type="float">
            <text:p>55</text:p>
          </table:table-cell>
          <table:table-cell table:style-name="ce137" office:value-type="string" calcext:value-type="string">
            <text:p>mm</text:p>
          </table:table-cell>
          <table:table-cell table:style-name="ce176" table:formula="of:=22.08/30480" office:value-type="currency" office:currency="USD" office:value="0.000724409448818898" calcext:value-type="currency">
            <text:p>$0.00</text:p>
          </table:table-cell>
          <table:table-cell table:style-name="ce187" table:formula="of:=SUM([.J19]*[.H19])" office:value-type="float" office:value="0.0398425196850394" calcext:value-type="float">
            <text:p>$0.04</text:p>
          </table:table-cell>
          <table:table-cell table:style-name="ce197" table:formula="of:=([.$L$2]*[.H19])" office:value-type="float" office:value="5500" calcext:value-type="float">
            <text:p>5500</text:p>
          </table:table-cell>
          <table:table-cell table:style-name="ce133" office:value-type="string" calcext:value-type="string">
            <text:p>PO13890</text:p>
          </table:table-cell>
          <table:table-cell table:style-name="ce212" office:value-type="date" office:date-value="2016-06-08" calcext:value-type="date">
            <text:p>06/08/16</text:p>
          </table:table-cell>
          <table:table-cell table:style-name="ce212" office:value-type="date" office:date-value="2016-06-15" calcext:value-type="date">
            <text:p>06/15/16</text:p>
          </table:table-cell>
          <table:table-cell table:style-name="ce231" office:value-type="string" calcext:value-type="string">
            <text:p>27 feet needed ordered 100 ft</text:p>
          </table:table-cell>
          <table:table-cell table:style-name="ce100" table:number-columns-repeated="1008"/>
        </table:table-row>
        <table:table-row table:style-name="ro5">
          <table:table-cell table:style-name="ce98" table:number-columns-repeated="2"/>
          <table:table-cell table:style-name="ce117"/>
          <table:table-cell table:style-name="ce137" table:number-columns-repeated="2"/>
          <table:table-cell table:style-name="ce132"/>
          <table:table-cell table:style-name="ce137" table:number-columns-repeated="3"/>
          <table:table-cell table:style-name="ce177"/>
          <table:table-cell table:style-name="ce187"/>
          <table:table-cell table:style-name="ce197"/>
          <table:table-cell table:style-name="ce133" table:number-columns-repeated="3"/>
          <table:table-cell table:style-name="ce231"/>
          <table:table-cell table:style-name="ce100" table:number-columns-repeated="1008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 table:style-name="ce110" office:value-type="string" calcext:value-type="string">
            <text:p>EL-FA0020</text:p>
          </table:table-cell>
          <table:table-cell table:style-name="ce118" office:value-type="string" calcext:value-type="string">
            <text:p>RFB2008 Micro Blower, 30 AWG wire 250mm long</text:p>
          </table:table-cell>
          <table:table-cell table:style-name="ce138" table:number-columns-repeated="2"/>
          <table:table-cell table:style-name="ce138" office:value-type="string" calcext:value-type="string">
            <text:p>Pelonis</text:p>
          </table:table-cell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71" office:value-type="currency" office:currency="USD" office:value="6.68" calcext:value-type="currency">
            <text:p>$6.68</text:p>
          </table:table-cell>
          <table:table-cell table:style-name="ce190" table:formula="of:=[.H21]*[.J21]" office:value-type="currency" office:currency="USD" office:value="6.68" calcext:value-type="currency">
            <text:p>$6.68</text:p>
          </table:table-cell>
          <table:table-cell table:style-name="ce197" table:formula="of:=([.$L$2]*[.H21])" office:value-type="float" office:value="100" calcext:value-type="float">
            <text:p>100</text:p>
          </table:table-cell>
          <table:table-cell table:style-name="ce133" table:number-columns-repeated="2"/>
          <table:table-cell table:style-name="ce212"/>
          <table:table-cell table:style-name="ce231" office:value-type="string" calcext:value-type="string">
            <text:p>Stock on hand.TS</text:p>
          </table:table-cell>
          <table:table-cell table:style-name="ce100" table:number-columns-repeated="1008"/>
        </table:table-row>
        <table:table-row table:style-name="ro6">
          <table:table-cell table:style-name="ce92"/>
          <table:table-cell table:style-name="ce110"/>
          <table:table-cell table:style-name="ce119"/>
          <table:table-cell table:style-name="ce138" table:number-columns-repeated="6"/>
          <table:table-cell table:style-name="ce171"/>
          <table:table-cell table:style-name="ce190"/>
          <table:table-cell table:style-name="ce197"/>
          <table:table-cell table:style-name="ce133" table:number-columns-repeated="3"/>
          <table:table-cell table:style-name="ce231"/>
          <table:table-cell table:style-name="ce100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99" office:value-type="string" calcext:value-type="string">
            <text:p>HE-SH0031</text:p>
          </table:table-cell>
          <table:table-cell table:style-name="ce99" office:value-type="string" calcext:value-type="string">
            <text:p>Hexagon Hotend, Lulzbot Edition, 3.0mm Filament, 0.5mm nozzle</text:p>
          </table:table-cell>
          <table:table-cell table:style-name="ce139" table:number-columns-repeated="2"/>
          <table:table-cell table:style-name="ce139" office:value-type="string" calcext:value-type="string">
            <text:p>Reprapdiscount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8" office:value-type="currency" office:currency="USD" office:value="23" calcext:value-type="currency">
            <text:p>$23.00</text:p>
          </table:table-cell>
          <table:table-cell table:style-name="ce187" table:formula="of:=SUM([.J23]*[.H23])" office:value-type="float" office:value="23" calcext:value-type="float">
            <text:p>$23.00</text:p>
          </table:table-cell>
          <table:table-cell table:style-name="ce197" table:formula="of:=([.$L$2]*[.H23])" office:value-type="float" office:value="100" calcext:value-type="float">
            <text:p>100</text:p>
          </table:table-cell>
          <table:table-cell table:style-name="ce133" office:value-type="float" office:value="14076" calcext:value-type="float">
            <text:p>14076</text:p>
          </table:table-cell>
          <table:table-cell table:style-name="ce212" office:value-type="date" office:date-value="2016-06-20" calcext:value-type="date">
            <text:p>06/20/16</text:p>
          </table:table-cell>
          <table:table-cell table:style-name="ce212" office:value-type="date" office:date-value="2016-07-20" calcext:value-type="date">
            <text:p>07/20/16</text:p>
          </table:table-cell>
          <table:table-cell table:style-name="ce232"/>
          <table:table-cell table:style-name="ce100" table:number-columns-repeated="1008"/>
        </table:table-row>
        <table:table-row table:style-name="ro5">
          <table:table-cell table:style-name="ce99" table:number-columns-repeated="3"/>
          <table:table-cell table:style-name="ce139" table:number-columns-repeated="6"/>
          <table:table-cell table:style-name="ce178"/>
          <table:table-cell table:style-name="ce187"/>
          <table:table-cell table:style-name="ce197"/>
          <table:table-cell table:style-name="ce133" table:number-columns-repeated="3"/>
          <table:table-cell table:style-name="ce231"/>
          <table:table-cell table:style-name="ce100" table:number-columns-repeated="1008"/>
        </table:table-row>
        <table:table-row table:style-name="ro5">
          <table:table-cell table:style-name="ce98" office:value-type="string" calcext:value-type="string">
            <text:p>Electronic</text:p>
          </table:table-cell>
          <table:table-cell table:style-name="ce93" office:value-type="string" calcext:value-type="string">
            <text:p>EL-MT0001</text:p>
          </table:table-cell>
          <table:table-cell table:style-name="ce93" office:value-type="string" calcext:value-type="string">
            <text:p>NEMA 17 Stepper Motors</text:p>
          </table:table-cell>
          <table:table-cell table:style-name="ce132" office:value-type="string" calcext:value-type="string">
            <text:p>FTX</text:p>
          </table:table-cell>
          <table:table-cell table:style-name="ce132" office:value-type="string" calcext:value-type="string">
            <text:p>SY42STH47-1504A</text:p>
          </table:table-cell>
          <table:table-cell table:style-name="ce132" office:value-type="string" calcext:value-type="string">
            <text:p>FTX</text:p>
          </table:table-cell>
          <table:table-cell table:style-name="ce132" office:value-type="string" calcext:value-type="string">
            <text:p>SY42STH47-1504A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1" office:value-type="currency" office:currency="USD" office:value="7.5" calcext:value-type="currency">
            <text:p>$7.50</text:p>
          </table:table-cell>
          <table:table-cell table:style-name="ce187" table:formula="of:=SUM([.J25]*[.H25])" office:value-type="float" office:value="7.5" calcext:value-type="float">
            <text:p>$7.50</text:p>
          </table:table-cell>
          <table:table-cell table:style-name="ce197" table:formula="of:=([.$L$2]*[.H25])" office:value-type="float" office:value="100" calcext:value-type="float">
            <text:p>100</text:p>
          </table:table-cell>
          <table:table-cell table:style-name="ce133" office:value-type="string" calcext:value-type="string">
            <text:p>In Stock</text:p>
          </table:table-cell>
          <table:table-cell table:style-name="ce133"/>
          <table:table-cell table:style-name="ce133" office:value-type="string" calcext:value-type="string">
            <text:p>see note</text:p>
          </table:table-cell>
          <table:table-cell table:style-name="ce233" office:value-type="string" calcext:value-type="string">
            <text:p>6900 <text:s/>pc on hand BAM confirmed will use FTX 2/17 <text:s/>KG</text:p>
          </table:table-cell>
          <table:table-cell table:style-name="ce100" table:number-columns-repeated="1008"/>
        </table:table-row>
        <table:table-row table:style-name="ro5">
          <table:table-cell table:style-name="ce98"/>
          <table:table-cell table:style-name="ce93" table:number-columns-repeated="2"/>
          <table:table-cell table:style-name="ce140" table:number-columns-repeated="2"/>
          <table:table-cell table:style-name="ce132" table:number-columns-repeated="4"/>
          <table:table-cell table:style-name="ce171"/>
          <table:table-cell table:style-name="ce187"/>
          <table:table-cell table:style-name="ce197"/>
          <table:table-cell table:style-name="ce133" table:number-columns-repeated="3"/>
          <table:table-cell table:style-name="ce231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00" office:value-type="string" calcext:value-type="string">
            <text:p>HD-BT0012</text:p>
          </table:table-cell>
          <table:table-cell table:style-name="ce100" office:value-type="string" calcext:value-type="string">
            <text:p>M3 set screw</text:p>
          </table:table-cell>
          <table:table-cell table:style-name="ce133" office:value-type="string" calcext:value-type="string">
            <text:p>Fastenal </text:p>
          </table:table-cell>
          <table:table-cell table:style-name="ce149" office:value-type="float" office:value="40818" calcext:value-type="float">
            <text:p>40818</text:p>
          </table:table-cell>
          <table:table-cell table:style-name="ce133" office:value-type="string" calcext:value-type="string">
            <text:p>Fastenal </text:p>
          </table:table-cell>
          <table:table-cell table:style-name="ce149" office:value-type="float" office:value="40818" calcext:value-type="float">
            <text:p>4081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18" calcext:value-type="currency">
            <text:p>$0.02</text:p>
          </table:table-cell>
          <table:table-cell table:style-name="ce187" table:formula="of:=SUM([.J27]*[.H27])" office:value-type="float" office:value="0.018" calcext:value-type="float">
            <text:p>$0.02</text:p>
          </table:table-cell>
          <table:table-cell table:style-name="ce197" table:formula="of:=([.$L$2]*[.H27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6">
          <table:table-cell table:style-name="ce101" office:value-type="string" calcext:value-type="string">
            <text:p>Hardware</text:p>
          </table:table-cell>
          <table:table-cell table:style-name="ce111" office:value-type="string" calcext:value-type="string">
            <text:p>HD-BT0104</text:p>
          </table:table-cell>
          <table:table-cell table:style-name="ce101" office:value-type="string" calcext:value-type="string">
            <text:p>M3 x 8 Bolt, BHCS, SST</text:p>
          </table:table-cell>
          <table:table-cell table:style-name="ce141" office:value-type="string" calcext:value-type="string">
            <text:p>Fastenal </text:p>
          </table:table-cell>
          <table:table-cell table:style-name="ce150" office:value-type="string" calcext:value-type="string">
            <text:p>MB2510008A20000</text:p>
          </table:table-cell>
          <table:table-cell table:style-name="ce141" office:value-type="string" calcext:value-type="string">
            <text:p>Fastenal </text:p>
          </table:table-cell>
          <table:table-cell table:style-name="ce150" office:value-type="string" calcext:value-type="string">
            <text:p>MB2510008A2000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9" office:value-type="currency" office:currency="USD" office:value="0.0882" calcext:value-type="currency">
            <text:p>$0.09</text:p>
          </table:table-cell>
          <table:table-cell table:style-name="ce187" table:formula="of:=SUM([.J28]*[.H28])" office:value-type="float" office:value="0.0882" calcext:value-type="float">
            <text:p>$0.09</text:p>
          </table:table-cell>
          <table:table-cell table:style-name="ce197" table:formula="of:=([.$L$2]*[.H28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BT0039</text:p>
          </table:table-cell>
          <table:table-cell table:style-name="ce93" office:value-type="string" calcext:value-type="string">
            <text:p>M3 x 12 Bolt, SHCS Black-Oxide</text:p>
          </table:table-cell>
          <table:table-cell table:style-name="ce133" office:value-type="string" calcext:value-type="string">
            <text:p>Fastenal </text:p>
          </table:table-cell>
          <table:table-cell table:style-name="ce151" office:value-type="float" office:value="39505" calcext:value-type="float">
            <text:p>39505</text:p>
          </table:table-cell>
          <table:table-cell table:style-name="ce133" office:value-type="string" calcext:value-type="string">
            <text:p>Fastenal </text:p>
          </table:table-cell>
          <table:table-cell table:style-name="ce151" office:value-type="float" office:value="39505" calcext:value-type="float">
            <text:p>39505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116" calcext:value-type="currency">
            <text:p>$0.01</text:p>
          </table:table-cell>
          <table:table-cell table:style-name="ce187" table:formula="of:=SUM([.J29]*[.H29])" office:value-type="float" office:value="0.1044" calcext:value-type="float">
            <text:p>$0.10</text:p>
          </table:table-cell>
          <table:table-cell table:style-name="ce197" table:formula="of:=([.$L$2]*[.H29])" office:value-type="float" office:value="900" calcext:value-type="float">
            <text:p>9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BT0041</text:p>
          </table:table-cell>
          <table:table-cell table:style-name="ce93" office:value-type="string" calcext:value-type="string">
            <text:p>M3 x 25 Bolt, SHCS Black-Oxide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39508" calcext:value-type="float">
            <text:p>39508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39508" calcext:value-type="float">
            <text:p>3950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283" calcext:value-type="currency">
            <text:p>$0.03</text:p>
          </table:table-cell>
          <table:table-cell table:style-name="ce187" table:formula="of:=SUM([.J30]*[.H30])" office:value-type="float" office:value="0.0283" calcext:value-type="float">
            <text:p>$0.03</text:p>
          </table:table-cell>
          <table:table-cell table:style-name="ce197" table:formula="of:=([.$L$2]*[.H30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WA0001</text:p>
          </table:table-cell>
          <table:table-cell table:style-name="ce93" office:value-type="string" calcext:value-type="string">
            <text:p>M3 Washer, Steel, Zinc Plate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52" calcext:value-type="float">
            <text:p>40352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52" calcext:value-type="float">
            <text:p>40352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016" calcext:value-type="currency">
            <text:p>$0.00</text:p>
          </table:table-cell>
          <table:table-cell table:style-name="ce187" table:formula="of:=SUM([.J31]*[.H31])" office:value-type="float" office:value="0.0096" calcext:value-type="float">
            <text:p>$0.01</text:p>
          </table:table-cell>
          <table:table-cell table:style-name="ce197" table:formula="of:=([.$L$2]*[.H31])" office:value-type="float" office:value="600" calcext:value-type="float">
            <text:p>6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NT0004</text:p>
          </table:table-cell>
          <table:table-cell table:style-name="ce93" office:value-type="string" calcext:value-type="string">
            <text:p>M3 Nut, Zinc Plate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02" calcext:value-type="float">
            <text:p>40302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02" calcext:value-type="float">
            <text:p>40302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055" calcext:value-type="currency">
            <text:p>$0.01</text:p>
          </table:table-cell>
          <table:table-cell table:style-name="ce187" table:formula="of:=SUM([.J32]*[.H32])" office:value-type="float" office:value="0.011" calcext:value-type="float">
            <text:p>$0.01</text:p>
          </table:table-cell>
          <table:table-cell table:style-name="ce197" table:formula="of:=([.$L$2]*[.H32])" office:value-type="float" office:value="200" calcext:value-type="float">
            <text:p>2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BT0052</text:p>
          </table:table-cell>
          <table:table-cell table:style-name="ce93" office:value-type="string" calcext:value-type="string">
            <text:p>M4 x 55 Bolt, SHCS Black-Oxide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string" calcext:value-type="string">
            <text:p>ZT2530055PF0000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string" calcext:value-type="string">
            <text:p>ZT2530055PF000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782" calcext:value-type="currency">
            <text:p>$0.08</text:p>
          </table:table-cell>
          <table:table-cell table:style-name="ce187" table:formula="of:=SUM([.J33]*[.H33])" office:value-type="float" office:value="0.1564" calcext:value-type="float">
            <text:p>$0.16</text:p>
          </table:table-cell>
          <table:table-cell table:style-name="ce197" table:formula="of:=([.$L$2]*[.H33])" office:value-type="float" office:value="200" calcext:value-type="float">
            <text:p>2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MS0031</text:p>
          </table:table-cell>
          <table:table-cell table:style-name="ce120" office:value-type="string" calcext:value-type="string">
            <text:p>Thumb Screw Knob for M4 SHCS, Black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102951" calcext:value-type="float">
            <text:p>11102951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102951" calcext:value-type="float">
            <text:p>1110295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826" calcext:value-type="currency">
            <text:p>$0.08</text:p>
          </table:table-cell>
          <table:table-cell table:style-name="ce187" table:formula="of:=SUM([.J34]*[.H34])" office:value-type="float" office:value="0.1652" calcext:value-type="float">
            <text:p>$0.17</text:p>
          </table:table-cell>
          <table:table-cell table:style-name="ce197" table:formula="of:=([.$L$2]*[.H34])" office:value-type="float" office:value="200" calcext:value-type="float">
            <text:p>2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NT0011</text:p>
          </table:table-cell>
          <table:table-cell table:style-name="ce93" office:value-type="string" calcext:value-type="string">
            <text:p>M4 Nut,Zinc-Plated Steel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03" calcext:value-type="float">
            <text:p>40303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03" calcext:value-type="float">
            <text:p>4030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046" calcext:value-type="currency">
            <text:p>$0.00</text:p>
          </table:table-cell>
          <table:table-cell table:style-name="ce187" table:formula="of:=SUM([.J35]*[.H35])" office:value-type="float" office:value="0.0184" calcext:value-type="float">
            <text:p>$0.02</text:p>
          </table:table-cell>
          <table:table-cell table:style-name="ce197" table:formula="of:=([.$L$2]*[.H35])" office:value-type="float" office:value="400" calcext:value-type="float">
            <text:p>4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00" office:value-type="string" calcext:value-type="string">
            <text:p>HD-WA0005</text:p>
          </table:table-cell>
          <table:table-cell table:style-name="ce100" office:value-type="string" calcext:value-type="string">
            <text:p>M4 Washer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53" calcext:value-type="float">
            <text:p>40353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353" calcext:value-type="float">
            <text:p>40353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027" calcext:value-type="currency">
            <text:p>$0.00</text:p>
          </table:table-cell>
          <table:table-cell table:style-name="ce187" table:formula="of:=SUM([.J36]*[.H36])" office:value-type="float" office:value="0.0162" calcext:value-type="float">
            <text:p>$0.02</text:p>
          </table:table-cell>
          <table:table-cell table:style-name="ce197" table:formula="of:=([.$L$2]*[.H36])" office:value-type="float" office:value="600" calcext:value-type="float">
            <text:p>6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NT0002</text:p>
          </table:table-cell>
          <table:table-cell table:style-name="ce93" office:value-type="string" calcext:value-type="string">
            <text:p>M8 Nyloc Nut, Zinc Plate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163" calcext:value-type="float">
            <text:p>40163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40163" calcext:value-type="float">
            <text:p>4016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321" calcext:value-type="currency">
            <text:p>$0.03</text:p>
          </table:table-cell>
          <table:table-cell table:style-name="ce187" table:formula="of:=SUM([.J37]*[.H37])" office:value-type="float" office:value="0.0321" calcext:value-type="float">
            <text:p>$0.03</text:p>
          </table:table-cell>
          <table:table-cell table:style-name="ce197" table:formula="of:=([.$L$2]*[.H37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WA0006</text:p>
          </table:table-cell>
          <table:table-cell table:style-name="ce93" office:value-type="string" calcext:value-type="string">
            <text:p>M8 Washer, Steel, Zinc Plate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40357" calcext:value-type="float">
            <text:p>1140357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40357" calcext:value-type="float">
            <text:p>1140357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096" calcext:value-type="currency">
            <text:p>$0.01</text:p>
          </table:table-cell>
          <table:table-cell table:style-name="ce187" table:formula="of:=SUM([.J38]*[.H38])" office:value-type="float" office:value="0.0288" calcext:value-type="float">
            <text:p>$0.03</text:p>
          </table:table-cell>
          <table:table-cell table:style-name="ce197" table:formula="of:=([.$L$2]*[.H38])" office:value-type="float" office:value="300" calcext:value-type="float">
            <text:p>3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12" office:value-type="string" calcext:value-type="string">
            <text:p>HD-WA0008</text:p>
          </table:table-cell>
          <table:table-cell table:style-name="ce93" office:value-type="string" calcext:value-type="string">
            <text:p>Metric Spring Steel Shim - DIN 988 0.5mm Thick, 8mm ID, 14mm O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511045" calcext:value-type="float">
            <text:p>11511045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511045" calcext:value-type="float">
            <text:p>1151104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507" calcext:value-type="currency">
            <text:p>$0.05</text:p>
          </table:table-cell>
          <table:table-cell table:style-name="ce187" table:formula="of:=SUM([.J39]*[.H39])" office:value-type="float" office:value="0.0507" calcext:value-type="float">
            <text:p>$0.05</text:p>
          </table:table-cell>
          <table:table-cell table:style-name="ce197" table:formula="of:=([.$L$2]*[.H39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12" office:value-type="string" calcext:value-type="string">
            <text:p>HD-WA0009</text:p>
          </table:table-cell>
          <table:table-cell table:style-name="ce93" office:value-type="string" calcext:value-type="string">
            <text:p>Metric Spring Steel Shim - DIN 988 1.0mm Thick, 8mm ID, 14mm OD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511046" calcext:value-type="float">
            <text:p>11511046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11511046" calcext:value-type="float">
            <text:p>11511046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507" calcext:value-type="currency">
            <text:p>$0.05</text:p>
          </table:table-cell>
          <table:table-cell table:style-name="ce187" table:formula="of:=SUM([.J40]*[.H40])" office:value-type="float" office:value="0.0507" calcext:value-type="float">
            <text:p>$0.05</text:p>
          </table:table-cell>
          <table:table-cell table:style-name="ce197" table:formula="of:=([.$L$2]*[.H40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7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MS0030</text:p>
          </table:table-cell>
          <table:table-cell table:style-name="ce121" office:value-type="string" calcext:value-type="string">
            <text:p>Metric Brass Heat-Set Insert for Plastics Tapered, M3-.5 Internal Thread, 3.8mm Length</text:p>
          </table:table-cell>
          <table:table-cell table:style-name="ce133" office:value-type="string" calcext:value-type="string">
            <text:p>CEH</text:p>
          </table:table-cell>
          <table:table-cell table:style-name="ce152" office:value-type="string" calcext:value-type="string">
            <text:p>PEM IUBB-M3-1</text:p>
          </table:table-cell>
          <table:table-cell table:style-name="ce133" office:value-type="string" calcext:value-type="string">
            <text:p>CEH</text:p>
          </table:table-cell>
          <table:table-cell table:style-name="ce152" office:value-type="string" calcext:value-type="string">
            <text:p>PEM IUBB-M3-1</text:p>
          </table:table-cell>
          <table:table-cell table:style-name="ce165" office:value-type="float" office:value="6" calcext:value-type="float">
            <text:p>6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35" calcext:value-type="currency">
            <text:p>$0.04</text:p>
          </table:table-cell>
          <table:table-cell table:style-name="ce187" table:formula="of:=SUM([.J41]*[.H41])" office:value-type="float" office:value="0.21" calcext:value-type="float">
            <text:p>$0.21</text:p>
          </table:table-cell>
          <table:table-cell table:style-name="ce197" table:formula="of:=([.$L$2]*[.H41])" office:value-type="float" office:value="600" calcext:value-type="float">
            <text:p>600</text:p>
          </table:table-cell>
          <table:table-cell table:style-name="ce209" office:value-type="string" calcext:value-type="string">
            <text:p>PO13902</text:p>
          </table:table-cell>
          <table:table-cell table:style-name="ce218" office:value-type="date" office:date-value="2016-06-09" calcext:value-type="date">
            <text:p>06/09/16</text:p>
          </table:table-cell>
          <table:table-cell table:style-name="ce218" office:value-type="date" office:date-value="2016-06-24" calcext:value-type="date">
            <text:p>06/24/16</text:p>
          </table:table-cell>
          <table:table-cell table:style-name="ce232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HD-BT0010</text:p>
          </table:table-cell>
          <table:table-cell table:style-name="ce93" office:value-type="string" calcext:value-type="string">
            <text:p>M4 x 20 Bolt, SHCS Black-Oxide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39527" calcext:value-type="float">
            <text:p>39527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float" office:value="39527" calcext:value-type="float">
            <text:p>39527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1376" calcext:value-type="currency">
            <text:p>$0.14</text:p>
          </table:table-cell>
          <table:table-cell table:style-name="ce187" table:formula="of:=SUM([.J42]*[.H42])" office:value-type="float" office:value="0.2752" calcext:value-type="float">
            <text:p>$0.28</text:p>
          </table:table-cell>
          <table:table-cell table:style-name="ce197" table:formula="of:=([.$L$2]*[.H42])" office:value-type="float" office:value="200" calcext:value-type="float">
            <text:p>2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7">
          <table:table-cell table:style-name="ce100" office:value-type="string" calcext:value-type="string">
            <text:p>Hardware</text:p>
          </table:table-cell>
          <table:table-cell table:style-name="ce93" office:value-type="string" calcext:value-type="string">
            <text:p>PP-MP0066</text:p>
          </table:table-cell>
          <table:table-cell table:style-name="ce93" office:value-type="string" calcext:value-type="string">
            <text:p>Metric Brass Heat-Set Insert for Plastics, Tapered, M2-.4 Internal Thread, 2.9MM Length</text:p>
          </table:table-cell>
          <table:table-cell table:style-name="ce133" office:value-type="string" calcext:value-type="string">
            <text:p>CEH</text:p>
          </table:table-cell>
          <table:table-cell table:style-name="ce152" office:value-type="string" calcext:value-type="string">
            <text:p>PEM ZZIUB-48213</text:p>
          </table:table-cell>
          <table:table-cell table:style-name="ce133" office:value-type="string" calcext:value-type="string">
            <text:p>CEH</text:p>
          </table:table-cell>
          <table:table-cell table:style-name="ce152" office:value-type="string" calcext:value-type="string">
            <text:p>PEM ZZIUB-482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494" calcext:value-type="currency">
            <text:p>$0.05</text:p>
          </table:table-cell>
          <table:table-cell table:style-name="ce187" table:formula="of:=SUM([.J43]*[.H43])" office:value-type="float" office:value="0.0494" calcext:value-type="float">
            <text:p>$0.05</text:p>
          </table:table-cell>
          <table:table-cell table:style-name="ce197" table:formula="of:=([.$L$2]*[.H43])" office:value-type="float" office:value="100" calcext:value-type="float">
            <text:p>100</text:p>
          </table:table-cell>
          <table:table-cell table:style-name="ce209" office:value-type="string" calcext:value-type="string">
            <text:p>PO13902</text:p>
          </table:table-cell>
          <table:table-cell table:style-name="ce218" office:value-type="date" office:date-value="2016-06-09" calcext:value-type="date">
            <text:p>06/09/16</text:p>
          </table:table-cell>
          <table:table-cell table:style-name="ce218" office:value-type="date" office:date-value="2016-06-24" calcext:value-type="date">
            <text:p>06/24/16</text:p>
          </table:table-cell>
          <table:table-cell table:style-name="ce232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12" office:value-type="string" calcext:value-type="string">
            <text:p>HD-MS0230</text:p>
          </table:table-cell>
          <table:table-cell table:style-name="ce122" office:value-type="string" calcext:value-type="string">
            <text:p>M2 x 6 SHCS, Black-Oxide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string" calcext:value-type="string">
            <text:p>0134596</text:p>
          </table:table-cell>
          <table:table-cell table:style-name="ce133" office:value-type="string" calcext:value-type="string">
            <text:p>Fastenal </text:p>
          </table:table-cell>
          <table:table-cell table:style-name="ce150" office:value-type="string" calcext:value-type="string">
            <text:p>0134596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282" calcext:value-type="currency">
            <text:p>$0.03</text:p>
          </table:table-cell>
          <table:table-cell table:style-name="ce187" table:formula="of:=SUM([.J44]*[.H44])" office:value-type="float" office:value="0.0282" calcext:value-type="float">
            <text:p>$0.03</text:p>
          </table:table-cell>
          <table:table-cell table:style-name="ce197" table:formula="of:=([.$L$2]*[.H44])" office:value-type="float" office:value="100" calcext:value-type="float">
            <text:p>100</text:p>
          </table:table-cell>
          <table:table-cell table:style-name="ce208" office:value-type="string" calcext:value-type="string">
            <text:p>PO13897</text:p>
          </table:table-cell>
          <table:table-cell table:style-name="ce217" office:value-type="date" office:date-value="2016-06-09" calcext:value-type="date">
            <text:p>06/09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34"/>
          <table:table-cell table:style-name="ce100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07" office:value-type="string" calcext:value-type="string">
            <text:p>HD-MS0058</text:p>
          </table:table-cell>
          <table:table-cell table:style-name="ce107" office:value-type="string" calcext:value-type="string">
            <text:p>Wire Tie, 8"</text:p>
          </table:table-cell>
          <table:table-cell table:style-name="ce142" office:value-type="string" calcext:value-type="string">
            <text:p>Electronics Distributors Corporation </text:p>
          </table:table-cell>
          <table:table-cell table:style-name="ce153" office:value-type="string" calcext:value-type="string">
            <text:p>63126</text:p>
          </table:table-cell>
          <table:table-cell table:style-name="ce142" office:value-type="string" calcext:value-type="string">
            <text:p>Electronics Distributors Corporation </text:p>
          </table:table-cell>
          <table:table-cell table:style-name="ce153" office:value-type="string" calcext:value-type="string">
            <text:p>6312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80" office:value-type="currency" office:currency="USD" office:value="0.022" calcext:value-type="currency">
            <text:p>$0.02</text:p>
          </table:table-cell>
          <table:table-cell table:style-name="ce187" table:formula="of:=SUM([.J45]*[.H45])" office:value-type="float" office:value="0.022" calcext:value-type="float">
            <text:p>$0.02</text:p>
          </table:table-cell>
          <table:table-cell table:style-name="ce197" table:formula="of:=([.$L$2]*[.H45])" office:value-type="float" office:value="100" calcext:value-type="float">
            <text:p>100</text:p>
          </table:table-cell>
          <table:table-cell table:style-name="ce133"/>
          <table:table-cell table:style-name="ce212"/>
          <table:table-cell table:style-name="ce212" office:value-type="string" calcext:value-type="string">
            <text:p>see note</text:p>
          </table:table-cell>
          <table:table-cell table:style-name="ce235" office:value-type="string" calcext:value-type="string">
            <text:p>286,000 on hand do not need to order</text:p>
          </table:table-cell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Hardware</text:p>
          </table:table-cell>
          <table:table-cell table:style-name="ce100" office:value-type="string" calcext:value-type="string">
            <text:p>TL-CS0040</text:p>
          </table:table-cell>
          <table:table-cell table:style-name="ce123" office:value-type="string" calcext:value-type="string">
            <text:p>Extreme-Temperature Pipe Sealant &amp; Threadlocker, 4 oz bottle, blue</text:p>
          </table:table-cell>
          <table:table-cell table:style-name="ce133" table:number-columns-repeated="4"/>
          <table:table-cell table:style-name="ce133" office:value-type="float" office:value="0.005" calcext:value-type="float">
            <text:p>0.005</text:p>
          </table:table-cell>
          <table:table-cell table:style-name="ce133" office:value-type="string" calcext:value-type="string">
            <text:p>bottle</text:p>
          </table:table-cell>
          <table:table-cell table:style-name="ce172" office:value-type="currency" office:currency="USD" office:value="8.87" calcext:value-type="currency">
            <text:p>$8.87</text:p>
          </table:table-cell>
          <table:table-cell table:style-name="ce187" table:formula="of:=SUM([.J46]*[.H46])" office:value-type="float" office:value="0.04435" calcext:value-type="float">
            <text:p>$0.04</text:p>
          </table:table-cell>
          <table:table-cell table:style-name="ce197" table:formula="of:=([.$L$2]*[.H46])" office:value-type="float" office:value="0.5" calcext:value-type="float">
            <text:p>1</text:p>
          </table:table-cell>
          <table:table-cell table:style-name="ce133" table:number-columns-repeated="2"/>
          <table:table-cell table:style-name="ce133" office:value-type="string" calcext:value-type="string">
            <text:p>as needed</text:p>
          </table:table-cell>
          <table:table-cell table:style-name="ce231" office:value-type="string" calcext:value-type="string">
            <text:p>MCMASTER- Bob will let us know when to order. KG</text:p>
          </table:table-cell>
          <table:table-cell table:style-name="ce100" table:number-columns-repeated="1008"/>
        </table:table-row>
        <table:table-row table:style-name="ro5">
          <table:table-cell table:style-name="ce100" table:number-columns-repeated="2"/>
          <table:table-cell table:style-name="ce123"/>
          <table:table-cell table:style-name="ce133" table:number-columns-repeated="6"/>
          <table:table-cell table:style-name="ce172"/>
          <table:table-cell table:style-name="ce187"/>
          <table:table-cell table:style-name="ce197"/>
          <table:table-cell table:style-name="ce133" table:number-columns-repeated="3"/>
          <table:table-cell table:style-name="ce231"/>
          <table:table-cell table:style-name="ce100" table:number-columns-repeated="1008"/>
        </table:table-row>
        <table:table-row table:style-name="ro8">
          <table:table-cell table:style-name="ce93" office:value-type="string" calcext:value-type="string">
            <text:p>Mechanical</text:p>
          </table:table-cell>
          <table:table-cell table:style-name="ce92" office:value-type="string" calcext:value-type="string">
            <text:p>HD-MS0282</text:p>
          </table:table-cell>
          <table:table-cell table:style-name="ce92" office:value-type="string" calcext:value-type="string">
            <text:p>608-2RS ABEC3/C3 Rubber Sealed Bearing – BLACK</text:p>
          </table:table-cell>
          <table:table-cell table:style-name="ce132" office:value-type="string" calcext:value-type="string">
            <text:p>JSB </text:p>
          </table:table-cell>
          <table:table-cell table:style-name="ce154" office:value-type="string" calcext:value-type="string">
            <text:p>608-2RS ABEC3/C3</text:p>
          </table:table-cell>
          <table:table-cell table:style-name="ce132" office:value-type="string" calcext:value-type="string">
            <text:p>JSB </text:p>
          </table:table-cell>
          <table:table-cell table:style-name="ce154" office:value-type="string" calcext:value-type="string">
            <text:p>608-2RS ABEC3/C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ea</text:p>
          </table:table-cell>
          <table:table-cell table:style-name="ce171" office:value-type="currency" office:currency="USD" office:value="0.42" calcext:value-type="currency">
            <text:p>$0.42</text:p>
          </table:table-cell>
          <table:table-cell table:style-name="ce187" table:formula="of:=SUM([.J48]*[.H48])" office:value-type="float" office:value="1.26" calcext:value-type="float">
            <text:p>$1.26</text:p>
          </table:table-cell>
          <table:table-cell table:style-name="ce197" table:formula="of:=([.$L$2]*[.H48])" office:value-type="float" office:value="300" calcext:value-type="float">
            <text:p>300</text:p>
          </table:table-cell>
          <table:table-cell table:style-name="ce205" office:value-type="string" calcext:value-type="string">
            <text:p>PO13910</text:p>
          </table:table-cell>
          <table:table-cell table:style-name="ce213" office:value-type="date" office:date-value="2016-06-10" calcext:value-type="date">
            <text:p>06/10/16</text:p>
          </table:table-cell>
          <table:table-cell table:style-name="ce213" office:value-type="date" office:date-value="2016-07-10" calcext:value-type="date">
            <text:p>07/10/16</text:p>
          </table:table-cell>
          <table:table-cell table:style-name="ce231"/>
          <table:table-cell table:style-name="ce100" table:number-columns-repeated="1008"/>
        </table:table-row>
        <table:table-row table:style-name="ro5">
          <table:table-cell table:style-name="ce100" table:number-columns-repeated="3"/>
          <table:table-cell table:style-name="ce133" table:number-columns-repeated="6"/>
          <table:table-cell table:style-name="ce172"/>
          <table:table-cell table:style-name="ce187" table:formula="of:=SUM([.J49]*[.H49])" office:value-type="float" office:value="0" calcext:value-type="float">
            <text:p/>
          </table:table-cell>
          <table:table-cell table:style-name="ce197"/>
          <table:table-cell table:style-name="ce205"/>
          <table:table-cell table:style-name="ce214" table:number-columns-repeated="2"/>
          <table:table-cell table:style-name="ce231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Shipping</text:p>
          </table:table-cell>
          <table:table-cell table:style-name="ce100" office:value-type="string" calcext:value-type="string">
            <text:p>SH-PG0059</text:p>
          </table:table-cell>
          <table:table-cell table:style-name="ce100" office:value-type="string" calcext:value-type="string">
            <text:p>Mailers, Indestructo, 7 x 5 x 4</text:p>
          </table:table-cell>
          <table:table-cell table:style-name="ce133" office:value-type="string" calcext:value-type="string">
            <text:p>Uline</text:p>
          </table:table-cell>
          <table:table-cell table:style-name="ce133" office:value-type="string" calcext:value-type="string">
            <text:p>S-971</text:p>
          </table:table-cell>
          <table:table-cell table:style-name="ce133" office:value-type="string" calcext:value-type="string">
            <text:p>Uline</text:p>
          </table:table-cell>
          <table:table-cell table:style-name="ce133" office:value-type="string" calcext:value-type="string">
            <text:p>S-97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83" calcext:value-type="currency">
            <text:p>$0.83</text:p>
          </table:table-cell>
          <table:table-cell table:style-name="ce187" table:formula="of:=SUM([.J50]*[.H50])" office:value-type="float" office:value="0.83" calcext:value-type="float">
            <text:p>$0.83</text:p>
          </table:table-cell>
          <table:table-cell table:style-name="ce197" table:formula="of:=([.$L$2]*[.H50])" office:value-type="float" office:value="100" calcext:value-type="float">
            <text:p>100</text:p>
          </table:table-cell>
          <table:table-cell table:style-name="ce205" office:value-type="string" calcext:value-type="string">
            <text:p>PO13914</text:p>
          </table:table-cell>
          <table:table-cell table:style-name="ce213" office:value-type="date" office:date-value="2016-06-10" calcext:value-type="date">
            <text:p>06/10/16</text:p>
          </table:table-cell>
          <table:table-cell table:style-name="ce213" office:value-type="date" office:date-value="2016-06-17" calcext:value-type="date">
            <text:p>06/17/16</text:p>
          </table:table-cell>
          <table:table-cell table:style-name="ce231"/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Shipping</text:p>
          </table:table-cell>
          <table:table-cell table:style-name="ce100" office:value-type="string" calcext:value-type="string">
            <text:p>SH-PA0019</text:p>
          </table:table-cell>
          <table:table-cell table:style-name="ce100" office:value-type="string" calcext:value-type="string">
            <text:p>Bubble 1/8x48x750 perf 12" slit 2-24" rolls</text:p>
          </table:table-cell>
          <table:table-cell table:style-name="ce133" office:value-type="string" calcext:value-type="string">
            <text:p>Shipper Supply</text:p>
          </table:table-cell>
          <table:table-cell table:style-name="ce133"/>
          <table:table-cell table:style-name="ce133" office:value-type="string" calcext:value-type="string">
            <text:p>Shipper Supply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sheet</text:p>
          </table:table-cell>
          <table:table-cell table:style-name="ce172" table:formula="of:=228/1500" office:value-type="currency" office:currency="USD" office:value="0.152" calcext:value-type="currency">
            <text:p>$0.15</text:p>
          </table:table-cell>
          <table:table-cell table:style-name="ce187" table:formula="of:=SUM([.J51]*[.H51])" office:value-type="float" office:value="0.304" calcext:value-type="float">
            <text:p>$0.30</text:p>
          </table:table-cell>
          <table:table-cell table:style-name="ce197" table:formula="of:=([.$L$2]*[.H51])" office:value-type="float" office:value="200" calcext:value-type="float">
            <text:p>200</text:p>
          </table:table-cell>
          <table:table-cell table:style-name="ce205" office:value-type="string" calcext:value-type="string">
            <text:p>PO13915</text:p>
          </table:table-cell>
          <table:table-cell table:style-name="ce213" office:value-type="date" office:date-value="2016-06-10" calcext:value-type="date">
            <text:p>06/10/16</text:p>
          </table:table-cell>
          <table:table-cell table:style-name="ce213" office:value-type="date" office:date-value="2016-06-17" calcext:value-type="date">
            <text:p>06/17/16</text:p>
          </table:table-cell>
          <table:table-cell table:style-name="ce231" office:value-type="string" calcext:value-type="string">
            <text:p>next run, we do not need to purchase from shippers. Per George</text:p>
          </table:table-cell>
          <table:table-cell table:style-name="ce100" table:number-columns-repeated="1008"/>
        </table:table-row>
        <table:table-row table:style-name="ro5">
          <table:table-cell table:style-name="ce100" office:value-type="string" calcext:value-type="string">
            <text:p>Shipping</text:p>
          </table:table-cell>
          <table:table-cell table:style-name="ce100" office:value-type="string" calcext:value-type="string">
            <text:p>HD-MS0348</text:p>
          </table:table-cell>
          <table:table-cell table:style-name="ce109" office:value-type="string" calcext:value-type="string">
            <text:p>ESD Foam 40mm x 20mm x 10mm - Extruder Pin Protector</text:p>
          </table:table-cell>
          <table:table-cell table:style-name="ce133" office:value-type="string" calcext:value-type="string">
            <text:p>Paqsource</text:p>
          </table:table-cell>
          <table:table-cell table:style-name="ce133" office:value-type="string" calcext:value-type="string">
            <text:p>015-29146</text:p>
          </table:table-cell>
          <table:table-cell table:style-name="ce133" office:value-type="string" calcext:value-type="string">
            <text:p>Paqsource</text:p>
          </table:table-cell>
          <table:table-cell table:style-name="ce133" office:value-type="string" calcext:value-type="string">
            <text:p>015-29146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2" office:value-type="currency" office:currency="USD" office:value="0.03" calcext:value-type="currency">
            <text:p>$0.03</text:p>
          </table:table-cell>
          <table:table-cell table:style-name="ce187" table:formula="of:=SUM([.J52]*[.H52])" office:value-type="float" office:value="0.03" calcext:value-type="float">
            <text:p>$0.03</text:p>
          </table:table-cell>
          <table:table-cell table:style-name="ce197" table:formula="of:=([.$L$2]*[.H52])" office:value-type="float" office:value="100" calcext:value-type="float">
            <text:p>100</text:p>
          </table:table-cell>
          <table:table-cell table:style-name="ce205"/>
          <table:table-cell table:style-name="ce214" table:number-columns-repeated="2"/>
          <table:table-cell table:style-name="ce231" office:value-type="string" calcext:value-type="string">
            <text:p><text:s/>Approx 6,000 on hand, don't need to order</text:p>
          </table:table-cell>
          <table:table-cell table:style-name="ce100" table:number-columns-repeated="1008"/>
        </table:table-row>
        <table:table-row table:style-name="ro5">
          <table:table-cell table:style-name="ce102" office:value-type="string" calcext:value-type="string">
            <text:p>Label</text:p>
          </table:table-cell>
          <table:table-cell table:style-name="ce102" office:value-type="string" calcext:value-type="string">
            <text:p>DC-LB0039</text:p>
          </table:table-cell>
          <table:table-cell table:style-name="ce102" office:value-type="string" calcext:value-type="string">
            <text:p>Label, High temp extruder</text:p>
          </table:table-cell>
          <table:table-cell table:style-name="ce143" office:value-type="string" calcext:value-type="string">
            <text:p>QUILL</text:p>
          </table:table-cell>
          <table:table-cell table:style-name="ce143" office:value-type="string" calcext:value-type="string">
            <text:p>901-5165</text:p>
          </table:table-cell>
          <table:table-cell table:style-name="ce143" office:value-type="string" calcext:value-type="string">
            <text:p>QUILL</text:p>
          </table:table-cell>
          <table:table-cell table:style-name="ce143" office:value-type="string" calcext:value-type="string">
            <text:p>901-5165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81" office:value-type="currency" office:currency="USD" office:value="0.1" calcext:value-type="currency">
            <text:p>$0.10</text:p>
          </table:table-cell>
          <table:table-cell table:style-name="ce191" table:formula="of:=SUM([.J53]*[.H53])" office:value-type="float" office:value="0.1" calcext:value-type="float">
            <text:p>$0.10</text:p>
          </table:table-cell>
          <table:table-cell table:style-name="ce199" table:formula="of:=([.$L$2]*[.H53])" office:value-type="float" office:value="100" calcext:value-type="float">
            <text:p>100</text:p>
          </table:table-cell>
          <table:table-cell table:style-name="ce143" table:number-columns-repeated="3"/>
          <table:table-cell table:style-name="ce126" office:value-type="string" calcext:value-type="string">
            <text:p>All labels still need to be scrubbed, but are printed in house</text:p>
          </table:table-cell>
          <table:table-cell table:style-name="ce102" table:number-columns-repeated="1008"/>
        </table:table-row>
        <table:table-row table:style-name="ro5">
          <table:table-cell table:style-name="ce102" office:value-type="string" calcext:value-type="string">
            <text:p>Label</text:p>
          </table:table-cell>
          <table:table-cell table:style-name="ce102" office:value-type="string" calcext:value-type="string">
            <text:p>DC-LB0085</text:p>
          </table:table-cell>
          <table:table-cell table:style-name="ce102" office:value-type="string" calcext:value-type="string">
            <text:p>LulzBot TAZ Single Extruder 0.50noz v2c Serial Number Label</text:p>
          </table:table-cell>
          <table:table-cell table:style-name="ce143" table:number-columns-repeated="4"/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81"/>
          <table:table-cell table:style-name="ce143"/>
          <table:table-cell table:style-name="ce200"/>
          <table:table-cell table:style-name="ce143" table:number-columns-repeated="3"/>
          <table:table-cell table:style-name="ce126" office:value-type="string" calcext:value-type="string">
            <text:p>All labels still need to be scrubbed, but are printed in house</text:p>
          </table:table-cell>
          <table:table-cell table:style-name="ce102" table:number-columns-repeated="1008"/>
        </table:table-row>
        <table:table-row table:style-name="ro5">
          <table:table-cell table:style-name="ce102" table:number-columns-repeated="3"/>
          <table:table-cell table:style-name="ce143" table:number-columns-repeated="6"/>
          <table:table-cell table:style-name="ce181"/>
          <table:table-cell table:style-name="ce143"/>
          <table:table-cell table:style-name="ce200"/>
          <table:table-cell table:style-name="ce143" table:number-columns-repeated="3"/>
          <table:table-cell table:style-name="ce126" office:value-type="string" calcext:value-type="string">
            <text:p>All labels still need to be scrubbed, but are printed in house</text:p>
          </table:table-cell>
          <table:table-cell table:style-name="ce102" table:number-columns-repeated="1008"/>
        </table:table-row>
        <table:table-row table:style-name="ro5">
          <table:table-cell table:style-name="ce102" table:number-columns-repeated="3"/>
          <table:table-cell table:style-name="ce143" table:number-columns-repeated="6"/>
          <table:table-cell table:style-name="ce181"/>
          <table:table-cell table:style-name="ce143"/>
          <table:table-cell table:style-name="ce200"/>
          <table:table-cell table:style-name="ce143" table:number-columns-repeated="3"/>
          <table:table-cell table:style-name="ce126" office:value-type="string" calcext:value-type="string">
            <text:p>All labels still need to be scrubbed, but are printed in house</text:p>
          </table:table-cell>
          <table:table-cell table:style-name="ce102" table:number-columns-repeated="1008"/>
        </table:table-row>
        <table:table-row table:style-name="ro5">
          <table:table-cell table:style-name="ce102" table:number-columns-repeated="3"/>
          <table:table-cell table:style-name="ce143" table:number-columns-repeated="6"/>
          <table:table-cell table:style-name="ce181"/>
          <table:table-cell table:style-name="ce143"/>
          <table:table-cell table:style-name="ce200"/>
          <table:table-cell table:style-name="ce143" table:number-columns-repeated="3"/>
          <table:table-cell table:style-name="ce126" office:value-type="string" calcext:value-type="string">
            <text:p>All labels still need to be scrubbed, but are printed in house</text:p>
          </table:table-cell>
          <table:table-cell table:style-name="ce102" table:number-columns-repeated="1008"/>
        </table:table-row>
        <table:table-row table:style-name="ro5">
          <table:table-cell table:number-columns-repeated="2"/>
          <table:table-cell table:style-name="ce124"/>
          <table:table-cell table:number-columns-repeated="7"/>
          <table:table-cell table:style-name="ce192"/>
          <table:table-cell table:style-name="ce201"/>
          <table:table-cell table:number-columns-repeated="1012"/>
        </table:table-row>
        <table:table-row table:style-name="ro5">
          <table:table-cell table:style-name="ce104" office:value-type="string" calcext:value-type="string">
            <text:p>Documentation</text:p>
          </table:table-cell>
          <table:table-cell table:style-name="ce113" office:value-type="string" calcext:value-type="string">
            <text:p>DC-LB0054</text:p>
          </table:table-cell>
          <table:table-cell table:style-name="ce104" office:value-type="string" calcext:value-type="string">
            <text:p>Firmware Update Warning Cards</text:p>
          </table:table-cell>
          <table:table-cell table:style-name="ce145" office:value-type="string" calcext:value-type="string">
            <text:p>The Print Shop of Loveland</text:p>
          </table:table-cell>
          <table:table-cell table:style-name="ce145"/>
          <table:table-cell table:style-name="ce158" office:value-type="string" calcext:value-type="string">
            <text:p>The Print Shop of Loveland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83" office:value-type="currency" office:currency="USD" office:value="1" calcext:value-type="currency">
            <text:p>$1.00</text:p>
          </table:table-cell>
          <table:table-cell table:style-name="ce193" office:value-type="float" office:value="0.075" calcext:value-type="float">
            <text:p>0.075</text:p>
          </table:table-cell>
          <table:table-cell table:style-name="ce202" office:value-type="float" office:value="100" calcext:value-type="float">
            <text:p>100</text:p>
          </table:table-cell>
          <table:table-cell table:style-name="ce145"/>
          <table:table-cell table:style-name="ce219" table:number-columns-repeated="2"/>
          <table:table-cell table:style-name="ce237" office:value-type="string" calcext:value-type="string">
            <text:p>Approx 1000 pc on hand</text:p>
          </table:table-cell>
          <table:table-cell table:style-name="ce243" table:number-columns-repeated="1008"/>
        </table:table-row>
        <table:table-row table:style-name="ro5">
          <table:table-cell table:number-columns-repeated="10"/>
          <table:table-cell table:style-name="ce192" table:formula="of:=SUM([.J60]*[.H60])" office:value-type="float" office:value="0" calcext:value-type="float">
            <text:p/>
          </table:table-cell>
          <table:table-cell table:style-name="ce201"/>
          <table:table-cell table:number-columns-repeated="1012"/>
        </table:table-row>
        <table:table-row table:style-name="ro5">
          <table:table-cell table:number-columns-repeated="5"/>
          <table:table-cell table:style-name="ce159"/>
          <table:table-cell table:number-columns-repeated="4"/>
          <table:table-cell table:style-name="ce192" table:formula="of:=SUM([.J61]*[.H61])" office:value-type="float" office:value="0" calcext:value-type="float">
            <text:p/>
          </table:table-cell>
          <table:table-cell table:number-columns-repeated="4"/>
          <table:table-cell table:style-name="ce238" office:value-type="string" calcext:value-type="string">
            <text:p>printed box labels are not needing to be ordered, per BAM <text:s/>6/1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125"/>
          <table:table-cell table:number-columns-repeated="7"/>
          <table:table-cell table:style-name="ce192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26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92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27" office:value-type="string" calcext:value-type="string">
            <text:p>Do not Order </text:p>
          </table:table-cell>
          <table:table-cell table:number-columns-repeated="7"/>
          <table:table-cell table:style-name="ce192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2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49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06:26.844876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7-06T10:28:14.482048654</dc:date>
    <meta:editing-duration>P4DT12H34M21S</meta:editing-duration>
    <meta:editing-cycles>186</meta:editing-cycles>
    <meta:generator>LibreOffice/5.0.4.2$Linux_X86_64 LibreOffice_project/2b9802c1994aa0b7dc6079e128979269cf95bc78</meta:generator>
    <meta:print-date>2016-06-07T13:36:40.558006988</meta:print-date>
    <dc:creator>Aleph User</dc:creator>
    <meta:document-statistic meta:table-count="3" meta:cell-count="922" meta:object-count="0"/>
  </office:meta>
</office:document-meta>
</file>